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9783in"/>
    </style:style>
    <style:style style:name="co6" style:family="table-column">
      <style:table-column-properties fo:break-before="auto" style:column-width="11.3673in"/>
    </style:style>
    <style:style style:name="co7"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2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Courier New" fo:font-size="9pt" style:font-size-asian="9pt" style:font-size-complex="9pt"/>
    </style:style>
    <style:style style:name="ce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Courier New" fo:font-size="9pt" fo:font-weight="bold" style:font-size-asian="9pt" style:font-weight-asian="bold" style:font-size-complex="9pt" style:font-weight-complex="bold"/>
    </style:style>
    <style:style style:name="ce10"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fo:color="#000000" style:text-position="0% 100%" fo:font-size="9pt" style:font-name-asian="Helvetica" style:font-size-asian="9pt" style:font-name-complex="Helvetica" style:font-size-complex="9pt"/>
    </style:style>
    <style:style style:name="T10" style:family="text">
      <style:text-properties fo:color="#000000" style:text-position="0% 100%" fo:font-size="9pt" style:font-name-asian="Symbol" style:font-size-asian="9pt" style:font-name-complex="Symbol" style:font-size-complex="9pt"/>
    </style:style>
    <style:style style:name="T11" style:family="text">
      <style:text-properties fo:color="#000000" style:text-position="0% 100%" fo:font-size="11pt" style:font-name-asian="Symbol" style:font-size-asian="11pt" style:font-name-complex="Symbol" style:font-size-complex="11pt"/>
    </style:style>
    <style:style style:name="T12" style:family="text">
      <style:text-properties fo:color="#000000" style:text-position="31% 100%" fo:font-size="9pt" style:font-name-asian="Helvetica" style:font-size-asian="9pt" style:font-name-complex="Helvetica" style:font-size-complex="9pt"/>
    </style:style>
    <style:style style:name="T13" style:family="text">
      <style:text-properties fo:color="#000000" style:text-position="0% 100%" style:font-name="Helvetica" fo:font-size="9pt" style:font-name-asian="Helvetica" style:font-size-asian="9pt" style:font-name-complex="Helvetica" style:font-size-complex="9pt"/>
    </style:style>
    <style:style style:name="T1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AT&amp;T Mnemonic</text:p>
          </table:table-cell>
          <table:table-cell table:style-name="ce9" office:value-type="string">
            <text:p>Description</text:p>
          </table:table-cell>
        </table:table-row>
        <table:table-row table:style-name="ro1">
          <table:table-cell table:style-name="ce1"/>
          <table:table-cell table:style-name="ce9" table:number-columns-repeated="5"/>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table:table-cell table:style-name="ce4" office:value-type="string">
            <text:p>ASCII adjust AL after addition.</text:p>
          </table:table-cell>
        </table:table-row>
        <table:table-row table:style-name="ro1">
          <table:table-cell table:number-columns-repeated="6"/>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table-cell table:style-name="ce4" office:value-type="string">
            <text:p>Adjust AX before division to number base imm8.</text:p>
          </table:table-cell>
        </table:table-row>
        <table:table-row table:style-name="ro1">
          <table:table-cell table:number-columns-repeated="5"/>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table-cell table:style-name="ce4" office:value-type="string">
            <text:p>Adjust AX after multiply to number base imm8.</text:p>
          </table:table-cell>
        </table:table-row>
        <table:table-row table:style-name="ro1">
          <table:table-cell table:number-columns-repeated="5"/>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table:table-cell table:style-name="ce4" office:value-type="string">
            <text:p>ASCII adjust AL after subtraction.</text:p>
          </table:table-cell>
        </table:table-row>
        <table:table-row table:style-name="ro1">
          <table:table-cell table:number-columns-repeated="6"/>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office:value-type="string">
            <text:p>adcb</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office:value-type="string">
            <text:p>adcb</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7" office:value-type="string">
            <text:p>ADC r/m8, imm8</text:p>
          </table:table-cell>
          <table:table-cell table:style-name="ce7" office:value-type="string">
            <text:p>V</text:p>
          </table:table-cell>
          <table:table-cell table:style-name="ce7" office:value-type="string">
            <text:p>NE</text:p>
          </table:table-cell>
          <table:table-cell table:style-name="ce7" office:value-type="string">
            <text:p>adcb</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REX+ 10 /r</text:p>
          </table:table-cell>
          <table:table-cell table:style-name="ce7" office:value-type="string">
            <text:p>ADC r/m8, r8</text:p>
          </table:table-cell>
          <table:table-cell table:style-name="ce7" office:value-type="string">
            <text:p>V</text:p>
          </table:table-cell>
          <table:table-cell table:style-name="ce7" office:value-type="string">
            <text:p>NE</text:p>
          </table:table-cell>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office:value-type="string">
            <text:p>adcb</text:p>
          </table:table-cell>
          <table:table-cell table:style-name="ce4" office:value-type="string">
            <text:p>Add with carry r/m8 to byte register.</text:p>
          </table:table-cell>
        </table:table-row>
        <table:table-row table:style-name="ro1">
          <table:table-cell table:style-name="ce2" office:value-type="string">
            <text:p>REX+ 12 /r</text:p>
          </table:table-cell>
          <table:table-cell table:style-name="ce7" office:value-type="string">
            <text:p>ADC r8, r/m8</text:p>
          </table:table-cell>
          <table:table-cell table:style-name="ce7" office:value-type="string">
            <text:p>V</text:p>
          </table:table-cell>
          <table:table-cell table:style-name="ce7" office:value-type="string">
            <text:p>NE</text:p>
          </table:table-cell>
          <table:table-cell table:style-name="ce4" office:value-type="string">
            <text:p>adcb</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office:value-type="string">
            <text:p>adcw</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office:value-type="string">
            <text:p>adcl</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office:value-type="string">
            <text:p>adcq</text:p>
          </table:table-cell>
          <table:table-cell table:style-name="ce4" office:value-type="string">
            <text:p>Add with CF r/m64 to r64.</text:p>
          </table:table-cell>
        </table:table-row>
        <table:table-row table:style-name="ro1">
          <table:table-cell table:number-columns-repeated="6"/>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office:value-type="string">
            <text:p>addb</text:p>
          </table:table-cell>
          <table:table-cell table:style-name="ce4" office:value-type="string">
            <text:p>Add imm8 to AL.</text:p>
          </table:table-cell>
        </table:table-row>
        <table:table-row table:style-name="ro1">
          <table:table-cell table:style-name="ce2" office:value-type="string">
            <text:p>05 iw</text:p>
          </table:table-cell>
          <table:table-cell table:style-name="ce7" office:value-type="string">
            <text:p>ADD AX, imm16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7" office:value-type="string">
            <text:p>ADD EAX, imm32 </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7" office:value-type="string">
            <text:p>ADD RAX, imm32 </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7" office:value-type="string">
            <text:p>ADD r/m8, imm8 </text:p>
          </table:table-cell>
          <table:table-cell table:number-columns-repeated="2" table:style-name="ce4" office:value-type="string">
            <text:p>V</text:p>
          </table:table-cell>
          <table:table-cell table:style-name="ce4" office:value-type="string">
            <text:p>addb</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7" office:value-type="string">
            <text:p>V</text:p>
          </table:table-cell>
          <table:table-cell table:style-name="ce7" office:value-type="string">
            <text:p>NE</text:p>
          </table:table-cell>
          <table:table-cell table:style-name="ce7" office:value-type="string">
            <text:p>addb</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7" office:value-type="string">
            <text:p>ADD r/m16, imm8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7" office:value-type="string">
            <text:p>ADD r/m32, imm8</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7" office:value-type="string">
            <text:p>ADD r/m64, imm8 </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7" office:value-type="string">
            <text:p>ADD r/m8, r8 </text:p>
          </table:table-cell>
          <table:table-cell table:number-columns-repeated="2" table:style-name="ce4" office:value-type="string">
            <text:p>V</text:p>
          </table:table-cell>
          <table:table-cell table:style-name="ce4" office:value-type="string">
            <text:p>addb</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7" office:value-type="string">
            <text:p>V</text:p>
          </table:table-cell>
          <table:table-cell table:style-name="ce7" office:value-type="string">
            <text:p>NE</text:p>
          </table:table-cell>
          <table:table-cell table:style-name="ce7" office:value-type="string">
            <text:p>addb</text:p>
          </table:table-cell>
          <table:table-cell table:style-name="ce4" office:value-type="string">
            <text:p>Add r8 to r/m8. </text:p>
          </table:table-cell>
        </table:table-row>
        <table:table-row table:style-name="ro1">
          <table:table-cell table:style-name="ce2" office:value-type="string">
            <text:p>01 /r</text:p>
          </table:table-cell>
          <table:table-cell table:style-name="ce7" office:value-type="string">
            <text:p>ADD r/m16, r16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7" office:value-type="string">
            <text:p>ADD r/m32, r32 </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7" office:value-type="string">
            <text:p>ADD r/m64, r64 </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7" office:value-type="string">
            <text:p>ADD r8, r/m8 </text:p>
          </table:table-cell>
          <table:table-cell table:number-columns-repeated="2" table:style-name="ce4" office:value-type="string">
            <text:p>V</text:p>
          </table:table-cell>
          <table:table-cell table:style-name="ce4" office:value-type="string">
            <text:p>addb</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7" office:value-type="string">
            <text:p>V</text:p>
          </table:table-cell>
          <table:table-cell table:style-name="ce7" office:value-type="string">
            <text:p>NE</text:p>
          </table:table-cell>
          <table:table-cell table:style-name="ce7" office:value-type="string">
            <text:p>addb</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office:value-type="string">
            <text:p>addw</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office:value-type="string">
            <text:p>addl</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office:value-type="string">
            <text:p>addq</text:p>
          </table:table-cell>
          <table:table-cell table:style-name="ce4" office:value-type="string">
            <text:p>Add r/m64 to r64.</text:p>
          </table:table-cell>
        </table:table-row>
        <table:table-row table:style-name="ro1">
          <table:table-cell table:number-columns-repeated="6"/>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addpd</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 xmm2, xmm3/m128</text:p>
          </table:table-cell>
          <table:table-cell table:number-columns-repeated="2" table:style-name="ce4" office:value-type="string">
            <text:p>V</text:p>
          </table:table-cell>
          <table:table-cell table:style-name="ce4" office:value-type="string">
            <text:p>vaddpd</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vaddpd</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6"/>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addps</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 xmm2, xmm3/m128</text:p>
          </table:table-cell>
          <table:table-cell table:number-columns-repeated="2" table:style-name="ce4" office:value-type="string">
            <text:p>V</text:p>
          </table:table-cell>
          <table:table-cell table:style-name="ce4" office:value-type="string">
            <text:p>vaddps</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vaddps</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6"/>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addsd</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vaddsd</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6"/>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addss</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 xmm2, xmm3/m32</text:p>
          </table:table-cell>
          <table:table-cell table:number-columns-repeated="2" table:style-name="ce4" office:value-type="string">
            <text:p>V</text:p>
          </table:table-cell>
          <table:table-cell table:style-name="ce4" office:value-type="string">
            <text:p>vaddss</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6"/>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addsubpd</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vaddsubpd</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vaddsubpd</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6"/>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addsubps</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vaddsubps</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vaddsubps</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6"/>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aesdec</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vaesdec</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6"/>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aesdeclast</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vaesdeclast</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6"/>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aesenc</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vaesenc</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6"/>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aesenclast</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vaesenclast</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6"/>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aesimc</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vaesimc</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6"/>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eskeygenassist</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vaeskeygenassist</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6"/>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office:value-type="string">
            <text:p>andb</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office:value-type="string">
            <text:p>andw</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office:value-type="string">
            <text:p>andl</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office:value-type="string">
            <text:p>andb</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7" office:value-type="string">
            <text:p>V</text:p>
          </table:table-cell>
          <table:table-cell table:style-name="ce7" office:value-type="string">
            <text:p>NE</text:p>
          </table:table-cell>
          <table:table-cell table:style-name="ce7" office:value-type="string">
            <text:p>andb</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office:value-type="string">
            <text:p>andw</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office:value-type="string">
            <text:p>andl</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office:value-type="string">
            <text:p>andw</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office:value-type="string">
            <text:p>andl</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office:value-type="string">
            <text:p>andb</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7" office:value-type="string">
            <text:p>V</text:p>
          </table:table-cell>
          <table:table-cell table:style-name="ce7" office:value-type="string">
            <text:p>NE</text:p>
          </table:table-cell>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office:value-type="string">
            <text:p>andw</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office:value-type="string">
            <text:p>andl</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office:value-type="string">
            <text:p>andb</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7" office:value-type="string">
            <text:p>V</text:p>
          </table:table-cell>
          <table:table-cell table:style-name="ce7" office:value-type="string">
            <text:p>NE</text:p>
          </table:table-cell>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office:value-type="string">
            <text:p>andw</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office:value-type="string">
            <text:p>andl</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office:value-type="string">
            <text:p>andq</text:p>
          </table:table-cell>
          <table:table-cell table:style-name="ce4" office:value-type="string">
            <text:p>r64 AND r/m64.</text:p>
          </table:table-cell>
        </table:table-row>
        <table:table-row table:style-name="ro1">
          <table:table-cell table:number-columns-repeated="6"/>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andpd</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vandpd</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vandpd</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6"/>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andps</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vandps</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vandps</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6"/>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andnpd</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vandnpd</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vandnpd</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6"/>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andnps</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vandnps</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vandnps</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6"/>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table:table-cell table:style-name="ce4" office:value-type="string">
            <text:p>Adjust RPL of r/m16 to not less than RPL of r16.</text:p>
          </table:table-cell>
        </table:table-row>
        <table:table-row table:style-name="ro1">
          <table:table-cell table:number-columns-repeated="6"/>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blendpd</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vblendpd</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vblendpd</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6"/>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blendps</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vblendps</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vblendps</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6"/>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blendvpd</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vblendvpd</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vblendvpd</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6"/>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blendvps</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vblendvps</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vblendvps</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6"/>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table:table-cell table:style-name="ce4" office:value-type="string">
            <text:p>Check if r32 (array index) is within bounds specified by m16&amp;16.</text:p>
          </table:table-cell>
        </table:table-row>
        <table:table-row table:style-name="ro1">
          <table:table-cell table:number-columns-repeated="6"/>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office:value-type="string">
            <text:p>bsfw</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office:value-type="string">
            <text:p>bsfl</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office:value-type="string">
            <text:p>bsfq</text:p>
          </table:table-cell>
          <table:table-cell table:style-name="ce4" office:value-type="string">
            <text:p>Bit scan forward on r/m64.</text:p>
          </table:table-cell>
        </table:table-row>
        <table:table-row table:style-name="ro1">
          <table:table-cell table:number-columns-repeated="6"/>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office:value-type="string">
            <text:p>bsrw</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office:value-type="string">
            <text:p>bsrl</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office:value-type="string">
            <text:p>bsrq</text:p>
          </table:table-cell>
          <table:table-cell table:style-name="ce4" office:value-type="string">
            <text:p>Bit scan reverse on r/m64.</text:p>
          </table:table-cell>
        </table:table-row>
        <table:table-row table:style-name="ro1">
          <table:table-cell table:number-columns-repeated="6"/>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office:value-type="string">
            <text:p>bswap</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office:value-type="string">
            <text:p>bswap</text:p>
          </table:table-cell>
          <table:table-cell table:style-name="ce4" office:value-type="string">
            <text:p>Reverses the byte order of a 64-bit register.</text:p>
          </table:table-cell>
        </table:table-row>
        <table:table-row table:style-name="ro1">
          <table:table-cell table:number-columns-repeated="4"/>
          <table:table-cell table:style-name="Default"/>
          <table:table-cell/>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office:value-type="string">
            <text:p>btq</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office:value-type="string">
            <text:p>btq</text:p>
          </table:table-cell>
          <table:table-cell table:style-name="ce4" office:value-type="string">
            <text:p>Store selected bit in CF flag.</text:p>
          </table:table-cell>
        </table:table-row>
        <table:table-row table:style-name="ro1">
          <table:table-cell table:number-columns-repeated="6"/>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office:value-type="string">
            <text:p>btcq</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office:value-type="string">
            <text:p>btcq</text:p>
          </table:table-cell>
          <table:table-cell table:style-name="ce4" office:value-type="string">
            <text:p>Store selected bit in CF flag and complement.</text:p>
          </table:table-cell>
        </table:table-row>
        <table:table-row table:style-name="ro1">
          <table:table-cell table:number-columns-repeated="6"/>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office:value-type="string">
            <text:p>btrq</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office:value-type="string">
            <text:p>btrq</text:p>
          </table:table-cell>
          <table:table-cell table:style-name="ce4" office:value-type="string">
            <text:p>Store selected bit in CF flag and clear.</text:p>
          </table:table-cell>
        </table:table-row>
        <table:table-row table:style-name="ro1">
          <table:table-cell table:number-columns-repeated="6"/>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office:value-type="string">
            <text:p>btsq</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office:value-type="string">
            <text:p>btsq</text:p>
          </table:table-cell>
          <table:table-cell table:style-name="ce4" office:value-type="string">
            <text:p>Store selected bit in CF flag and set.</text:p>
          </table:table-cell>
        </table:table-row>
        <table:table-row table:style-name="ro1">
          <table:table-cell table:number-columns-repeated="6"/>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office:value-type="string">
            <text:p>callq</text:p>
          </table:table-cell>
          <table:table-cell table:style-name="ce4" office:value-type="string">
            <text:p>Call near, relative, displacement relative to next instruction. 32-bit displacement sig<text:span text:style-name="T8">n </text:span><text:span text:style-name="T2">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table:table-cell table:style-name="ce4" office:value-type="string">
            <text:p>Call near, absolute indirect, address given i<text:span text:style-name="T8">n </text:span><text:span text:style-name="T2">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office:value-type="string">
            <text:p>callq</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office:value-type="string">
            <text:p>callq</text:p>
          </table:table-cell>
          <table:table-cell table:style-name="ce4"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office:value-type="string">
            <text:p>callq</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office:value-type="string">
            <text:p>callq</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6"/>
        </table:table-row>
        <table:table-row table:style-name="ro1">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office:value-type="string">
            <text:p>cbtw</text:p>
          </table:table-cell>
          <table:table-cell table:style-name="ce4" office:value-type="string">
            <text:p><text:span text:style-name="T9">AX =</text:span><text:span text:style-name="T10"> </text:span><text:span text:style-name="T9">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office:value-type="string">
            <text:p>cwtl</text:p>
          </table:table-cell>
          <table:table-cell table:style-name="ce4" office:value-type="string">
            <text:p><text:span text:style-name="T9">EAX </text:span><text:span text:style-name="T10">= </text:span><text:span text:style-name="T9">sign-extend of AX.</text:span></text:p>
          </table:table-cell>
        </table:table-row>
        <table:table-row table:style-name="ro1">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office:value-type="string">
            <text:p>cltq</text:p>
          </table:table-cell>
          <table:table-cell table:style-name="ce4" office:value-type="string">
            <text:p><text:span text:style-name="T9">RAX =</text:span><text:span text:style-name="T10"> </text:span><text:span text:style-name="T9">sign-extend of EAX.</text:span></text:p>
          </table:table-cell>
        </table:table-row>
        <table:table-row table:style-name="ro1">
          <table:table-cell table:number-columns-repeated="6"/>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office:value-type="string">
            <text:p>clc</text:p>
          </table:table-cell>
          <table:table-cell table:style-name="ce4" office:value-type="string">
            <text:p>Clear CF flag.</text:p>
          </table:table-cell>
        </table:table-row>
        <table:table-row table:style-name="ro1">
          <table:table-cell table:number-columns-repeated="6"/>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office:value-type="string">
            <text:p>cld</text:p>
          </table:table-cell>
          <table:table-cell table:style-name="ce4" office:value-type="string">
            <text:p>Clear DF flag.</text:p>
          </table:table-cell>
        </table:table-row>
        <table:table-row table:style-name="ro1">
          <table:table-cell table:number-columns-repeated="6"/>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office:value-type="string">
            <text:p>clflush</text:p>
          </table:table-cell>
          <table:table-cell table:style-name="ce4" office:value-type="string">
            <text:p>Flushes cache line containing m8.</text:p>
          </table:table-cell>
        </table:table-row>
        <table:table-row table:style-name="ro1">
          <table:table-cell table:number-columns-repeated="6"/>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office:value-type="string">
            <text:p>cli</text:p>
          </table:table-cell>
          <table:table-cell table:style-name="ce4" office:value-type="string">
            <text:p>Clear interrupt flag; interrupts disabled when interrupt flag cleared.</text:p>
          </table:table-cell>
        </table:table-row>
        <table:table-row table:style-name="ro1">
          <table:table-cell table:number-columns-repeated="6"/>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office:value-type="string">
            <text:p>clts</text:p>
          </table:table-cell>
          <table:table-cell table:style-name="ce4" office:value-type="string">
            <text:p>Clears TS flag in CR0.</text:p>
          </table:table-cell>
        </table:table-row>
        <table:table-row table:style-name="ro1">
          <table:table-cell table:number-columns-repeated="6"/>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office:value-type="string">
            <text:p>cmc</text:p>
          </table:table-cell>
          <table:table-cell table:style-name="ce4" office:value-type="string">
            <text:p>Complement CF flag.</text:p>
          </table:table-cell>
        </table:table-row>
        <table:table-row table:style-name="ro1">
          <table:table-cell table:number-columns-repeated="6"/>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office:value-type="string">
            <text:p>cmovaw</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7" office:value-type="string">
            <text:p>CMOVA r32, r/m32 </text:p>
          </table:table-cell>
          <table:table-cell table:number-columns-repeated="2" table:style-name="ce7" office:value-type="string">
            <text:p>V</text:p>
          </table:table-cell>
          <table:table-cell table:style-name="ce7" office:value-type="string">
            <text:p>cmoval</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7" office:value-type="string">
            <text:p>CMOVA r64, r/m64 </text:p>
          </table:table-cell>
          <table:table-cell table:style-name="ce7" office:value-type="string">
            <text:p>V</text:p>
          </table:table-cell>
          <table:table-cell table:style-name="ce7" office:value-type="string">
            <text:p>NE</text:p>
          </table:table-cell>
          <table:table-cell table:style-name="ce7" office:value-type="string">
            <text:p>cmovaq</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7" office:value-type="string">
            <text:p>CMOVAE r16, r/m16 </text:p>
          </table:table-cell>
          <table:table-cell table:number-columns-repeated="2" table:style-name="ce4" office:value-type="string">
            <text:p>V</text:p>
          </table:table-cell>
          <table:table-cell table:style-name="ce4" office:value-type="string">
            <text:p>cmovaew</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7" office:value-type="string">
            <text:p>CMOVAE r32, r/m32 </text:p>
          </table:table-cell>
          <table:table-cell table:number-columns-repeated="2" table:style-name="ce7" office:value-type="string">
            <text:p>V</text:p>
          </table:table-cell>
          <table:table-cell table:style-name="ce7" office:value-type="string">
            <text:p>cmovael</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7" office:value-type="string">
            <text:p>CMOVAE r64, r/m64 </text:p>
          </table:table-cell>
          <table:table-cell table:style-name="ce7" office:value-type="string">
            <text:p>V</text:p>
          </table:table-cell>
          <table:table-cell table:style-name="ce7" office:value-type="string">
            <text:p>NE</text:p>
          </table:table-cell>
          <table:table-cell table:style-name="ce7" office:value-type="string">
            <text:p>cmovaeq</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7" office:value-type="string">
            <text:p>CMOVB r16, r/m16 </text:p>
          </table:table-cell>
          <table:table-cell table:number-columns-repeated="2" table:style-name="ce4" office:value-type="string">
            <text:p>V</text:p>
          </table:table-cell>
          <table:table-cell table:style-name="ce4" office:value-type="string">
            <text:p>cmovbw</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7" office:value-type="string">
            <text:p>CMOVB r32, r/m32 </text:p>
          </table:table-cell>
          <table:table-cell table:number-columns-repeated="2" table:style-name="ce7" office:value-type="string">
            <text:p>V</text:p>
          </table:table-cell>
          <table:table-cell table:style-name="ce7" office:value-type="string">
            <text:p>cmovbl</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7" office:value-type="string">
            <text:p>CMOVB r64, r/m64 </text:p>
          </table:table-cell>
          <table:table-cell table:style-name="ce7" office:value-type="string">
            <text:p>V</text:p>
          </table:table-cell>
          <table:table-cell table:style-name="ce7" office:value-type="string">
            <text:p>NE</text:p>
          </table:table-cell>
          <table:table-cell table:style-name="ce7" office:value-type="string">
            <text:p>cmovbq</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7" office:value-type="string">
            <text:p>CMOVBE r16, r/m16 </text:p>
          </table:table-cell>
          <table:table-cell table:number-columns-repeated="2" table:style-name="ce4" office:value-type="string">
            <text:p>V</text:p>
          </table:table-cell>
          <table:table-cell table:style-name="ce4" office:value-type="string">
            <text:p>cmovbew</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7" office:value-type="string">
            <text:p>CMOVBE r32, r/m32 </text:p>
          </table:table-cell>
          <table:table-cell table:number-columns-repeated="2" table:style-name="ce7" office:value-type="string">
            <text:p>V</text:p>
          </table:table-cell>
          <table:table-cell table:style-name="ce7" office:value-type="string">
            <text:p>cmovbel</text:p>
          </table:table-cell>
          <table:table-cell table:style-name="ce4" office:value-type="string">
            <text:p>Move if below or equal (CF=1 or ZF=1).</text:p>
          </table:table-cell>
        </table:table-row>
        <table:table-row table:style-name="ro1">
          <table:table-cell table:style-name="ce4" office:value-type="string">
            <text:p>REX.W+ 0F 46 /r </text:p>
          </table:table-cell>
          <table:table-cell table:style-name="ce4" office:value-type="string">
            <text:p><text:span text:style-name="T3">CMOVBE </text:span><text:span text:style-name="T4">r64, r/m64</text:span></text:p>
          </table:table-cell>
          <table:table-cell table:style-name="ce7" office:value-type="string">
            <text:p>V</text:p>
          </table:table-cell>
          <table:table-cell table:style-name="ce7" office:value-type="string">
            <text:p>NE</text:p>
          </table:table-cell>
          <table:table-cell table:style-name="ce7" office:value-type="string">
            <text:p>cmovbeq</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office:value-type="string">
            <text:p>cmovbw</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7" office:value-type="string">
            <text:p>V</text:p>
          </table:table-cell>
          <table:table-cell table:style-name="ce7" office:value-type="string">
            <text:p>cmovbl</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7" office:value-type="string">
            <text:p>V</text:p>
          </table:table-cell>
          <table:table-cell table:style-name="ce7" office:value-type="string">
            <text:p>NE</text:p>
          </table:table-cell>
          <table:table-cell table:style-name="ce7" office:value-type="string">
            <text:p>cmovbq</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office:value-type="string">
            <text:p>cmovew</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7" office:value-type="string">
            <text:p>V</text:p>
          </table:table-cell>
          <table:table-cell table:style-name="ce7" office:value-type="string">
            <text:p>cmovel</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7" office:value-type="string">
            <text:p>V</text:p>
          </table:table-cell>
          <table:table-cell table:style-name="ce7" office:value-type="string">
            <text:p>NE</text:p>
          </table:table-cell>
          <table:table-cell table:style-name="ce7" office:value-type="string">
            <text:p>cmoveq</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office:value-type="string">
            <text:p>cmovgw</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7" office:value-type="string">
            <text:p>V</text:p>
          </table:table-cell>
          <table:table-cell table:style-name="ce7" office:value-type="string">
            <text:p>cmovgl</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7" office:value-type="string">
            <text:p>V</text:p>
          </table:table-cell>
          <table:table-cell table:style-name="ce7" office:value-type="string">
            <text:p>NE</text:p>
          </table:table-cell>
          <table:table-cell table:style-name="ce7" office:value-type="string">
            <text:p>cmovgq</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office:value-type="string">
            <text:p>cmovgew</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7" office:value-type="string">
            <text:p>V</text:p>
          </table:table-cell>
          <table:table-cell table:style-name="ce7" office:value-type="string">
            <text:p>cmovgel</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7" office:value-type="string">
            <text:p>V</text:p>
          </table:table-cell>
          <table:table-cell table:style-name="ce7" office:value-type="string">
            <text:p>NE</text:p>
          </table:table-cell>
          <table:table-cell table:style-name="ce7" office:value-type="string">
            <text:p>cmovgeq</text:p>
          </table:table-cell>
          <table:table-cell table:style-name="ce4" office:value-type="string">
            <text:p>Move if greater or equal (SF=OF).</text:p>
          </table:table-cell>
        </table:table-row>
        <table:table-row table:style-name="ro2">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office:value-type="string">
            <text:p>cmovlw</text:p>
          </table:table-cell>
          <table:table-cell table:style-name="ce4" office:value-type="string">
            <text:p><text:span text:style-name="T9">Move if less (SF !=</text:span><text:span text:style-name="T11"> </text:span><text:span text:style-name="T9">OF).</text:span></text:p>
          </table:table-cell>
        </table:table-row>
        <table:table-row table:style-name="ro1">
          <table:table-cell table:style-name="ce4" office:value-type="string">
            <text:p>0F 4C /r </text:p>
          </table:table-cell>
          <table:table-cell table:style-name="ce4" office:value-type="string">
            <text:p>CMOVL r32, r/m32 </text:p>
          </table:table-cell>
          <table:table-cell table:number-columns-repeated="2" table:style-name="ce7" office:value-type="string">
            <text:p>V</text:p>
          </table:table-cell>
          <table:table-cell table:style-name="ce7" office:value-type="string">
            <text:p>cmovll</text:p>
          </table:table-cell>
          <table:table-cell table:style-name="ce4" office:value-type="string">
            <text:p>Move if less (SF!= OF).</text:p>
          </table:table-cell>
        </table:table-row>
        <table:table-row table:style-name="ro1">
          <table:table-cell table:style-name="ce4" office:value-type="string">
            <text:p>REX.W+ 0F 4C /r </text:p>
          </table:table-cell>
          <table:table-cell table:style-name="ce4" office:value-type="string">
            <text:p>CMOVL r64, r/m64 </text:p>
          </table:table-cell>
          <table:table-cell table:style-name="ce7" office:value-type="string">
            <text:p>V</text:p>
          </table:table-cell>
          <table:table-cell table:style-name="ce7" office:value-type="string">
            <text:p>NE</text:p>
          </table:table-cell>
          <table:table-cell table:style-name="ce7" office:value-type="string">
            <text:p>cmovlq</text:p>
          </table:table-cell>
          <table:table-cell table:style-name="ce4" office:value-type="string">
            <text:p>Move if less (SF!= OF).</text:p>
          </table:table-cell>
        </table:table-row>
        <table:table-row table:style-name="ro1">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office:value-type="string">
            <text:p>cmovlew</text:p>
          </table:table-cell>
          <table:table-cell table:style-name="ce4" office:value-type="string">
            <text:p>Move if less or equal (ZF=1 or SF!= OF).</text:p>
          </table:table-cell>
        </table:table-row>
        <table:table-row table:style-name="ro1">
          <table:table-cell table:style-name="ce4" office:value-type="string">
            <text:p>0F 4E /r </text:p>
          </table:table-cell>
          <table:table-cell table:style-name="ce4" office:value-type="string">
            <text:p>CMOVLE r32, r/m32 </text:p>
          </table:table-cell>
          <table:table-cell table:number-columns-repeated="2" table:style-name="ce7" office:value-type="string">
            <text:p>V</text:p>
          </table:table-cell>
          <table:table-cell table:style-name="ce7" office:value-type="string">
            <text:p>cmovlel</text:p>
          </table:table-cell>
          <table:table-cell table:style-name="ce4" office:value-type="string">
            <text:p>Move if less or equal (ZF=1 or SF!= OF).</text:p>
          </table:table-cell>
        </table:table-row>
        <table:table-row table:style-name="ro1">
          <table:table-cell table:style-name="ce4" office:value-type="string">
            <text:p>REX.W+ 0F 4E /r </text:p>
          </table:table-cell>
          <table:table-cell table:style-name="ce4" office:value-type="string">
            <text:p>CMOVLE r64, r/m64 </text:p>
          </table:table-cell>
          <table:table-cell table:style-name="ce7" office:value-type="string">
            <text:p>V</text:p>
          </table:table-cell>
          <table:table-cell table:style-name="ce7" office:value-type="string">
            <text:p>NE</text:p>
          </table:table-cell>
          <table:table-cell table:style-name="ce7" office:value-type="string">
            <text:p>cmovleq</text:p>
          </table:table-cell>
          <table:table-cell table:style-name="ce4" office:value-type="string">
            <text:p>Move if less or equal (ZF=1 or SF!= OF).</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office:value-type="string">
            <text:p>cmovbew</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7" office:value-type="string">
            <text:p>V</text:p>
          </table:table-cell>
          <table:table-cell table:style-name="ce7" office:value-type="string">
            <text:p>cmovbel</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7" office:value-type="string">
            <text:p>V</text:p>
          </table:table-cell>
          <table:table-cell table:style-name="ce7" office:value-type="string">
            <text:p>NE</text:p>
          </table:table-cell>
          <table:table-cell table:style-name="ce7" office:value-type="string">
            <text:p>cmovbeq</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office:value-type="string">
            <text:p>cmovbw</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7" office:value-type="string">
            <text:p>V</text:p>
          </table:table-cell>
          <table:table-cell table:style-name="ce7" office:value-type="string">
            <text:p>cmovbl</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7" office:value-type="string">
            <text:p>V</text:p>
          </table:table-cell>
          <table:table-cell table:style-name="ce7" office:value-type="string">
            <text:p>NE</text:p>
          </table:table-cell>
          <table:table-cell table:style-name="ce7" office:value-type="string">
            <text:p>cmovbq</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office:value-type="string">
            <text:p>cmovbw</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7" office:value-type="string">
            <text:p>V</text:p>
          </table:table-cell>
          <table:table-cell table:style-name="ce7" office:value-type="string">
            <text:p>cmovbl</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7" office:value-type="string">
            <text:p>V</text:p>
          </table:table-cell>
          <table:table-cell table:style-name="ce7" office:value-type="string">
            <text:p>NE</text:p>
          </table:table-cell>
          <table:table-cell table:style-name="ce7" office:value-type="string">
            <text:p>cmovbq</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office:value-type="string">
            <text:p>cmovbew</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7" office:value-type="string">
            <text:p>V</text:p>
          </table:table-cell>
          <table:table-cell table:style-name="ce7" office:value-type="string">
            <text:p>cmovbel</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7" office:value-type="string">
            <text:p>CMOVNBE r64, r/m64 </text:p>
          </table:table-cell>
          <table:table-cell table:style-name="ce7" office:value-type="string">
            <text:p>V</text:p>
          </table:table-cell>
          <table:table-cell table:style-name="ce7" office:value-type="string">
            <text:p>NE</text:p>
          </table:table-cell>
          <table:table-cell table:style-name="ce7" office:value-type="string">
            <text:p>cmovbeq</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7" office:value-type="string">
            <text:p>CMOVNC r16, r/m16 </text:p>
          </table:table-cell>
          <table:table-cell table:number-columns-repeated="2" table:style-name="ce4" office:value-type="string">
            <text:p>V</text:p>
          </table:table-cell>
          <table:table-cell table:style-name="ce4" office:value-type="string">
            <text:p>cmovaew</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7" office:value-type="string">
            <text:p>CMOVNC r32, r/m32 </text:p>
          </table:table-cell>
          <table:table-cell table:number-columns-repeated="2" table:style-name="ce7" office:value-type="string">
            <text:p>V</text:p>
          </table:table-cell>
          <table:table-cell table:style-name="ce7" office:value-type="string">
            <text:p>cmovael</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7" office:value-type="string">
            <text:p>CMOVNC r64, r/m64 </text:p>
          </table:table-cell>
          <table:table-cell table:style-name="ce7" office:value-type="string">
            <text:p>V</text:p>
          </table:table-cell>
          <table:table-cell table:style-name="ce7" office:value-type="string">
            <text:p>NE</text:p>
          </table:table-cell>
          <table:table-cell table:style-name="ce7" office:value-type="string">
            <text:p>cmovaeq</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7" office:value-type="string">
            <text:p>CMOVNE r16, r/m16 </text:p>
          </table:table-cell>
          <table:table-cell table:number-columns-repeated="2" table:style-name="ce4" office:value-type="string">
            <text:p>V</text:p>
          </table:table-cell>
          <table:table-cell table:style-name="ce4" office:value-type="string">
            <text:p>cmovnew</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7" office:value-type="string">
            <text:p>CMOVNE r32, r/m32 </text:p>
          </table:table-cell>
          <table:table-cell table:number-columns-repeated="2" table:style-name="ce7" office:value-type="string">
            <text:p>V</text:p>
          </table:table-cell>
          <table:table-cell table:style-name="ce7" office:value-type="string">
            <text:p>cmovnel</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7" office:value-type="string">
            <text:p>CMOVNE r64, r/m64 </text:p>
          </table:table-cell>
          <table:table-cell table:style-name="ce7" office:value-type="string">
            <text:p>V</text:p>
          </table:table-cell>
          <table:table-cell table:style-name="ce7" office:value-type="string">
            <text:p>NE</text:p>
          </table:table-cell>
          <table:table-cell table:style-name="ce7" office:value-type="string">
            <text:p>cmovneq</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7" office:value-type="string">
            <text:p>CMOVNG r16, r/m16 </text:p>
          </table:table-cell>
          <table:table-cell table:number-columns-repeated="2" table:style-name="ce4" office:value-type="string">
            <text:p>V</text:p>
          </table:table-cell>
          <table:table-cell table:style-name="ce4" office:value-type="string">
            <text:p>cmovlew</text:p>
          </table:table-cell>
          <table:table-cell table:style-name="ce4" office:value-type="string">
            <text:p>Move if not greater (ZF=1 or SF!= OF).</text:p>
          </table:table-cell>
        </table:table-row>
        <table:table-row table:style-name="ro1">
          <table:table-cell table:style-name="ce4" office:value-type="string">
            <text:p>0F 4E /r </text:p>
          </table:table-cell>
          <table:table-cell table:style-name="ce7" office:value-type="string">
            <text:p>CMOVNG r32, r/m32 </text:p>
          </table:table-cell>
          <table:table-cell table:number-columns-repeated="2" table:style-name="ce7" office:value-type="string">
            <text:p>V</text:p>
          </table:table-cell>
          <table:table-cell table:style-name="ce7" office:value-type="string">
            <text:p>cmovlel</text:p>
          </table:table-cell>
          <table:table-cell table:style-name="ce4" office:value-type="string">
            <text:p>Move if not greater (ZF=1 or SF!= OF).</text:p>
          </table:table-cell>
        </table:table-row>
        <table:table-row table:style-name="ro1">
          <table:table-cell table:style-name="ce4" office:value-type="string">
            <text:p>REX.W+ 0F 4E /r </text:p>
          </table:table-cell>
          <table:table-cell table:style-name="ce10" office:value-type="string">
            <text:p><text:span text:style-name="T5">CMOVNG r64, </text:span><text:span text:style-name="T6">r/m64 </text:span></text:p>
          </table:table-cell>
          <table:table-cell table:style-name="ce7" office:value-type="string">
            <text:p>V</text:p>
          </table:table-cell>
          <table:table-cell table:style-name="ce7" office:value-type="string">
            <text:p>NE</text:p>
          </table:table-cell>
          <table:table-cell table:style-name="ce7" office:value-type="string">
            <text:p>cmovleq</text:p>
          </table:table-cell>
          <table:table-cell table:style-name="ce4" office:value-type="string">
            <text:p>Move if not greater (ZF=1 or SF!= OF).</text:p>
          </table:table-cell>
        </table:table-row>
        <table:table-row table:style-name="ro1">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office:value-type="string">
            <text:p>cmovlw</text:p>
          </table:table-cell>
          <table:table-cell table:style-name="ce4" office:value-type="string">
            <text:p>Move if not greater or equal (SF!= OF).</text:p>
          </table:table-cell>
        </table:table-row>
        <table:table-row table:style-name="ro1">
          <table:table-cell table:style-name="ce4" office:value-type="string">
            <text:p>0F 4C /r </text:p>
          </table:table-cell>
          <table:table-cell table:style-name="ce4" office:value-type="string">
            <text:p>CMOVNGE r32, r/m32 </text:p>
          </table:table-cell>
          <table:table-cell table:number-columns-repeated="2" table:style-name="ce7" office:value-type="string">
            <text:p>V</text:p>
          </table:table-cell>
          <table:table-cell table:style-name="ce7" office:value-type="string">
            <text:p>cmovll</text:p>
          </table:table-cell>
          <table:table-cell table:style-name="ce4" office:value-type="string">
            <text:p>Move if not greater or equal (SF!= OF).</text:p>
          </table:table-cell>
        </table:table-row>
        <table:table-row table:style-name="ro1">
          <table:table-cell table:style-name="ce4" office:value-type="string">
            <text:p>REX.W+ 0F 4C /r </text:p>
          </table:table-cell>
          <table:table-cell table:style-name="ce4" office:value-type="string">
            <text:p>CMOVNGE r64, r/m64 </text:p>
          </table:table-cell>
          <table:table-cell table:style-name="ce7" office:value-type="string">
            <text:p>V</text:p>
          </table:table-cell>
          <table:table-cell table:style-name="ce7" office:value-type="string">
            <text:p>NE</text:p>
          </table:table-cell>
          <table:table-cell table:style-name="ce7" office:value-type="string">
            <text:p>cmovlq</text:p>
          </table:table-cell>
          <table:table-cell table:style-name="ce4" office:value-type="string">
            <text:p>Move if not greater or equal (SF!= OF).</text:p>
          </table:table-cell>
        </table:table-row>
        <table:table-row table:style-name="ro1">
          <table:table-cell table:style-name="ce4" office:value-type="string">
            <text:p>0F 4D /r</text:p>
          </table:table-cell>
          <table:table-cell table:style-name="ce11" office:value-type="string">
            <text:p>CMOVNL r16, r/m16 </text:p>
          </table:table-cell>
          <table:table-cell table:number-columns-repeated="2" table:style-name="ce4" office:value-type="string">
            <text:p>V</text:p>
          </table:table-cell>
          <table:table-cell table:style-name="ce4" office:value-type="string">
            <text:p>cmovgew</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7" office:value-type="string">
            <text:p>V</text:p>
          </table:table-cell>
          <table:table-cell table:style-name="ce7" office:value-type="string">
            <text:p>cmovgel</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7" office:value-type="string">
            <text:p>V</text:p>
          </table:table-cell>
          <table:table-cell table:style-name="ce7" office:value-type="string">
            <text:p>NE</text:p>
          </table:table-cell>
          <table:table-cell table:style-name="ce7" office:value-type="string">
            <text:p>cmovgeq</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office:value-type="string">
            <text:p>cmovgw</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7" office:value-type="string">
            <text:p>V</text:p>
          </table:table-cell>
          <table:table-cell table:style-name="ce7" office:value-type="string">
            <text:p>cmovgl</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7" office:value-type="string">
            <text:p>V</text:p>
          </table:table-cell>
          <table:table-cell table:style-name="ce7" office:value-type="string">
            <text:p>NE</text:p>
          </table:table-cell>
          <table:table-cell table:style-name="ce7" office:value-type="string">
            <text:p>cmovgq</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office:value-type="string">
            <text:p>cmovnow</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7" office:value-type="string">
            <text:p>V</text:p>
          </table:table-cell>
          <table:table-cell table:style-name="ce7" office:value-type="string">
            <text:p>cmovnol</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7" office:value-type="string">
            <text:p>V</text:p>
          </table:table-cell>
          <table:table-cell table:style-name="ce7" office:value-type="string">
            <text:p>NE</text:p>
          </table:table-cell>
          <table:table-cell table:style-name="ce7" office:value-type="string">
            <text:p>cmovnoq</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office:value-type="string">
            <text:p>cmovnpw</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7" office:value-type="string">
            <text:p>V</text:p>
          </table:table-cell>
          <table:table-cell table:style-name="ce7" office:value-type="string">
            <text:p>cmovnpl</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7" office:value-type="string">
            <text:p>V</text:p>
          </table:table-cell>
          <table:table-cell table:style-name="ce7" office:value-type="string">
            <text:p>NE</text:p>
          </table:table-cell>
          <table:table-cell table:style-name="ce7" office:value-type="string">
            <text:p>cmovnpq</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office:value-type="string">
            <text:p>cmovnsw</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7" office:value-type="string">
            <text:p>V</text:p>
          </table:table-cell>
          <table:table-cell table:style-name="ce7" office:value-type="string">
            <text:p>cmovnsl</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7" office:value-type="string">
            <text:p>V</text:p>
          </table:table-cell>
          <table:table-cell table:style-name="ce7" office:value-type="string">
            <text:p>NE</text:p>
          </table:table-cell>
          <table:table-cell table:style-name="ce7" office:value-type="string">
            <text:p>cmovnsq</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office:value-type="string">
            <text:p>cmovnew</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7" office:value-type="string">
            <text:p>V</text:p>
          </table:table-cell>
          <table:table-cell table:style-name="ce7" office:value-type="string">
            <text:p>cmovnel</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7" office:value-type="string">
            <text:p>V</text:p>
          </table:table-cell>
          <table:table-cell table:style-name="ce7" office:value-type="string">
            <text:p>NE</text:p>
          </table:table-cell>
          <table:table-cell table:style-name="ce7" office:value-type="string">
            <text:p>cmovneq</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office:value-type="string">
            <text:p>cmovow</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7" office:value-type="string">
            <text:p>V</text:p>
          </table:table-cell>
          <table:table-cell table:style-name="ce7" office:value-type="string">
            <text:p>cmovol</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7" office:value-type="string">
            <text:p>V</text:p>
          </table:table-cell>
          <table:table-cell table:style-name="ce7" office:value-type="string">
            <text:p>NE</text:p>
          </table:table-cell>
          <table:table-cell table:style-name="ce7" office:value-type="string">
            <text:p>cmovoq</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number-columns-repeated="2" table:style-name="ce4" office:value-type="string">
            <text:p>V</text:p>
          </table:table-cell>
          <table:table-cell table:style-name="ce4" office:value-type="string">
            <text:p>cmovpw</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7" office:value-type="string">
            <text:p>V</text:p>
          </table:table-cell>
          <table:table-cell table:style-name="ce7" office:value-type="string">
            <text:p>cmovpl</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7" office:value-type="string">
            <text:p>V</text:p>
          </table:table-cell>
          <table:table-cell table:style-name="ce7" office:value-type="string">
            <text:p>NE</text:p>
          </table:table-cell>
          <table:table-cell table:style-name="ce7" office:value-type="string">
            <text:p>cmovpq</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office:value-type="string">
            <text:p>cmovpw</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7" office:value-type="string">
            <text:p>V</text:p>
          </table:table-cell>
          <table:table-cell table:style-name="ce7" office:value-type="string">
            <text:p>cmovpl</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7" office:value-type="string">
            <text:p>V</text:p>
          </table:table-cell>
          <table:table-cell table:style-name="ce7" office:value-type="string">
            <text:p>NE</text:p>
          </table:table-cell>
          <table:table-cell table:style-name="ce7" office:value-type="string">
            <text:p>cmovpq</text:p>
          </table:table-cell>
          <table:table-cell table:style-name="ce4" office:value-type="string">
            <text:p>Move if parity even (PF=1).</text:p>
          </table:table-cell>
        </table:table-row>
        <table:table-row table:style-name="ro1">
          <table:table-cell table:style-name="ce4" office:value-type="string">
            <text:p>0F 4B /r</text:p>
          </table:table-cell>
          <table:table-cell table:style-name="ce4" office:value-type="string">
            <text:p>CMOVPO r16, r/m16 </text:p>
          </table:table-cell>
          <table:table-cell table:number-columns-repeated="2" table:style-name="ce4" office:value-type="string">
            <text:p>V</text:p>
          </table:table-cell>
          <table:table-cell table:style-name="ce4" office:value-type="string">
            <text:p>cmovnpw</text:p>
          </table:table-cell>
          <table:table-cell table:style-name="ce4" office:value-type="string">
            <text:p>Move if parity odd (PF=0).</text:p>
          </table:table-cell>
        </table:table-row>
        <table:table-row table:style-name="ro1">
          <table:table-cell table:style-name="ce4" office:value-type="string">
            <text:p>0F 4B /r</text:p>
          </table:table-cell>
          <table:table-cell table:style-name="ce4" office:value-type="string">
            <text:p>CMOVPO r32, r/m32 </text:p>
          </table:table-cell>
          <table:table-cell table:number-columns-repeated="2" table:style-name="ce7" office:value-type="string">
            <text:p>V</text:p>
          </table:table-cell>
          <table:table-cell table:style-name="ce7" office:value-type="string">
            <text:p>cmovnpl</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7" office:value-type="string">
            <text:p>V</text:p>
          </table:table-cell>
          <table:table-cell table:style-name="ce7" office:value-type="string">
            <text:p>NE</text:p>
          </table:table-cell>
          <table:table-cell table:style-name="ce7" office:value-type="string">
            <text:p>cmovnpq</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office:value-type="string">
            <text:p>cmovsw</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7" office:value-type="string">
            <text:p>V</text:p>
          </table:table-cell>
          <table:table-cell table:style-name="ce7" office:value-type="string">
            <text:p>cmovsl</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7" office:value-type="string">
            <text:p>V</text:p>
          </table:table-cell>
          <table:table-cell table:style-name="ce7" office:value-type="string">
            <text:p>NE</text:p>
          </table:table-cell>
          <table:table-cell table:style-name="ce7" office:value-type="string">
            <text:p>cmovsq</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office:value-type="string">
            <text:p>cmovew</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7" office:value-type="string">
            <text:p>V</text:p>
          </table:table-cell>
          <table:table-cell table:style-name="ce7" office:value-type="string">
            <text:p>cmovel</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7" office:value-type="string">
            <text:p>V</text:p>
          </table:table-cell>
          <table:table-cell table:style-name="ce7" office:value-type="string">
            <text:p>NE</text:p>
          </table:table-cell>
          <table:table-cell table:style-name="ce7" office:value-type="string">
            <text:p>cmoveq</text:p>
          </table:table-cell>
          <table:table-cell table:style-name="ce4" office:value-type="string">
            <text:p>Move if zero (ZF=1).</text:p>
          </table:table-cell>
        </table:table-row>
        <table:table-row table:style-name="ro1">
          <table:table-cell table:number-columns-repeated="3"/>
          <table:table-cell table:style-name="ce4" table:number-columns-repeated="2"/>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office:value-type="string">
            <text:p>cmpb</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7" office:value-type="string">
            <text:p>CMP r/m8, imm8 </text:p>
          </table:table-cell>
          <table:table-cell table:number-columns-repeated="2" table:style-name="ce4" office:value-type="string">
            <text:p>V</text:p>
          </table:table-cell>
          <table:table-cell table:style-name="ce4" office:value-type="string">
            <text:p>cmpb</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7" office:value-type="string">
            <text:p>V</text:p>
          </table:table-cell>
          <table:table-cell table:style-name="ce7" office:value-type="string">
            <text:p>NE</text:p>
          </table:table-cell>
          <table:table-cell table:style-name="ce7" office:value-type="string">
            <text:p>cmpb</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7" office:value-type="string">
            <text:p>CMP r/m16, imm8 </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7" office:value-type="string">
            <text:p>CMP r/m32, imm8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7" office:value-type="string">
            <text:p>CMP r/m64, imm8 </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7" office:value-type="string">
            <text:p>CMP r/m8, r8 </text:p>
          </table:table-cell>
          <table:table-cell table:number-columns-repeated="2" table:style-name="ce4" office:value-type="string">
            <text:p>V</text:p>
          </table:table-cell>
          <table:table-cell table:style-name="ce4" office:value-type="string">
            <text:p>cmpb</text:p>
          </table:table-cell>
          <table:table-cell table:style-name="ce4" office:value-type="string">
            <text:p>Compare r8 with r/m8.</text:p>
          </table:table-cell>
        </table:table-row>
        <table:table-row table:style-name="ro1">
          <table:table-cell table:style-name="ce4" office:value-type="string">
            <text:p>REX+ 38 /r</text:p>
          </table:table-cell>
          <table:table-cell table:style-name="ce4" office:value-type="string">
            <text:p>CMP r/m8, r8</text:p>
          </table:table-cell>
          <table:table-cell table:style-name="ce7" office:value-type="string">
            <text:p>V</text:p>
          </table:table-cell>
          <table:table-cell table:style-name="ce7" office:value-type="string">
            <text:p>NE</text:p>
          </table:table-cell>
          <table:table-cell table:style-name="ce7" office:value-type="string">
            <text:p>cmpb</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7" office:value-type="string">
            <text:p>CMP r/m16, r16 </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7" office:value-type="string">
            <text:p>CMP r/m32, r32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7" office:value-type="string">
            <text:p>CMP r/m64, r64 </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7" office:value-type="string">
            <text:p>CMP r8, r/m8 </text:p>
          </table:table-cell>
          <table:table-cell table:number-columns-repeated="2" table:style-name="ce4" office:value-type="string">
            <text:p>V</text:p>
          </table:table-cell>
          <table:table-cell table:style-name="ce4" office:value-type="string">
            <text:p>cmpb</text:p>
          </table:table-cell>
          <table:table-cell table:style-name="ce4" office:value-type="string">
            <text:p>Compare r/m8 with r8.</text:p>
          </table:table-cell>
        </table:table-row>
        <table:table-row table:style-name="ro1">
          <table:table-cell table:style-name="ce4" office:value-type="string">
            <text:p>REX+ 3A /r</text:p>
          </table:table-cell>
          <table:table-cell table:style-name="ce7" office:value-type="string">
            <text:p>CMP r8, r/m8</text:p>
          </table:table-cell>
          <table:table-cell table:style-name="ce7" office:value-type="string">
            <text:p>V</text:p>
          </table:table-cell>
          <table:table-cell table:style-name="ce7" office:value-type="string">
            <text:p>NE</text:p>
          </table:table-cell>
          <table:table-cell table:style-name="ce7" office:value-type="string">
            <text:p>cmpb</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office:value-type="string">
            <text:p>cmpw</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office:value-type="string">
            <text:p>cmpl</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office:value-type="string">
            <text:p>cmpq</text:p>
          </table:table-cell>
          <table:table-cell table:style-name="ce4" office:value-type="string">
            <text:p>Compare r/m64 with r64.</text:p>
          </table:table-cell>
        </table:table-row>
        <table:table-row table:style-name="ro1">
          <table:table-cell table:number-columns-repeated="6"/>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cmppd</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vcmppd</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vcmppd</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4"/>
          <table:table-cell table:style-name="Default"/>
          <table:table-cell/>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office:value-type="string">
            <text:p>cmpps</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vcmpps</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vcmpps</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6"/>
        </table:table-row>
        <table:table-row table:style-name="ro1">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office:value-type="string">
            <text:p>cmps</text:p>
          </table:table-cell>
          <table:table-cell table:style-name="ce4" office:value-type="string">
            <text:p>For legacy mode, compare byte at address DS:(E)SI with byte at address ES:(E)DI; For 64-<text:span text:style-name="T2">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office:value-type="string">
            <text:p>cmps</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office:value-type="string">
            <text:p>cmps</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office:value-type="string">
            <text:p>cmps</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office:value-type="string">
            <text:p>cmpsb</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text:span text:style-name="T1">PREF.66+</text:span> A7</text:p>
          </table:table-cell>
          <table:table-cell table:style-name="ce4" office:value-type="string">
            <text:p>CMPSW</text:p>
          </table:table-cell>
          <table:table-cell table:number-columns-repeated="2" table:style-name="ce4" office:value-type="string">
            <text:p>V</text:p>
          </table:table-cell>
          <table:table-cell table:style-name="ce4" office:value-type="string">
            <text:p>cmpsw</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office:value-type="string">
            <text:p>cmpsl</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office:value-type="string">
            <text:p>cmpsq</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6"/>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cmpsd</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vcmpsd</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6"/>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cmpss</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vcmpss</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6"/>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 /r</text:p>
          </table:table-cell>
          <table:table-cell table:style-name="ce4" office:value-type="string">
            <text:p>CMPXCHG r/m16, r16</text:p>
          </table:table-cell>
          <table:table-cell table:number-columns-repeated="2" table:style-name="ce4" office:value-type="string">
            <text:p>V</text:p>
          </table:table-cell>
          <table:table-cell table:style-name="ce4" office:value-type="string">
            <text:p>cmpxchgw</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 /r</text:p>
          </table:table-cell>
          <table:table-cell table:style-name="ce4" office:value-type="string">
            <text:p>CMPXCHG r/m32, r32</text:p>
          </table:table-cell>
          <table:table-cell table:number-columns-repeated="2" table:style-name="ce4" office:value-type="string">
            <text:p>V</text:p>
          </table:table-cell>
          <table:table-cell table:style-name="ce4" office:value-type="string">
            <text:p>cmpxchgl</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office:value-type="string">
            <text:p>cmpxchgq</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6"/>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office:value-type="string">
            <text:p>cmpxchg8b</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office:value-type="string">
            <text:p>cmpxchg16b</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6"/>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comisd</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v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6"/>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comiss</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v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6"/>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office:value-type="string">
            <text:p>cpuid</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6"/>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office:value-type="string">
            <text:p>crc32w</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office:value-type="string">
            <text:p>crc32l</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office:value-type="string">
            <text:p>crc32q</text:p>
          </table:table-cell>
          <table:table-cell table:style-name="ce4" office:value-type="string">
            <text:p>Accumulate CRC32 on r/m64.</text:p>
          </table:table-cell>
        </table:table-row>
        <table:table-row table:style-name="ro1">
          <table:table-cell table:number-columns-repeated="6"/>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cvtdq2pd</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vcvtdq2pd</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vcvtdq2pd</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6"/>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cvtdq2ps</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vcvtdq2ps</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vcvtdq2ps</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6"/>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cvtpd2dq</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vcvtpd2dq</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vcvtpd2dq</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6"/>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office:value-type="string">
            <text:p>cvtpd2pi</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6"/>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cvtpd2ps</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vcvtpd2ps</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vcvtpd2ps</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6"/>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office:value-type="string">
            <text:p>cvtpi2pd</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6"/>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office:value-type="string">
            <text:p>cvtpi2ps</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6"/>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cvtps2dq</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vcvtps2dq</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vcvtps2dq</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6"/>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cvtps2pd</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vcvtps2pd</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vcvtps2pd</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6"/>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office:value-type="string">
            <text:p>cvtps2pi</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6"/>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cvtsd2si</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cvtsd2si</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vcvtsd2si</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vcvtsd2si</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6"/>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cvtsd2ss</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vcvtsd2ss</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6"/>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cvtsi2sd</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cvtsi2sd</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vcvtsi2sd</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vcvtsi2sd</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6"/>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cvtsi2ss</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cvtsi2ss</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vcvtsi2ss</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vcvtsi2ss</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6"/>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cvtss2sd</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vcvtss2sd</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6"/>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cvtss2si</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cvtss2si</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vcvtss2si</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vcvtss2si</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6"/>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cvttpd2dq</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vcvttpd2dq</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vcvttpd2dq</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6"/>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office:value-type="string">
            <text:p>cvttpd2pi</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6"/>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cvttps2dq</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vcvttps2dq</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vcvttps2dq</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6"/>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office:value-type="string">
            <text:p>cvttps2pi</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6"/>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cvttsd2si</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cvttsf2si</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vcvttsd2si</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vcvttsd2si</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6"/>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cvttss2si</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cvttss2si</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vcvttss2si</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vcvttss2si</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6"/>
        </table:table-row>
        <table:table-row table:style-name="ro1">
          <table:table-cell table:style-name="ce2" office:value-type="string">
            <text:p><text:span text:style-name="T1">PREF.66+</text:span> 99</text:p>
          </table:table-cell>
          <table:table-cell table:style-name="ce4" office:value-type="string">
            <text:p>CWD</text:p>
          </table:table-cell>
          <table:table-cell table:number-columns-repeated="2" table:style-name="ce4" office:value-type="string">
            <text:p>V</text:p>
          </table:table-cell>
          <table:table-cell table:style-name="ce4" office:value-type="string">
            <text:p>cwtd</text:p>
          </table:table-cell>
          <table:table-cell table:style-name="ce4" office:value-type="string">
            <text:p><text:span text:style-name="T9">DX:AX =</text:span><text:span text:style-name="T10"> </text:span><text:span text:style-name="T9">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office:value-type="string">
            <text:p>cltd</text:p>
          </table:table-cell>
          <table:table-cell table:style-name="ce4" office:value-type="string">
            <text:p>EDX:EAX = sign-extend of EAX.</text:p>
          </table:table-cell>
        </table:table-row>
        <table:table-row table:style-name="ro1">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office:value-type="string">
            <text:p>cqto</text:p>
          </table:table-cell>
          <table:table-cell table:style-name="ce4" office:value-type="string">
            <text:p>RDX:RAX = sign-extend of RAX.</text:p>
          </table:table-cell>
        </table:table-row>
        <table:table-row table:style-name="ro1">
          <table:table-cell table:number-columns-repeated="6"/>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table:table-cell table:style-name="ce4" office:value-type="string">
            <text:p>Decimal adjust AL after addition.</text:p>
          </table:table-cell>
        </table:table-row>
        <table:table-row table:style-name="ro1">
          <table:table-cell table:number-columns-repeated="6"/>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table:table-cell table:style-name="ce4" office:value-type="string">
            <text:p>Decimal adjust AL after subtraction.</text:p>
          </table:table-cell>
        </table:table-row>
        <table:table-row table:style-name="ro1">
          <table:table-cell table:number-columns-repeated="6"/>
        </table:table-row>
        <table:table-row table:style-name="ro1">
          <table:table-cell table:style-name="ce4" office:value-type="string">
            <text:p>FE /1</text:p>
          </table:table-cell>
          <table:table-cell table:style-name="ce7" office:value-type="string">
            <text:p>DEC r/m8 </text:p>
          </table:table-cell>
          <table:table-cell table:number-columns-repeated="2" table:style-name="ce7" office:value-type="string">
            <text:p>V</text:p>
          </table:table-cell>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7" office:value-type="string">
            <text:p>DEC r/m8</text:p>
          </table:table-cell>
          <table:table-cell table:style-name="ce7" office:value-type="string">
            <text:p>V</text:p>
          </table:table-cell>
          <table:table-cell table:style-name="ce7" office:value-type="string">
            <text:p>NE</text:p>
          </table:table-cell>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office:value-type="string">
            <text:p>decw</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office:value-type="string">
            <text:p>decl</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office:value-type="string">
            <text:p>decq</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table:table-cell table:style-name="ce4" office:value-type="string">
            <text:p>Decrement r32 by 1.</text:p>
          </table:table-cell>
        </table:table-row>
        <table:table-row table:style-name="ro1">
          <table:table-cell table:number-columns-repeated="6"/>
        </table:table-row>
        <table:table-row table:style-name="ro1">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REX+ F6 /6</text:p>
          </table:table-cell>
          <table:table-cell table:style-name="ce7" office:value-type="string">
            <text:p>DIV r/m8</text:p>
          </table:table-cell>
          <table:table-cell table:style-name="ce7" office:value-type="string">
            <text:p>V</text:p>
          </table:table-cell>
          <table:table-cell table:style-name="ce7" office:value-type="string">
            <text:p>NE</text:p>
          </table:table-cell>
          <table:table-cell table:style-name="ce7"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office:value-type="string">
            <text:p>divw</text:p>
          </table:table-cell>
          <table:table-cell table:style-name="ce4" office:value-type="string">
            <text:p>Unsigned divide DX:AX by r/m16, with result stored in AX = Quotient, DX = Remainder.</text:p>
          </table:table-cell>
        </table:table-row>
        <table:table-row table:style-name="ro1">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office:value-type="string">
            <text:p>divl</text:p>
          </table:table-cell>
          <table:table-cell table:style-name="ce4" office:value-type="string">
            <text:p>Unsigned divide EDX:EAX by r/m32, with result stored in EAX = Quotient, EDX = Remainder.</text:p>
          </table:table-cell>
        </table:table-row>
        <table:table-row table:style-name="ro1">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office:value-type="string">
            <text:p>divq</text:p>
          </table:table-cell>
          <table:table-cell table:style-name="ce4" office:value-type="string">
            <text:p>Unsigned divide RDX:RAX by r/m64, with result stored in RAX = Quotient, RDX = Remainder.</text:p>
          </table:table-cell>
        </table:table-row>
        <table:table-row table:style-name="ro1">
          <table:table-cell table:number-columns-repeated="6"/>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divpd</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vdivpd</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vdivpd</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6"/>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divps</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vdivps</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vdivps</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6"/>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divsd</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vdivsd</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6"/>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divss</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vdivss</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6"/>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dppd</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 xmm2, xmm3/m128, imm8</text:p>
          </table:table-cell>
          <table:table-cell table:number-columns-repeated="2" table:style-name="ce4" office:value-type="string">
            <text:p>V</text:p>
          </table:table-cell>
          <table:table-cell table:style-name="ce4" office:value-type="string">
            <text:p>vdppd</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6"/>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dpps</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 xmm2, xmm3/m128, imm8</text:p>
          </table:table-cell>
          <table:table-cell table:number-columns-repeated="2" table:style-name="ce4" office:value-type="string">
            <text:p>V</text:p>
          </table:table-cell>
          <table:table-cell table:style-name="ce4" office:value-type="string">
            <text:p>vdpps</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vdpps</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6"/>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office:value-type="string">
            <text:p>emms</text:p>
          </table:table-cell>
          <table:table-cell table:style-name="ce4" office:value-type="string">
            <text:p>Set the x87 FPU tag word to empty.</text:p>
          </table:table-cell>
        </table:table-row>
        <table:table-row table:style-name="ro1">
          <table:table-cell table:number-columns-repeated="6"/>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office:value-type="string">
            <text:p>enterq</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 1 </text:p>
          </table:table-cell>
          <table:table-cell table:number-columns-repeated="2" table:style-name="ce4" office:value-type="string">
            <text:p>V</text:p>
          </table:table-cell>
          <table:table-cell table:style-name="ce4" office:value-type="string">
            <text:p>enterq</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office:value-type="string">
            <text:p>enterq</text:p>
          </table:table-cell>
          <table:table-cell table:style-name="ce4" office:value-type="string">
            <text:p>Create a nested stack frame for a procedure.</text:p>
          </table:table-cell>
        </table:table-row>
        <table:table-row table:style-name="ro1">
          <table:table-cell table:number-columns-repeated="6"/>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table:style-name="ce4" office:value-type="string">
            <text:p>extractps</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vextractps</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6"/>
        </table:table-row>
        <table:table-row table:style-name="ro2">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4" office:value-type="string">
            <text:p>f2xm1</text:p>
          </table:table-cell>
          <table:table-cell table:style-name="ce7" office:value-type="string">
            <text:p><text:span text:style-name="T9">Replace ST(0) with (2^(ST(0))</text:span><text:span text:style-name="T12"> </text:span><text:span text:style-name="T9">– 1).</text:span></text:p>
          </table:table-cell>
        </table:table-row>
        <table:table-row table:style-name="ro1">
          <table:table-cell table:number-columns-repeated="6"/>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office:value-type="string">
            <text:p>fabs</text:p>
          </table:table-cell>
          <table:table-cell table:style-name="ce4" office:value-type="string">
            <text:p>Replace ST with its absolute value.</text:p>
          </table:table-cell>
        </table:table-row>
        <table:table-row table:style-name="ro1">
          <table:table-cell table:number-columns-repeated="6"/>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office:value-type="string">
            <text:p>fadds</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office:value-type="string">
            <text:p>faddl</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office:value-type="string">
            <text:p>fadd</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office:value-type="string">
            <text:p>fadd</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office:value-type="string">
            <text:p>faddp</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office:value-type="string">
            <text:p>faddp</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office:value-type="string">
            <text:p>fiaddl</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office:value-type="string">
            <text:p>fiadd</text:p>
          </table:table-cell>
          <table:table-cell table:style-name="ce4" office:value-type="string">
            <text:p>Add m16int to ST(0) and store result in ST(0).</text:p>
          </table:table-cell>
        </table:table-row>
        <table:table-row table:style-name="ro1">
          <table:table-cell table:number-columns-repeated="6"/>
        </table:table-row>
        <table:table-row table:style-name="ro1">
          <table:table-cell table:style-name="ce4" office:value-type="string">
            <text:p>DF /4</text:p>
          </table:table-cell>
          <table:table-cell table:style-name="ce4" office:value-type="string">
            <text:p>FBLD m80bcd</text:p>
          </table:table-cell>
          <table:table-cell table:number-columns-repeated="2" table:style-name="ce4" office:value-type="string">
            <text:p>V</text:p>
          </table:table-cell>
          <table:table-cell table:style-name="ce4" office:value-type="string">
            <text:p>fbld</text:p>
          </table:table-cell>
          <table:table-cell table:style-name="ce4" office:value-type="string">
            <text:p>Convert BCD value to floating-point and push onto the FPU stack.</text:p>
          </table:table-cell>
        </table:table-row>
        <table:table-row table:style-name="ro1">
          <table:table-cell table:number-columns-repeated="6"/>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office:value-type="string">
            <text:p>fbstp</text:p>
          </table:table-cell>
          <table:table-cell table:style-name="ce4" office:value-type="string">
            <text:p>Store ST(0) in m80bcd and pop ST(0).</text:p>
          </table:table-cell>
        </table:table-row>
        <table:table-row table:style-name="ro1">
          <table:table-cell table:number-columns-repeated="6"/>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office:value-type="string">
            <text:p>fchs</text:p>
          </table:table-cell>
          <table:table-cell table:style-name="ce4" office:value-type="string">
            <text:p>Complements sign of ST(0).</text:p>
          </table:table-cell>
        </table:table-row>
        <table:table-row table:style-name="ro1">
          <table:table-cell table:number-columns-repeated="6"/>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office:value-type="string">
            <text:p>fclex</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7" office:value-type="string">
            <text:p>FNCLEX</text:p>
          </table:table-cell>
          <table:table-cell table:number-columns-repeated="2" table:style-name="ce7" office:value-type="string">
            <text:p>V</text:p>
          </table:table-cell>
          <table:table-cell table:style-name="ce7" office:value-type="string">
            <text:p>fnclex</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6"/>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office:value-type="string">
            <text:p>fcmovb</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office:value-type="string">
            <text:p>fcmove</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office:value-type="string">
            <text:p>fcmovbe</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office:value-type="string">
            <text:p>fcmovu</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office:value-type="string">
            <text:p>fcmovnb</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office:value-type="string">
            <text:p>fcmovne</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office:value-type="string">
            <text:p>fcmovnbe</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office:value-type="string">
            <text:p>fcmovnu</text:p>
          </table:table-cell>
          <table:table-cell table:style-name="ce4" office:value-type="string">
            <text:p>Move if not unordered (PF=0).</text:p>
          </table:table-cell>
        </table:table-row>
        <table:table-row table:style-name="ro1">
          <table:table-cell table:number-columns-repeated="6"/>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office:value-type="string">
            <text:p>fcoms</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office:value-type="string">
            <text:p>fcoml</text:p>
          </table:table-cell>
          <table:table-cell table:style-name="ce4" office:value-type="string">
            <text:p>Compare ST(0) with m64fp.</text:p>
          </table:table-cell>
        </table:table-row>
        <table:table-row table:style-name="ro1">
          <table:table-cell table:style-name="ce4" office:value-type="string">
            <text:p>D8 <text:span text:style-name="T2">D0 +i </text:span></text:p>
          </table:table-cell>
          <table:table-cell table:style-name="ce4" office:value-type="string">
            <text:p>FCOM ST(i) </text:p>
          </table:table-cell>
          <table:table-cell table:number-columns-repeated="2" table:style-name="ce4" office:value-type="string">
            <text:p>V</text:p>
          </table:table-cell>
          <table:table-cell table:style-name="ce4" office:value-type="string">
            <text:p>fcom</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office:value-type="string">
            <text:p>fcom</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office:value-type="string">
            <text:p>fcomps</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office:value-type="string">
            <text:p>fcompl</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office:value-type="string">
            <text:p>fcomp</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office:value-type="string">
            <text:p>fcomp</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office:value-type="string">
            <text:p>fcompp</text:p>
          </table:table-cell>
          <table:table-cell table:style-name="ce4" office:value-type="string">
            <text:p>Compare ST(0) with ST(1) and pop register stack twice.</text:p>
          </table:table-cell>
        </table:table-row>
        <table:table-row table:style-name="ro1">
          <table:table-cell table:number-columns-repeated="6"/>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office:value-type="string">
            <text:p>fcomi</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office:value-type="string">
            <text:p>fcomip</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office:value-type="string">
            <text:p>fucomi</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office:value-type="string">
            <text:p>fucomip</text:p>
          </table:table-cell>
          <table:table-cell office:value-type="string">
            <text:p>Compare ST(0) with ST(i), check for ordered values, set status flags accordingly, and pop register stack.</text:p>
          </table:table-cell>
        </table:table-row>
        <table:table-row table:style-name="ro1">
          <table:table-cell table:number-columns-repeated="6"/>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office:value-type="string">
            <text:p>fcos</text:p>
          </table:table-cell>
          <table:table-cell table:style-name="ce4" office:value-type="string">
            <text:p>Replace ST(0) with its cosine.</text:p>
          </table:table-cell>
        </table:table-row>
        <table:table-row table:style-name="ro1">
          <table:table-cell table:number-columns-repeated="6"/>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office:value-type="string">
            <text:p>fdecstp</text:p>
          </table:table-cell>
          <table:table-cell office:value-type="string">
            <text:p>Decrement TOP field in FPU status word.</text:p>
          </table:table-cell>
        </table:table-row>
        <table:table-row table:style-name="ro1">
          <table:table-cell table:number-columns-repeated="6"/>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office:value-type="string">
            <text:p>fdivs</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office:value-type="string">
            <text:p>fdivl</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office:value-type="string">
            <text:p>fdi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office:value-type="string">
            <text:p>fdi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office:value-type="string">
            <text:p>fdivp</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office:value-type="string">
            <text:p>fdivp</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office:value-type="string">
            <text:p>fidivl</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office:value-type="string">
            <text:p>fidiv</text:p>
          </table:table-cell>
          <table:table-cell office:value-type="string">
            <text:p>Divide ST(0) by m64int and store result in ST(0).</text:p>
          </table:table-cell>
        </table:table-row>
        <table:table-row table:style-name="ro1">
          <table:table-cell table:number-columns-repeated="6"/>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office:value-type="string">
            <text:p>fdivrs</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office:value-type="string">
            <text:p>fdivrl</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office:value-type="string">
            <text:p>fdivr</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office:value-type="string">
            <text:p>fdivr</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office:value-type="string">
            <text:p>fdivrp</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office:value-type="string">
            <text:p>fdivrp</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office:value-type="string">
            <text:p>fidivrl</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office:value-type="string">
            <text:p>fidivr</text:p>
          </table:table-cell>
          <table:table-cell office:value-type="string">
            <text:p>Divide m16int by ST(0) and store result in ST(0).</text:p>
          </table:table-cell>
        </table:table-row>
        <table:table-row table:style-name="ro1">
          <table:table-cell table:number-columns-repeated="6"/>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office:value-type="string">
            <text:p>ffree</text:p>
          </table:table-cell>
          <table:table-cell office:value-type="string">
            <text:p>Sets tag for ST(i) to empty.</text:p>
          </table:table-cell>
        </table:table-row>
        <table:table-row table:style-name="ro1">
          <table:table-cell table:number-columns-repeated="6"/>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office:value-type="string">
            <text:p>ficom</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office:value-type="string">
            <text:p>ficoml</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office:value-type="string">
            <text:p>ficomp</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office:value-type="string">
            <text:p>ficompl</text:p>
          </table:table-cell>
          <table:table-cell office:value-type="string">
            <text:p>Compare ST(0) with m32int and pop stack register.</text:p>
          </table:table-cell>
        </table:table-row>
        <table:table-row table:style-name="ro1">
          <table:table-cell table:number-columns-repeated="6"/>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office:value-type="string">
            <text:p>fild</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office:value-type="string">
            <text:p>fildl</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office:value-type="string">
            <text:p>fildll</text:p>
          </table:table-cell>
          <table:table-cell office:value-type="string">
            <text:p>Push m64int onto the FPU register stack.</text:p>
          </table:table-cell>
        </table:table-row>
        <table:table-row table:style-name="ro1">
          <table:table-cell table:number-columns-repeated="6"/>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office:value-type="string">
            <text:p>fincstp</text:p>
          </table:table-cell>
          <table:table-cell office:value-type="string">
            <text:p>Increment the TOP field in the FPU status register.</text:p>
          </table:table-cell>
        </table:table-row>
        <table:table-row table:style-name="ro1">
          <table:table-cell table:number-columns-repeated="6"/>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office:value-type="string">
            <text:p>finit</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office:value-type="string">
            <text:p>fninit</text:p>
          </table:table-cell>
          <table:table-cell office:value-type="string">
            <text:p>Initialize FPU without checking for pending unmasked floating-point exceptions.</text:p>
          </table:table-cell>
        </table:table-row>
        <table:table-row table:style-name="ro1">
          <table:table-cell table:number-columns-repeated="6"/>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office:value-type="string">
            <text:p>fist</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office:value-type="string">
            <text:p>fistl</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office:value-type="string">
            <text:p>fistp</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office:value-type="string">
            <text:p>fistpl</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office:value-type="string">
            <text:p>fistpll</text:p>
          </table:table-cell>
          <table:table-cell office:value-type="string">
            <text:p>Store ST(0) in m64int and pop register stack.</text:p>
          </table:table-cell>
        </table:table-row>
        <table:table-row table:style-name="ro1">
          <table:table-cell table:number-columns-repeated="6"/>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office:value-type="string">
            <text:p>fisttp</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office:value-type="string">
            <text:p>fisttpl</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office:value-type="string">
            <text:p>fisttpll</text:p>
          </table:table-cell>
          <table:table-cell office:value-type="string">
            <text:p>Store ST(0) in m64int with truncation.</text:p>
          </table:table-cell>
        </table:table-row>
        <table:table-row table:style-name="ro1">
          <table:table-cell table:number-columns-repeated="6"/>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office:value-type="string">
            <text:p>flds</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office:value-type="string">
            <text:p>fldl</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office:value-type="string">
            <text:p>fldt</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office:value-type="string">
            <text:p>fld</text:p>
          </table:table-cell>
          <table:table-cell office:value-type="string">
            <text:p>Push ST(i) onto the FPU register stack.</text:p>
          </table:table-cell>
        </table:table-row>
        <table:table-row table:style-name="ro1">
          <table:table-cell table:number-columns-repeated="6"/>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office:value-type="string">
            <text:p>fld1</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office:value-type="string">
            <text:p>fldl2t</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office:value-type="string">
            <text:p>fldl2e</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office:value-type="string">
            <text:p>fldpi</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office:value-type="string">
            <text:p>fldlg2</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office:value-type="string">
            <text:p>flgln2</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office:value-type="string">
            <text:p>fldz</text:p>
          </table:table-cell>
          <table:table-cell office:value-type="string">
            <text:p>Push +0.0 onto the FPU register stack.</text:p>
          </table:table-cell>
        </table:table-row>
        <table:table-row table:style-name="ro1">
          <table:table-cell table:number-columns-repeated="6"/>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office:value-type="string">
            <text:p>fldcw</text:p>
          </table:table-cell>
          <table:table-cell office:value-type="string">
            <text:p>Load FPU control word from m2byte.</text:p>
          </table:table-cell>
        </table:table-row>
        <table:table-row table:style-name="ro1">
          <table:table-cell table:number-columns-repeated="6"/>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office:value-type="string">
            <text:p>fldenv</text:p>
          </table:table-cell>
          <table:table-cell office:value-type="string">
            <text:p>Load FPU environment from m14byte or m28byte.</text:p>
          </table:table-cell>
        </table:table-row>
        <table:table-row table:style-name="ro1">
          <table:table-cell table:number-columns-repeated="6"/>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office:value-type="string">
            <text:p>fmuls</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office:value-type="string">
            <text:p>fmull</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office:value-type="string">
            <text:p>fmul</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office:value-type="string">
            <text:p>fmul</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office:value-type="string">
            <text:p>fmulp</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office:value-type="string">
            <text:p>fmulp</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office:value-type="string">
            <text:p>fimull</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office:value-type="string">
            <text:p>fimul</text:p>
          </table:table-cell>
          <table:table-cell office:value-type="string">
            <text:p>Multiply ST(0) by m16int and store result in ST(0).</text:p>
          </table:table-cell>
        </table:table-row>
        <table:table-row table:style-name="ro1">
          <table:table-cell table:number-columns-repeated="6"/>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office:value-type="string">
            <text:p>fnop</text:p>
          </table:table-cell>
          <table:table-cell office:value-type="string">
            <text:p>No operation is performed.</text:p>
          </table:table-cell>
        </table:table-row>
        <table:table-row table:style-name="ro1">
          <table:table-cell table:number-columns-repeated="6"/>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office:value-type="string">
            <text:p>fpatan</text:p>
          </table:table-cell>
          <table:table-cell office:value-type="string">
            <text:p>Replace ST(1) with arctan(ST(1)/ST(0)) and pop the register stack.</text:p>
          </table:table-cell>
        </table:table-row>
        <table:table-row table:style-name="ro1">
          <table:table-cell table:number-columns-repeated="6"/>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office:value-type="string">
            <text:p>fprem</text:p>
          </table:table-cell>
          <table:table-cell office:value-type="string">
            <text:p>Replace ST(0) with the remainder obtained from dividing ST(0) by ST(1).</text:p>
          </table:table-cell>
        </table:table-row>
        <table:table-row table:style-name="ro1">
          <table:table-cell table:number-columns-repeated="6"/>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office:value-type="string">
            <text:p>fprem1</text:p>
          </table:table-cell>
          <table:table-cell office:value-type="string">
            <text:p>Replace ST(0) with the IEEE remainder obtained from dividing ST(0) by ST(1).</text:p>
          </table:table-cell>
        </table:table-row>
        <table:table-row table:style-name="ro1">
          <table:table-cell table:number-columns-repeated="6"/>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office:value-type="string">
            <text:p>fptan</text:p>
          </table:table-cell>
          <table:table-cell office:value-type="string">
            <text:p>Replace ST(0) with its tangent and push 1 onto the FPU stack.</text:p>
          </table:table-cell>
        </table:table-row>
        <table:table-row table:style-name="ro1">
          <table:table-cell table:number-columns-repeated="6"/>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office:value-type="string">
            <text:p>frndint</text:p>
          </table:table-cell>
          <table:table-cell office:value-type="string">
            <text:p>Round ST(0) to an integer.</text:p>
          </table:table-cell>
        </table:table-row>
        <table:table-row table:style-name="ro1">
          <table:table-cell table:number-columns-repeated="6"/>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office:value-type="string">
            <text:p>frstor</text:p>
          </table:table-cell>
          <table:table-cell office:value-type="string">
            <text:p>Load FPU state from m94byte or m108byte.</text:p>
          </table:table-cell>
        </table:table-row>
        <table:table-row table:style-name="ro1">
          <table:table-cell table:number-columns-repeated="6"/>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6"/>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office:value-type="string">
            <text:p>fscale</text:p>
          </table:table-cell>
          <table:table-cell office:value-type="string">
            <text:p>Scale ST(0) by ST(1).</text:p>
          </table:table-cell>
        </table:table-row>
        <table:table-row table:style-name="ro1">
          <table:table-cell table:number-columns-repeated="6"/>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office:value-type="string">
            <text:p>fsin</text:p>
          </table:table-cell>
          <table:table-cell office:value-type="string">
            <text:p>Replace ST(0) with its sine.</text:p>
          </table:table-cell>
        </table:table-row>
        <table:table-row table:style-name="ro1">
          <table:table-cell table:number-columns-repeated="6"/>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office:value-type="string">
            <text:p>fsincos</text:p>
          </table:table-cell>
          <table:table-cell office:value-type="string">
            <text:p>Compute the sine and cosine of ST(0); replace ST(0) with the sine, and push the cosine onto the register stack.</text:p>
          </table:table-cell>
        </table:table-row>
        <table:table-row table:style-name="ro1">
          <table:table-cell table:number-columns-repeated="6"/>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office:value-type="string">
            <text:p>fsqrt</text:p>
          </table:table-cell>
          <table:table-cell office:value-type="string">
            <text:p>Computes square root of ST(0) and stores the result in ST(0).</text:p>
          </table:table-cell>
        </table:table-row>
        <table:table-row table:style-name="ro1">
          <table:table-cell table:number-columns-repeated="6"/>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office:value-type="string">
            <text:p>fsts</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office:value-type="string">
            <text:p>fstl</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office:value-type="string">
            <text:p>fst</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office:value-type="string">
            <text:p>fstps</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office:value-type="string">
            <text:p>fstpl</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office:value-type="string">
            <text:p>fstpt</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office:value-type="string">
            <text:p>fstp</text:p>
          </table:table-cell>
          <table:table-cell office:value-type="string">
            <text:p>Copy ST(0) to ST(i) and pop register stack.</text:p>
          </table:table-cell>
        </table:table-row>
        <table:table-row table:style-name="ro1">
          <table:table-cell table:number-columns-repeated="6"/>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office:value-type="string">
            <text:p>fstcw</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office:value-type="string">
            <text:p>fnstcw</text:p>
          </table:table-cell>
          <table:table-cell office:value-type="string">
            <text:p>Store FPU control word to m2byte without checking for pending unmasked floating-point exceptions.</text:p>
          </table:table-cell>
        </table:table-row>
        <table:table-row table:style-name="ro1">
          <table:table-cell table:number-columns-repeated="6"/>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6"/>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office:value-type="string">
            <text:p>fstsw</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office:value-type="string">
            <text:p>fstsw</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office:value-type="string">
            <text:p>fnstsw</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office:value-type="string">
            <text:p>fnstsw</text:p>
          </table:table-cell>
          <table:table-cell office:value-type="string">
            <text:p>Store FPU status word in AX register without checking for pending unmasked floating-point exceptions.</text:p>
          </table:table-cell>
        </table:table-row>
        <table:table-row table:style-name="ro1">
          <table:table-cell table:number-columns-repeated="6"/>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office:value-type="string">
            <text:p>fsubs</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office:value-type="string">
            <text:p>fsubl</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office:value-type="string">
            <text:p>fsub</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office:value-type="string">
            <text:p>fsub</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office:value-type="string">
            <text:p>fsubp</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office:value-type="string">
            <text:p>fsubp</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office:value-type="string">
            <text:p>fisubl</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office:value-type="string">
            <text:p>fisub</text:p>
          </table:table-cell>
          <table:table-cell office:value-type="string">
            <text:p>Subtract m16int from ST(0) and store result in ST(0).</text:p>
          </table:table-cell>
        </table:table-row>
        <table:table-row table:style-name="ro1">
          <table:table-cell table:number-columns-repeated="6"/>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office:value-type="string">
            <text:p>fsubrs</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office:value-type="string">
            <text:p>fsubrl</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office:value-type="string">
            <text:p>fsubr</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office:value-type="string">
            <text:p>fsubrp</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office:value-type="string">
            <text:p>fsubrp</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office:value-type="string">
            <text:p>fsubrp</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office:value-type="string">
            <text:p>fisubrl</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office:value-type="string">
            <text:p>fisubr</text:p>
          </table:table-cell>
          <table:table-cell office:value-type="string">
            <text:p>Subtract ST(0) from m16int and store result in ST(0).</text:p>
          </table:table-cell>
        </table:table-row>
        <table:table-row table:style-name="ro1">
          <table:table-cell table:number-columns-repeated="6"/>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office:value-type="string">
            <text:p>ftst</text:p>
          </table:table-cell>
          <table:table-cell office:value-type="string">
            <text:p>Compare ST(0) with 0.0.</text:p>
          </table:table-cell>
        </table:table-row>
        <table:table-row table:style-name="ro1">
          <table:table-cell table:number-columns-repeated="6"/>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office:value-type="string">
            <text:p>fucom</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office:value-type="string">
            <text:p>fucom</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office:value-type="string">
            <text:p>fucomp</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office:value-type="string">
            <text:p>fucomp</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office:value-type="string">
            <text:p>fucompp</text:p>
          </table:table-cell>
          <table:table-cell office:value-type="string">
            <text:p>Compare ST(0) with ST(1) and pop register stack twice.</text:p>
          </table:table-cell>
        </table:table-row>
        <table:table-row table:style-name="ro1">
          <table:table-cell table:number-columns-repeated="6"/>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office:value-type="string">
            <text:p>fxam</text:p>
          </table:table-cell>
          <table:table-cell office:value-type="string">
            <text:p>Classify value or number in ST(0).</text:p>
          </table:table-cell>
        </table:table-row>
        <table:table-row table:style-name="ro1">
          <table:table-cell table:number-columns-repeated="6"/>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office:value-type="string">
            <text:p>fxch</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office:value-type="string">
            <text:p>fxch</text:p>
          </table:table-cell>
          <table:table-cell office:value-type="string">
            <text:p>Exchange the contents of ST(0) and ST(1).</text:p>
          </table:table-cell>
        </table:table-row>
        <table:table-row table:style-name="ro1">
          <table:table-cell table:number-columns-repeated="6"/>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office:value-type="string">
            <text:p>fxrstor</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office:value-type="string">
            <text:p>fxrstor64</text:p>
          </table:table-cell>
          <table:table-cell office:value-type="string">
            <text:p>Restore the x87 FPU, MMX, XMM, and MXCSR register state from m512byte.</text:p>
          </table:table-cell>
        </table:table-row>
        <table:table-row table:style-name="ro1">
          <table:table-cell table:number-columns-repeated="6"/>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office:value-type="string">
            <text:p>fxsave</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office:value-type="string">
            <text:p>fxsave64</text:p>
          </table:table-cell>
          <table:table-cell office:value-type="string">
            <text:p>Save the x87 FPU, MMX, XMM, and MXCSR register state to m512byte.</text:p>
          </table:table-cell>
        </table:table-row>
        <table:table-row table:style-name="ro1">
          <table:table-cell table:number-columns-repeated="6"/>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6"/>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office:value-type="string">
            <text:p>fyl2x</text:p>
          </table:table-cell>
          <table:table-cell office:value-type="string">
            <text:p>Replace ST(1) with (ST(1) ∗ log2ST(0)) and pop the register stack.</text:p>
          </table:table-cell>
        </table:table-row>
        <table:table-row table:style-name="ro1">
          <table:table-cell table:number-columns-repeated="6"/>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office:value-type="string">
            <text:p>fyl2xpi</text:p>
          </table:table-cell>
          <table:table-cell office:value-type="string">
            <text:p>Replace ST(1) with ST(1) ∗ log2(ST(0) + 1.0) and pop the register stack.</text:p>
          </table:table-cell>
        </table:table-row>
        <table:table-row table:style-name="ro1">
          <table:table-cell table:number-columns-repeated="6"/>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haddpd</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vhaddpd</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vhaddpd</text:p>
          </table:table-cell>
          <table:table-cell office:value-type="string">
            <text:p>Horizontal add packed double-precision floating-point values from ymm2 and ymm3/mem.</text:p>
          </table:table-cell>
        </table:table-row>
        <table:table-row table:style-name="ro1">
          <table:table-cell table:number-columns-repeated="6"/>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haddps</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vhaddps</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vhaddps</text:p>
          </table:table-cell>
          <table:table-cell office:value-type="string">
            <text:p>Horizontal add packed single-precision floating-point values from ymm2 and ymm3/mem.</text:p>
          </table:table-cell>
        </table:table-row>
        <table:table-row table:style-name="ro1">
          <table:table-cell table:number-columns-repeated="6"/>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office:value-type="string">
            <text:p>hlt</text:p>
          </table:table-cell>
          <table:table-cell office:value-type="string">
            <text:p>Halt</text:p>
          </table:table-cell>
        </table:table-row>
        <table:table-row table:style-name="ro1">
          <table:table-cell table:number-columns-repeated="6"/>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hsubpd</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vhsubpd</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vhsubpd</text:p>
          </table:table-cell>
          <table:table-cell office:value-type="string">
            <text:p>Horizontal subtract packed double-precision floating-point values from ymm2 and ymm3/mem.</text:p>
          </table:table-cell>
        </table:table-row>
        <table:table-row table:style-name="ro1">
          <table:table-cell table:number-columns-repeated="6"/>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hsubps</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vhsubps</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vhsubps</text:p>
          </table:table-cell>
          <table:table-cell office:value-type="string">
            <text:p>Horizontal subtract packed single-precision floating-point values from ymm2 and ymm3/mem.</text:p>
          </table:table-cell>
        </table:table-row>
        <table:table-row table:style-name="ro1">
          <table:table-cell table:number-columns-repeated="6"/>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office:value-type="string">
            <text:p>idivw</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office:value-type="string">
            <text:p>idivl</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office:value-type="string">
            <text:p>idivq</text:p>
          </table:table-cell>
          <table:table-cell office:value-type="string">
            <text:p>Signed divide RDX:RAX by r/m64, with result stored in RAX = Quotient, RDX = Remainder.</text:p>
          </table:table-cell>
        </table:table-row>
        <table:table-row table:style-name="ro1">
          <table:table-cell table:number-columns-repeated="6"/>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office:value-type="string">
            <text:p>imulb</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office:value-type="string">
            <text:p>imulw</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office:value-type="string">
            <text:p>imull</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office:value-type="string">
            <text:p>imulq</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office:value-type="string">
            <text:p>imulw</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office:value-type="string">
            <text:p>imull</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office:value-type="string">
            <text:p>imulq</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office:value-type="string">
            <text:p>imulw</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office:value-type="string">
            <text:p>imull</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office:value-type="string">
            <text:p>imulq</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office:value-type="string">
            <text:p>imulw</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office:value-type="string">
            <text:p>imull</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office:value-type="string">
            <text:p>imulq</text:p>
          </table:table-cell>
          <table:table-cell office:value-type="string">
            <text:p>Quadword register = r/m64 ∗ immediate doubleword.</text:p>
          </table:table-cell>
        </table:table-row>
        <table:table-row table:style-name="ro1">
          <table:table-cell table:number-columns-repeated="6"/>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office:value-type="string">
            <text:p>inb</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office:value-type="string">
            <text:p>inw</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office:value-type="string">
            <text:p>inl</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office:value-type="string">
            <text:p>inb</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office:value-type="string">
            <text:p>inw</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office:value-type="string">
            <text:p>inl</text:p>
          </table:table-cell>
          <table:table-cell office:value-type="string">
            <text:p>Input doubleword from I/O port in DX into EAX.</text:p>
          </table:table-cell>
        </table:table-row>
        <table:table-row table:style-name="ro1">
          <table:table-cell table:number-columns-repeated="6"/>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office:value-type="string">
            <text:p>incb</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office:value-type="string">
            <text:p>incb</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office:value-type="string">
            <text:p>incw</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office:value-type="string">
            <text:p>incl</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office:value-type="string">
            <text:p>incq</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table:table-cell office:value-type="string">
            <text:p>Increment doubleword register by 1.</text:p>
          </table:table-cell>
        </table:table-row>
        <table:table-row table:style-name="ro1">
          <table:table-cell table:number-columns-repeated="6"/>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office:value-type="string">
            <text:p>ins</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office:value-type="string">
            <text:p>ins</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office:value-type="string">
            <text:p>ins</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office:value-type="string">
            <text:p>insb</text:p>
          </table:table-cell>
          <table:table-cell office:value-type="string">
            <text:p>Input byte from I/O port specified in DX into memory location specified with ES:(E)DI or RDI.1</text:p>
          </table:table-cell>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office:value-type="string">
            <text:p>insw</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office:value-type="string">
            <text:p>insl</text:p>
          </table:table-cell>
          <table:table-cell office:value-type="string">
            <text:p>Input doubleword from I/O port specified in DX into memory location specified in ES:(E)DI or RDI.1</text:p>
          </table:table-cell>
        </table:table-row>
        <table:table-row table:style-name="ro1">
          <table:table-cell table:number-columns-repeated="6"/>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6"/>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office:value-type="string">
            <text:p>int</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office:value-type="string">
            <text:p>int</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table:table-cell office:value-type="string">
            <text:p>Interrupt 4—if overflow flag is 1.</text:p>
          </table:table-cell>
        </table:table-row>
        <table:table-row table:style-name="ro1">
          <table:table-cell table:number-columns-repeated="6"/>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office:value-type="string">
            <text:p>invd</text:p>
          </table:table-cell>
          <table:table-cell office:value-type="string">
            <text:p>Flush internal caches; initiate flushing of external caches.</text:p>
          </table:table-cell>
        </table:table-row>
        <table:table-row table:style-name="ro1">
          <table:table-cell table:number-columns-repeated="6"/>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office:value-type="string">
            <text:p>invlpg</text:p>
          </table:table-cell>
          <table:table-cell office:value-type="string">
            <text:p>Invalidate TLB Entry for page that contains m.</text:p>
          </table:table-cell>
        </table:table-row>
        <table:table-row table:style-name="ro1">
          <table:table-cell table:number-columns-repeated="6"/>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pcid</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6"/>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office:value-type="string">
            <text:p>iretw</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office:value-type="string">
            <text:p>iretl</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office:value-type="string">
            <text:p>iretq</text:p>
          </table:table-cell>
          <table:table-cell office:value-type="string">
            <text:p>Interrupt return (64-bit operand size).</text:p>
          </table:table-cell>
        </table:table-row>
        <table:table-row table:style-name="ro1">
          <table:table-cell table:number-columns-repeated="6"/>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office:value-type="string">
            <text:p>ja</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office:value-type="string">
            <text:p>jae</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office:value-type="string">
            <text:p>jb</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office:value-type="string">
            <text:p>jbe</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office:value-type="string">
            <text:p>jb</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office:value-type="string">
            <text:p>jecxz</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office:value-type="string">
            <text:p>jrcxz</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office:value-type="string">
            <text:p>je</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office:value-type="string">
            <text:p>jg</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office:value-type="string">
            <text:p>jge</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office:value-type="string">
            <text:p>jl</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office:value-type="string">
            <text:p>jle</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office:value-type="string">
            <text:p>jbe</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office:value-type="string">
            <text:p>jb</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office:value-type="string">
            <text:p>jae</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office:value-type="string">
            <text:p>ja</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office:value-type="string">
            <text:p>jae</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office:value-type="string">
            <text:p>jne</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office:value-type="string">
            <text:p>jle</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office:value-type="string">
            <text:p>jl</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office:value-type="string">
            <text:p>jge</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office:value-type="string">
            <text:p>jg</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office:value-type="string">
            <text:p>jno</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office:value-type="string">
            <text:p>jnp</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office:value-type="string">
            <text:p>jns</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office:value-type="string">
            <text:p>jne</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office:value-type="string">
            <text:p>jo</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office:value-type="string">
            <text:p>jp</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office:value-type="string">
            <text:p>jp</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office:value-type="string">
            <text:p>jnp</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office:value-type="string">
            <text:p>js</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office:value-type="string">
            <text:p>je</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office:value-type="string">
            <text:p>ja</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office:value-type="string">
            <text:p>jae</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office:value-type="string">
            <text:p>jb</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office:value-type="string">
            <text:p>jbe</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office:value-type="string">
            <text:p>jb</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office:value-type="string">
            <text:p>je</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office:value-type="string">
            <text:p>jg</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office:value-type="string">
            <text:p>jge</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office:value-type="string">
            <text:p>jl</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office:value-type="string">
            <text:p>jle</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office:value-type="string">
            <text:p>jbe</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office:value-type="string">
            <text:p>jb</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office:value-type="string">
            <text:p>jae</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office:value-type="string">
            <text:p>ja</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office:value-type="string">
            <text:p>jae</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office:value-type="string">
            <text:p>jne</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table:table-cell office:value-type="string">
            <text:p>Jump near if not greater (ZF=1 or SF !=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office:value-type="string">
            <text:p>jle</text:p>
          </table:table-cell>
          <table:table-cell office:value-type="string">
            <text:p>Jump near if not greater (ZF=1 or SF !=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table:table-cell office:value-type="string">
            <text:p>Jump near if not greater or equal (SF !=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office:value-type="string">
            <text:p>jl</text:p>
          </table:table-cell>
          <table:table-cell office:value-type="string">
            <text:p>Jump near if not greater or equal (SF !=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office:value-type="string">
            <text:p>jge</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office:value-type="string">
            <text:p>jg</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office:value-type="string">
            <text:p>jno</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office:value-type="string">
            <text:p>jnp</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office:value-type="string">
            <text:p>jns</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office:value-type="string">
            <text:p>jne</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office:value-type="string">
            <text:p>jo</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office:value-type="string">
            <text:p>jp</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office:value-type="string">
            <text:p>jnp</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office:value-type="string">
            <text:p>js</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office:value-type="string">
            <text:p>je</text:p>
          </table:table-cell>
          <table:table-cell office:value-type="string">
            <text:p>Jump near if 0 (ZF=1).</text:p>
          </table:table-cell>
        </table:table-row>
        <table:table-row table:style-name="ro1">
          <table:table-cell table:number-columns-repeated="6"/>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office:value-type="string">
            <text:p>jmpq</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office:value-type="string">
            <text:p>jmpq</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office:value-type="string">
            <text:p>jmpq</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office:value-type="string">
            <text:p>jmpq</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office:value-type="string">
            <text:p>jmpq</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office:value-type="string">
            <text:p>jmpq</text:p>
          </table:table-cell>
          <table:table-cell office:value-type="string">
            <text:p>Jump far, absolute indirect, address given in m16:64.</text:p>
          </table:table-cell>
        </table:table-row>
        <table:table-row table:style-name="ro1">
          <table:table-cell table:number-columns-repeated="6"/>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office:value-type="string">
            <text:p>lahf</text:p>
          </table:table-cell>
          <table:table-cell office:value-type="string">
            <text:p>Load: AH = EFLAGS(SF:ZF:0:AF:0:PF:1:CF).</text:p>
          </table:table-cell>
        </table:table-row>
        <table:table-row table:style-name="ro1">
          <table:table-cell table:number-columns-repeated="6"/>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office:value-type="string">
            <text:p>larw</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office:value-type="string">
            <text:p>larl</text:p>
          </table:table-cell>
          <table:table-cell office:value-type="string">
            <text:p>reg = access rights referenced by r32/m16</text:p>
          </table:table-cell>
        </table:table-row>
        <table:table-row table:style-name="ro1">
          <table:table-cell table:number-columns-repeated="6"/>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lddqu</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vlddqu</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vlddqu</text:p>
          </table:table-cell>
          <table:table-cell office:value-type="string">
            <text:p>Load unaligned packed integer values from mem to ymm1.</text:p>
          </table:table-cell>
        </table:table-row>
        <table:table-row table:style-name="ro1">
          <table:table-cell table:number-columns-repeated="6"/>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ldmxcsr</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vldmxcsr</text:p>
          </table:table-cell>
          <table:table-cell office:value-type="string">
            <text:p>Load MXCSR register from m32.</text:p>
          </table:table-cell>
        </table:table-row>
        <table:table-row table:style-name="ro1">
          <table:table-cell table:number-columns-repeated="6"/>
        </table:table-row>
        <table:table-row table:style-name="ro1">
          <table:table-cell office:value-type="string">
            <text:p>C5 /r </text:p>
          </table:table-cell>
          <table:table-cell office:value-type="string">
            <text:p>LDS r16, m16:16 </text:p>
          </table:table-cell>
          <table:table-cell office:value-type="string">
            <text:p>I</text:p>
          </table:table-cell>
          <table:table-cell office:value-type="string">
            <text:p>V</text:p>
          </table:table-cell>
          <table:table-cell/>
          <table:table-cell office:value-type="string">
            <text:p>Load DS:r16 with far pointer from memory.</text:p>
          </table:table-cell>
        </table:table-row>
        <table:table-row table:style-name="ro1">
          <table:table-cell office:value-type="string">
            <text:p>C5 /r </text:p>
          </table:table-cell>
          <table:table-cell office:value-type="string">
            <text:p>LDS r32, m16:32 </text:p>
          </table:table-cell>
          <table:table-cell office:value-type="string">
            <text:p>I</text:p>
          </table:table-cell>
          <table:table-cell office:value-type="string">
            <text:p>V</text:p>
          </table:table-cell>
          <table:table-cell/>
          <table:table-cell office:value-type="string">
            <text:p>Load DS:r32 with far pointer from memory.</text:p>
          </table:table-cell>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office:value-type="string">
            <text:p>lssw</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office:value-type="string">
            <text:p>lssl</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office:value-type="string">
            <text:p>lssq</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 m16:16 </text:p>
          </table:table-cell>
          <table:table-cell office:value-type="string">
            <text:p>I</text:p>
          </table:table-cell>
          <table:table-cell office:value-type="string">
            <text:p>V</text:p>
          </table:table-cell>
          <table:table-cell/>
          <table:table-cell office:value-type="string">
            <text:p>Load ES:r16 with far pointer from memory.</text:p>
          </table:table-cell>
        </table:table-row>
        <table:table-row table:style-name="ro1">
          <table:table-cell office:value-type="string">
            <text:p>C4 /r </text:p>
          </table:table-cell>
          <table:table-cell office:value-type="string">
            <text:p>LES r32, m16:32 </text:p>
          </table:table-cell>
          <table:table-cell office:value-type="string">
            <text:p>I</text:p>
          </table:table-cell>
          <table:table-cell office:value-type="string">
            <text:p>V</text:p>
          </table:table-cell>
          <table:table-cell/>
          <table:table-cell office:value-type="string">
            <text:p>Load ES:r32 with far pointer from memory.</text:p>
          </table:table-cell>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office:value-type="string">
            <text:p>lfsw</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office:value-type="string">
            <text:p>lfsl</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office:value-type="string">
            <text:p>lfsq</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office:value-type="string">
            <text:p>lgsw</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office:value-type="string">
            <text:p>lgsl</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office:value-type="string">
            <text:p>lgsq</text:p>
          </table:table-cell>
          <table:table-cell office:value-type="string">
            <text:p>Load GS:r64 with far pointer from memory.</text:p>
          </table:table-cell>
        </table:table-row>
        <table:table-row table:style-name="ro1">
          <table:table-cell table:number-columns-repeated="6"/>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office:value-type="string">
            <text:p>leaw</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office:value-type="string">
            <text:p>leal</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office:value-type="string">
            <text:p>leaq</text:p>
          </table:table-cell>
          <table:table-cell office:value-type="string">
            <text:p>Store effective address for m in register r64.</text:p>
          </table:table-cell>
        </table:table-row>
        <table:table-row table:style-name="ro1">
          <table:table-cell table:number-columns-repeated="6"/>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office:value-type="string">
            <text:p>leavew</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office:value-type="string">
            <text:p>leaveq</text:p>
          </table:table-cell>
          <table:table-cell office:value-type="string">
            <text:p>Set RSP to RBP, then pop RBP.</text:p>
          </table:table-cell>
        </table:table-row>
        <table:table-row table:style-name="ro1">
          <table:table-cell table:number-columns-repeated="6"/>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office:value-type="string">
            <text:p>lfence</text:p>
          </table:table-cell>
          <table:table-cell office:value-type="string">
            <text:p>Serializes load operations.</text:p>
          </table:table-cell>
        </table:table-row>
        <table:table-row table:style-name="ro1">
          <table:table-cell table:number-columns-repeated="6"/>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office:value-type="string">
            <text:p>lgdt</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office:value-type="string">
            <text:p>lidt</text:p>
          </table:table-cell>
          <table:table-cell office:value-type="string">
            <text:p>Load m into IDTR.</text:p>
          </table:table-cell>
        </table:table-row>
        <table:table-row table:style-name="ro1">
          <table:table-cell table:number-columns-repeated="6"/>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office:value-type="string">
            <text:p>lldt</text:p>
          </table:table-cell>
          <table:table-cell office:value-type="string">
            <text:p>Load segment selector r/m16 into LDTR.</text:p>
          </table:table-cell>
        </table:table-row>
        <table:table-row table:style-name="ro1">
          <table:table-cell table:number-columns-repeated="6"/>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office:value-type="string">
            <text:p>lmsw</text:p>
          </table:table-cell>
          <table:table-cell office:value-type="string">
            <text:p>Loads r/m16 in machine status word of CR0.</text:p>
          </table:table-cell>
        </table:table-row>
        <table:table-row table:style-name="ro1">
          <table:table-cell table:number-columns-repeated="6"/>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office:value-type="string">
            <text:p>lock</text:p>
          </table:table-cell>
          <table:table-cell office:value-type="string">
            <text:p>Asserts LOCK# signal for duration of the accompanying instruction.</text:p>
          </table:table-cell>
        </table:table-row>
        <table:table-row table:style-name="ro1">
          <table:table-cell table:number-columns-repeated="6"/>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office:value-type="string">
            <text:p>lods</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office:value-type="string">
            <text:p>lods</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office:value-type="string">
            <text:p>lods</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office:value-type="string">
            <text:p>lods</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office:value-type="string">
            <text:p>lodsb</text:p>
          </table:table-cell>
          <table:table-cell office:value-type="string">
            <text:p>For legacy mode, Load byte at address DS:(E)SI into AL. For 64-bit mode load byte at address (R)SI into AL.</text:p>
          </table:table-cell>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office:value-type="string">
            <text:p>lodsw</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office:value-type="string">
            <text:p>lodsl</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office:value-type="string">
            <text:p>lodsq</text:p>
          </table:table-cell>
          <table:table-cell office:value-type="string">
            <text:p>Load qword at address (R)SI into RAX.</text:p>
          </table:table-cell>
        </table:table-row>
        <table:table-row table:style-name="ro1">
          <table:table-cell table:number-columns-repeated="6"/>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office:value-type="string">
            <text:p>loop</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office:value-type="string">
            <text:p>loope</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office:value-type="string">
            <text:p>loopne</text:p>
          </table:table-cell>
          <table:table-cell office:value-type="string">
            <text:p>Decrement count; jump short if count != 0 and <text:s/>ZF = 0.</text:p>
          </table:table-cell>
        </table:table-row>
        <table:table-row table:style-name="ro1">
          <table:table-cell table:number-columns-repeated="6"/>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office:value-type="string">
            <text:p>lslw</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office:value-type="string">
            <text:p>lsll</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office:value-type="string">
            <text:p>lslq</text:p>
          </table:table-cell>
          <table:table-cell office:value-type="string">
            <text:p>Load: r64 = segment limit, selector r32/m16</text:p>
          </table:table-cell>
        </table:table-row>
        <table:table-row table:style-name="ro1">
          <table:table-cell table:number-columns-repeated="6"/>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office:value-type="string">
            <text:p>ltr</text:p>
          </table:table-cell>
          <table:table-cell office:value-type="string">
            <text:p>Load r/m16 into task register.</text:p>
          </table:table-cell>
        </table:table-row>
        <table:table-row table:style-name="ro1">
          <table:table-cell table:number-columns-repeated="6"/>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6"/>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6"/>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maxpd</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vmaxpd</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vmaxpd</text:p>
          </table:table-cell>
          <table:table-cell office:value-type="string">
            <text:p>Return the maximum packed double-precision floating-point values between ymm2 and ymm3/mem.</text:p>
          </table:table-cell>
        </table:table-row>
        <table:table-row table:style-name="ro1">
          <table:table-cell table:number-columns-repeated="6"/>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maxps</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vmaxps</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vmaxps</text:p>
          </table:table-cell>
          <table:table-cell office:value-type="string">
            <text:p>Return the maximum single double-precision floating-point values between ymm2 and ymm3/mem.</text:p>
          </table:table-cell>
        </table:table-row>
        <table:table-row table:style-name="ro1">
          <table:table-cell table:number-columns-repeated="6"/>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maxsd</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vmaxsd</text:p>
          </table:table-cell>
          <table:table-cell office:value-type="string">
            <text:p>Return the maximum scalar double-precision floating-point value between xmm3/mem64 and xmm2.</text:p>
          </table:table-cell>
        </table:table-row>
        <table:table-row table:style-name="ro1">
          <table:table-cell table:number-columns-repeated="6"/>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office:value-type="string">
            <text:p>maxss</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vmaxss</text:p>
          </table:table-cell>
          <table:table-cell office:value-type="string">
            <text:p>Return the maximum scalar single-precision floating-point value between xmm3/mem32 and xmm2.</text:p>
          </table:table-cell>
        </table:table-row>
        <table:table-row table:style-name="ro1">
          <table:table-cell table:number-columns-repeated="6"/>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office:value-type="string">
            <text:p>mfence</text:p>
          </table:table-cell>
          <table:table-cell office:value-type="string">
            <text:p>Serializes load and store operations.</text:p>
          </table:table-cell>
        </table:table-row>
        <table:table-row table:style-name="ro1">
          <table:table-cell table:number-columns-repeated="6"/>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minpd</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vminpd</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vminpd</text:p>
          </table:table-cell>
          <table:table-cell office:value-type="string">
            <text:p>Return the minimum packed double-precision floating-point values between ymm2 and ymm3/mem.</text:p>
          </table:table-cell>
        </table:table-row>
        <table:table-row table:style-name="ro1">
          <table:table-cell table:number-columns-repeated="6"/>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minps</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vminps</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vminps</text:p>
          </table:table-cell>
          <table:table-cell office:value-type="string">
            <text:p>Return the minimum single double-precision floating-point values between ymm2 and ymm3/mem.</text:p>
          </table:table-cell>
        </table:table-row>
        <table:table-row table:style-name="ro1">
          <table:table-cell table:number-columns-repeated="6"/>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minsd</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vminsd</text:p>
          </table:table-cell>
          <table:table-cell office:value-type="string">
            <text:p>Return the minimum scalar double precision floating-point value between xmm3/mem64 and xmm2.</text:p>
          </table:table-cell>
        </table:table-row>
        <table:table-row table:style-name="ro1">
          <table:table-cell table:number-columns-repeated="6"/>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minss</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vminss</text:p>
          </table:table-cell>
          <table:table-cell office:value-type="string">
            <text:p>Return the minimum scalar single precision floating-point value between xmm3/mem32 and xmm2.</text:p>
          </table:table-cell>
        </table:table-row>
        <table:table-row table:style-name="ro1">
          <table:table-cell table:number-columns-repeated="6"/>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6"/>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office:value-type="string">
            <text:p>movb</text:p>
          </table:table-cell>
          <table:table-cell office:value-type="string">
            <text:p>Move r8 to r/m8.</text:p>
          </table:table-cell>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office:value-type="string">
            <text:p>movb</text:p>
          </table:table-cell>
          <table:table-cell office:value-type="string">
            <text:p>Move r8 to r/m8.</text:p>
          </table:table-cell>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office:value-type="string">
            <text:p>movw</text:p>
          </table:table-cell>
          <table:table-cell office:value-type="string">
            <text:p>Move r16 to r/m16.</text:p>
          </table:table-cell>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office:value-type="string">
            <text:p>movl</text:p>
          </table:table-cell>
          <table:table-cell office:value-type="string">
            <text:p>Move r32 to r/m32.</text:p>
          </table:table-cell>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office:value-type="string">
            <text:p>movq</text:p>
          </table:table-cell>
          <table:table-cell office:value-type="string">
            <text:p>Move r64 to r/m64.</text:p>
          </table:table-cell>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office:value-type="string">
            <text:p>movb</text:p>
          </table:table-cell>
          <table:table-cell office:value-type="string">
            <text:p>Move r/m8 to r8.</text:p>
          </table:table-cell>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office:value-type="string">
            <text:p>movb</text:p>
          </table:table-cell>
          <table:table-cell office:value-type="string">
            <text:p>Move r/m8 to r8.</text:p>
          </table:table-cell>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office:value-type="string">
            <text:p>movw</text:p>
          </table:table-cell>
          <table:table-cell office:value-type="string">
            <text:p>Move r/m16 to r16.</text:p>
          </table:table-cell>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office:value-type="string">
            <text:p>movl</text:p>
          </table:table-cell>
          <table:table-cell office:value-type="string">
            <text:p>Move r/m32 to r32.</text:p>
          </table:table-cell>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office:value-type="string">
            <text:p>movq</text:p>
          </table:table-cell>
          <table:table-cell office:value-type="string">
            <text:p>Move r/m64 to r64.</text:p>
          </table:table-cell>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office:value-type="string">
            <text:p>movw</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office:value-type="string">
            <text:p>movq</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office:value-type="string">
            <text:p>movb</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office:value-type="string">
            <text:p>movq</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office:value-type="string">
            <text:p>movabsb</text:p>
          </table:table-cell>
          <table:table-cell office:value-type="string">
            <text:p>Move byte at (seg:offset) to AL.</text:p>
          </table:table-cell>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office:value-type="string">
            <text:p>movabsb</text:p>
          </table:table-cell>
          <table:table-cell office:value-type="string">
            <text:p>Move byte at (offset) to AL.</text:p>
          </table:table-cell>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office:value-type="string">
            <text:p>movabsw</text:p>
          </table:table-cell>
          <table:table-cell office:value-type="string">
            <text:p>Move word at (seg:offset) to AX.</text:p>
          </table:table-cell>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office:value-type="string">
            <text:p>movabsl</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office:value-type="string">
            <text:p>movabsq</text:p>
          </table:table-cell>
          <table:table-cell office:value-type="string">
            <text:p>Move quadword at (offset) to RAX.</text:p>
          </table:table-cell>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office:value-type="string">
            <text:p>movabsb</text:p>
          </table:table-cell>
          <table:table-cell office:value-type="string">
            <text:p>Move AL to (seg:offset).</text:p>
          </table:table-cell>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office:value-type="string">
            <text:p>movabsb</text:p>
          </table:table-cell>
          <table:table-cell office:value-type="string">
            <text:p>Move AL to (offset).</text:p>
          </table:table-cell>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office:value-type="string">
            <text:p>movabsw</text:p>
          </table:table-cell>
          <table:table-cell office:value-type="string">
            <text:p>Move AX to (seg:offset).</text:p>
          </table:table-cell>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office:value-type="string">
            <text:p>movabsl</text:p>
          </table:table-cell>
          <table:table-cell office:value-type="string">
            <text:p>Move EAX to (seg:offset).</text:p>
          </table:table-cell>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office:value-type="string">
            <text:p>movabsq</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office:value-type="string">
            <text:p>movb</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office:value-type="string">
            <text:p>movb</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office:value-type="string">
            <text:p>movw</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office:value-type="string">
            <text:p>movl</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office:value-type="string">
            <text:p>movq</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office:value-type="string">
            <text:p>movb</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office:value-type="string">
            <text:p>movb</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office:value-type="string">
            <text:p>movw</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office:value-type="string">
            <text:p>movl</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office:value-type="string">
            <text:p>movq</text:p>
          </table:table-cell>
          <table:table-cell office:value-type="string">
            <text:p>Move imm32 sign extended to 64-bits to r/m64.</text:p>
          </table:table-cell>
        </table:table-row>
        <table:table-row table:style-name="ro1">
          <table:table-cell table:number-columns-repeated="6"/>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office:value-type="string">
            <text:p>movl</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office:value-type="string">
            <text:p>movq</text:p>
          </table:table-cell>
          <table:table-cell office:value-type="string">
            <text:p>Move extended control register to r64.</text:p>
          </table:table-cell>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office:value-type="string">
            <text:p>movq</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office:value-type="string">
            <text:p>movl</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office:value-type="string">
            <text:p>movq</text:p>
          </table:table-cell>
          <table:table-cell office:value-type="string">
            <text:p>Move r64 to extended control register.</text:p>
          </table:table-cell>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office:value-type="string">
            <text:p>movq</text:p>
          </table:table-cell>
          <table:table-cell office:value-type="string">
            <text:p>Move r64 to extended CR8.1</text:p>
          </table:table-cell>
        </table:table-row>
        <table:table-row table:style-name="ro1">
          <table:table-cell table:number-columns-repeated="6"/>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office:value-type="string">
            <text:p>movl</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office:value-type="string">
            <text:p>movq</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office:value-type="string">
            <text:p>movl</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office:value-type="string">
            <text:p>movq</text:p>
          </table:table-cell>
          <table:table-cell office:value-type="string">
            <text:p>Move r64 to extended debug register.</text:p>
          </table:table-cell>
        </table:table-row>
        <table:table-row table:style-name="ro1">
          <table:table-cell table:number-columns-repeated="6"/>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movapd</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movapd</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vmovapd</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vmovapd</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vmovapd</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vmovapd</text:p>
          </table:table-cell>
          <table:table-cell office:value-type="string">
            <text:p>Move aligned packed double-precision floating-point values from ymm1 to ymm2/mem.</text:p>
          </table:table-cell>
        </table:table-row>
        <table:table-row table:style-name="ro1">
          <table:table-cell table:number-columns-repeated="6"/>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movaps</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movaps</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vmovaps</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vmovaps</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vmovaps</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vmovaps</text:p>
          </table:table-cell>
          <table:table-cell office:value-type="string">
            <text:p>Move aligned packed single-precision floating-point values from ymm1 to ymm2/mem.</text:p>
          </table:table-cell>
        </table:table-row>
        <table:table-row table:style-name="ro1">
          <table:table-cell table:number-columns-repeated="6"/>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office:value-type="string">
            <text:p>movbeww</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office:value-type="string">
            <text:p>movbell</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office:value-type="string">
            <text:p>movbeqq</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office:value-type="string">
            <text:p>movbeww</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office:value-type="string">
            <text:p>movbell</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office:value-type="string">
            <text:p>movbeqq</text:p>
          </table:table-cell>
          <table:table-cell office:value-type="string">
            <text:p>Reverse byte order in r64 and move to m64.</text:p>
          </table:table-cell>
        </table:table-row>
        <table:table-row table:style-name="ro1">
          <table:table-cell table:number-columns-repeated="6"/>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ovd</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ovq</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ovd</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ovq</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vmovd</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vmovq</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movd</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movq</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movd</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movq</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vmovd</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vmovq</text:p>
          </table:table-cell>
          <table:table-cell office:value-type="string">
            <text:p>Move quadword from xmm1 register to r/m64.</text:p>
          </table:table-cell>
        </table:table-row>
        <table:table-row table:style-name="ro1">
          <table:table-cell table:number-columns-repeated="6"/>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movddup</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vmovddup</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vmovddup</text:p>
          </table:table-cell>
          <table:table-cell office:value-type="string">
            <text:p>Move even index double-precision floating-point values from ymm2/mem and duplicate each element into ymm1.</text:p>
          </table:table-cell>
        </table:table-row>
        <table:table-row table:style-name="ro1">
          <table:table-cell table:number-columns-repeated="6"/>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movdqa</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movdqa</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vmovdqa</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vmovdqa</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vmovdqa</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vmovdqa</text:p>
          </table:table-cell>
          <table:table-cell office:value-type="string">
            <text:p>Move aligned packed integer values from ymm1 to ymm2/mem.</text:p>
          </table:table-cell>
        </table:table-row>
        <table:table-row table:style-name="ro1">
          <table:table-cell table:number-columns-repeated="6"/>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movdqu</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movdqu</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vmovdqu</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vmovdqu</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vmovdqu</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vmovdqu</text:p>
          </table:table-cell>
          <table:table-cell office:value-type="string">
            <text:p>Move unaligned packed integer values from ymm1 to ymm2/mem.</text:p>
          </table:table-cell>
        </table:table-row>
        <table:table-row table:style-name="ro1">
          <table:table-cell table:number-columns-repeated="6"/>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office:value-type="string">
            <text:p>movdq2a</text:p>
          </table:table-cell>
          <table:table-cell office:value-type="string">
            <text:p>Move low quadword from xmm to mmx register.</text:p>
          </table:table-cell>
        </table:table-row>
        <table:table-row table:style-name="ro1">
          <table:table-cell table:number-columns-repeated="6"/>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movhlps</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vmovhlps</text:p>
          </table:table-cell>
          <table:table-cell office:value-type="string">
            <text:p>Merge two packed single-precision floating-point values from high quadword of xmm3 and low quadword of xmm2.</text:p>
          </table:table-cell>
        </table:table-row>
        <table:table-row table:style-name="ro1">
          <table:table-cell table:number-columns-repeated="6"/>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movhpd</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movhpd</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vmovhpd</text:p>
          </table:table-cell>
          <table:table-cell office:value-type="string">
            <text:p>Merge double-precision floating-point value from m64 and the low quadword of xmm1.</text:p>
          </table:table-cell>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vmovhpd</text:p>
          </table:table-cell>
          <table:table-cell office:value-type="string">
            <text:p>Move double-precision floating-point values from high quadword of xmm1 to m64.</text:p>
          </table:table-cell>
        </table:table-row>
        <table:table-row table:style-name="ro1">
          <table:table-cell table:number-columns-repeated="6"/>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movhps</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movhps</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vmovhps</text:p>
          </table:table-cell>
          <table:table-cell office:value-type="string">
            <text:p>Merge two packed single-precision floating-point values from m64 and the low quadword of xmm1.</text:p>
          </table:table-cell>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vmovhps</text:p>
          </table:table-cell>
          <table:table-cell office:value-type="string">
            <text:p>Move two packed single-precision floating-point values from high quadword of xmm1to m64.</text:p>
          </table:table-cell>
        </table:table-row>
        <table:table-row table:style-name="ro1">
          <table:table-cell table:number-columns-repeated="6"/>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movlhps</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vmovlhps</text:p>
          </table:table-cell>
          <table:table-cell office:value-type="string">
            <text:p>Merge two packed single-precision floating-point values from low quadword of xmm3 and low quadword of xmm2.</text:p>
          </table:table-cell>
        </table:table-row>
        <table:table-row table:style-name="ro1">
          <table:table-cell table:number-columns-repeated="6"/>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movlpd</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movlpd</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vmovlpd</text:p>
          </table:table-cell>
          <table:table-cell office:value-type="string">
            <text:p>Merge double-precision floating-point value from m64 and the high quadword of xmm1.</text:p>
          </table:table-cell>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vmovlpd</text:p>
          </table:table-cell>
          <table:table-cell office:value-type="string">
            <text:p>Move double-precision floating-point values from low quadword of xmm1 to m64.</text:p>
          </table:table-cell>
        </table:table-row>
        <table:table-row table:style-name="ro1">
          <table:table-cell table:number-columns-repeated="6"/>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movlps</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movlps</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vmovlps</text:p>
          </table:table-cell>
          <table:table-cell office:value-type="string">
            <text:p>Merge two packed single-precision floating-point values from m64 and the high quadword of xmm1.</text:p>
          </table:table-cell>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vmovlps</text:p>
          </table:table-cell>
          <table:table-cell office:value-type="string">
            <text:p>Move two packed single-precision floating-point values from low quadword of xmm1 to m64.</text:p>
          </table:table-cell>
        </table:table-row>
        <table:table-row table:style-name="ro1">
          <table:table-cell table:number-columns-repeated="6"/>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movmskpd</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vmovmskpd</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vmovmskpd</text:p>
          </table:table-cell>
          <table:table-cell office:value-type="string">
            <text:p>Extract 4-bit sign mask from ymm2 and store in reg. The upper bits of r32 or r64 are zeroed.</text:p>
          </table:table-cell>
        </table:table-row>
        <table:table-row table:style-name="ro1">
          <table:table-cell table:number-columns-repeated="6"/>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movmskps</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vmovmskps</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vmovmskps</text:p>
          </table:table-cell>
          <table:table-cell office:value-type="string">
            <text:p>Extract 8-bit sign mask from ymm2 and store in reg. The upper bits of r32 or r64 are zeroed.</text:p>
          </table:table-cell>
        </table:table-row>
        <table:table-row table:style-name="ro1">
          <table:table-cell table:number-columns-repeated="6"/>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mvntdqa</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vmovntdqa</text:p>
          </table:table-cell>
          <table:table-cell office:value-type="string">
            <text:p>Move double quadword from m128 to xmm using non-temporal hint if WC memory type.</text:p>
          </table:table-cell>
        </table:table-row>
        <table:table-row table:style-name="ro1">
          <table:table-cell table:number-columns-repeated="6"/>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movntdq</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vmovntdqa</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movntdq</text:p>
          </table:table-cell>
          <table:table-cell office:value-type="string">
            <text:p>Move packed integer values in ymm1 to m256 using non-temporal hint.</text:p>
          </table:table-cell>
        </table:table-row>
        <table:table-row table:style-name="ro1">
          <table:table-cell table:number-columns-repeated="6"/>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office:value-type="string">
            <text:p>movnti</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office:value-type="string">
            <text:p>movnti</text:p>
          </table:table-cell>
          <table:table-cell office:value-type="string">
            <text:p>Move quadword from r64 to m64 using non-temporal hint.</text:p>
          </table:table-cell>
        </table:table-row>
        <table:table-row table:style-name="ro1">
          <table:table-cell table:number-columns-repeated="6"/>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movntpd</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vmovntpd</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vmovntpd</text:p>
          </table:table-cell>
          <table:table-cell office:value-type="string">
            <text:p>Move packed double-precision values in ymm1 to m256 using non-temporal hint.</text:p>
          </table:table-cell>
        </table:table-row>
        <table:table-row table:style-name="ro1">
          <table:table-cell table:number-columns-repeated="6"/>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movntps</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vmovntps</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vmovntps</text:p>
          </table:table-cell>
          <table:table-cell office:value-type="string">
            <text:p>Move packed single-precision values ymm1 to mem using non-temporal hint.</text:p>
          </table:table-cell>
        </table:table-row>
        <table:table-row table:style-name="ro1">
          <table:table-cell table:number-columns-repeated="6"/>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office:value-type="string">
            <text:p>movntq</text:p>
          </table:table-cell>
          <table:table-cell office:value-type="string">
            <text:p>Move quadword from mm to m64 using non-temporal hint.</text:p>
          </table:table-cell>
        </table:table-row>
        <table:table-row table:style-name="ro1">
          <table:table-cell table:number-columns-repeated="6"/>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ovq</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ovq</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movq</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vmovq</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vmovq</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movq</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vmovq</text:p>
          </table:table-cell>
          <table:table-cell office:value-type="string">
            <text:p>Move quadword from xmm2 register to xmm1/m64.</text:p>
          </table:table-cell>
        </table:table-row>
        <table:table-row table:style-name="ro1">
          <table:table-cell table:number-columns-repeated="6"/>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office:value-type="string">
            <text:p>movq2dq</text:p>
          </table:table-cell>
          <table:table-cell office:value-type="string">
            <text:p>Move quadword from mmx to low quadword of xmm.</text:p>
          </table:table-cell>
        </table:table-row>
        <table:table-row table:style-name="ro1">
          <table:table-cell table:number-columns-repeated="6"/>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office:value-type="string">
            <text:p>movs</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office:value-type="string">
            <text:p>movs</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office:value-type="string">
            <text:p>movs</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office:value-type="string">
            <text:p>movs</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office:value-type="string">
            <text:p>movsb</text:p>
          </table:table-cell>
          <table:table-cell office:value-type="string">
            <text:p>For legacy mode, Move byte from address DS:(E)SI to ES:(E)DI. For 64-bit mode move byte from address (R|E)SI to (R|E)DI.</text:p>
          </table:table-cell>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office:value-type="string">
            <text:p>movsw</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office:value-type="string">
            <text:p>movsl</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office:value-type="string">
            <text:p>movsq</text:p>
          </table:table-cell>
          <table:table-cell office:value-type="string">
            <text:p>Move qword from address (R|E)SI to (R|E)DI.</text:p>
          </table:table-cell>
        </table:table-row>
        <table:table-row table:style-name="ro1">
          <table:table-cell table:number-columns-repeated="6"/>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movsd</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vmovsd</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vmovsd</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movsd</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vmovsd</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vmovsd</text:p>
          </table:table-cell>
          <table:table-cell office:value-type="string">
            <text:p>Move scalar double-precision floating-point value from xmm1 register to m64.</text:p>
          </table:table-cell>
        </table:table-row>
        <table:table-row table:style-name="ro1">
          <table:table-cell table:number-columns-repeated="6"/>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vmovshdup</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vmovshdup</text:p>
          </table:table-cell>
          <table:table-cell office:value-type="string">
            <text:p>Move odd index single-precision floating-point values from ymm2/mem and duplicate each element into ymm1.</text:p>
          </table:table-cell>
        </table:table-row>
        <table:table-row table:style-name="ro1">
          <table:table-cell table:number-columns-repeated="6"/>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vmovsldup</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vmovsldup</text:p>
          </table:table-cell>
          <table:table-cell office:value-type="string">
            <text:p>Move even index single-precision floating-point values from ymm2/mem and duplicate each element into ymm1.</text:p>
          </table:table-cell>
        </table:table-row>
        <table:table-row table:style-name="ro1">
          <table:table-cell table:number-columns-repeated="6"/>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movss</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vmovss</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vmovss</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movss</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vmovss</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vmovss</text:p>
          </table:table-cell>
          <table:table-cell office:value-type="string">
            <text:p>Move scalar single-precision floating-point value from xmm1 register to m32.</text:p>
          </table:table-cell>
        </table:table-row>
        <table:table-row table:style-name="ro1">
          <table:table-cell table:number-columns-repeated="6"/>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office:value-type="string">
            <text:p>movsbw</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office:value-type="string">
            <text:p>movsbl</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office:value-type="string">
            <text:p>movsbq</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office:value-type="string">
            <text:p>movswl</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office:value-type="string">
            <text:p>movswq</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office:value-type="string">
            <text:p>movslq</text:p>
          </table:table-cell>
          <table:table-cell office:value-type="string">
            <text:p>Move doubleword to quadword with sign-extension.</text:p>
          </table:table-cell>
        </table:table-row>
        <table:table-row table:style-name="ro1">
          <table:table-cell table:number-columns-repeated="6"/>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movupd</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vmovupd</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vmovupd</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movupd</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vmovupd</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vmovupd</text:p>
          </table:table-cell>
          <table:table-cell office:value-type="string">
            <text:p>Move unaligned packed double-precision floating-point from ymm1 to ymm2/mem.</text:p>
          </table:table-cell>
        </table:table-row>
        <table:table-row table:style-name="ro1">
          <table:table-cell table:number-columns-repeated="6"/>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movups</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vmovups</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vmovups</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movups</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vmovups</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vmovups</text:p>
          </table:table-cell>
          <table:table-cell office:value-type="string">
            <text:p>Move unaligned packed single-precision floating-point from ymm1 to ymm2/mem.</text:p>
          </table:table-cell>
        </table:table-row>
        <table:table-row table:style-name="ro1">
          <table:table-cell table:number-columns-repeated="6"/>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office:value-type="string">
            <text:p>movzbw</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office:value-type="string">
            <text:p>movzbl</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office:value-type="string">
            <text:p>movzbq</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office:value-type="string">
            <text:p>movzwl</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office:value-type="string">
            <text:p>movzwq</text:p>
          </table:table-cell>
          <table:table-cell office:value-type="string">
            <text:p>Move word to quadword, zero-extension.</text:p>
          </table:table-cell>
        </table:table-row>
        <table:table-row table:style-name="ro1">
          <table:table-cell table:number-columns-repeated="6"/>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6"/>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office:value-type="string">
            <text:p>mulb</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office:value-type="string">
            <text:p>mulb</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office:value-type="string">
            <text:p>mulw</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office:value-type="string">
            <text:p>mull</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office:value-type="string">
            <text:p>mulq</text:p>
          </table:table-cell>
          <table:table-cell office:value-type="string">
            <text:p>Unsigned multiply (RDX:RAX = RAX ∗ r/m64.</text:p>
          </table:table-cell>
        </table:table-row>
        <table:table-row table:style-name="ro1">
          <table:table-cell table:number-columns-repeated="6"/>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mulpd</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vmulpd</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vmulpd</text:p>
          </table:table-cell>
          <table:table-cell office:value-type="string">
            <text:p>Multiply packed double-precision floating-point values from ymm3/mem to ymm2 and stores result in ymm1.</text:p>
          </table:table-cell>
        </table:table-row>
        <table:table-row table:style-name="ro1">
          <table:table-cell table:number-columns-repeated="6"/>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mulps</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vmulps</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vmulps</text:p>
          </table:table-cell>
          <table:table-cell office:value-type="string">
            <text:p>Multiply packed single-precision floating-point values from ymm3/mem to ymm2 and stores result in ymm1.</text:p>
          </table:table-cell>
        </table:table-row>
        <table:table-row table:style-name="ro1">
          <table:table-cell table:number-columns-repeated="6"/>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mulsd</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6"/>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6"/>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6"/>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office:value-type="string">
            <text:p>negb</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office:value-type="string">
            <text:p>negb</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office:value-type="string">
            <text:p>negw</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office:value-type="string">
            <text:p>negl</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office:value-type="string">
            <text:p>negq</text:p>
          </table:table-cell>
          <table:table-cell office:value-type="string">
            <text:p>Two's complement negate r/m64.</text:p>
          </table:table-cell>
        </table:table-row>
        <table:table-row table:style-name="ro1">
          <table:table-cell table:number-columns-repeated="6"/>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office:value-type="string">
            <text:p>nop</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office:value-type="string">
            <text:p>nopw</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office:value-type="string">
            <text:p>nopl</text:p>
          </table:table-cell>
          <table:table-cell office:value-type="string">
            <text:p>Multi-byte no-operation instruction.</text:p>
          </table:table-cell>
        </table:table-row>
        <table:table-row table:style-name="ro1">
          <table:table-cell table:number-columns-repeated="6"/>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office:value-type="string">
            <text:p>notb</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office:value-type="string">
            <text:p>notb</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office:value-type="string">
            <text:p>notw</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office:value-type="string">
            <text:p>notl</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office:value-type="string">
            <text:p>notq</text:p>
          </table:table-cell>
          <table:table-cell office:value-type="string">
            <text:p>Reverse each bit of r/m64.</text:p>
          </table:table-cell>
        </table:table-row>
        <table:table-row table:style-name="ro1">
          <table:table-cell table:number-columns-repeated="6"/>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office:value-type="string">
            <text:p>orb</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office:value-type="string">
            <text:p>orw</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office:value-type="string">
            <text:p>orl</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office:value-type="string">
            <text:p>orq</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office:value-type="string">
            <text:p>orb</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office:value-type="string">
            <text:p>orb</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office:value-type="string">
            <text:p>orw</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office:value-type="string">
            <text:p>orl</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office:value-type="string">
            <text:p>orq</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office:value-type="string">
            <text:p>orw</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office:value-type="string">
            <text:p>orl</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office:value-type="string">
            <text:p>orq</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office:value-type="string">
            <text:p>orb</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office:value-type="string">
            <text:p>orb</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office:value-type="string">
            <text:p>orw</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office:value-type="string">
            <text:p>orl</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office:value-type="string">
            <text:p>orq</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office:value-type="string">
            <text:p>orb</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office:value-type="string">
            <text:p>orb</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office:value-type="string">
            <text:p>orw</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office:value-type="string">
            <text:p>orl</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office:value-type="string">
            <text:p>orq</text:p>
          </table:table-cell>
          <table:table-cell office:value-type="string">
            <text:p>r64 OR r/m64.</text:p>
          </table:table-cell>
        </table:table-row>
        <table:table-row table:style-name="ro1">
          <table:table-cell table:number-columns-repeated="6"/>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orpd</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vorpd</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vorpd</text:p>
          </table:table-cell>
          <table:table-cell office:value-type="string">
            <text:p>Return the bitwise logical OR of packed double-precision floating-point values in ymm2 and ymm3/mem.</text:p>
          </table:table-cell>
        </table:table-row>
        <table:table-row table:style-name="ro1">
          <table:table-cell table:number-columns-repeated="6"/>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orps</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vorps</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vorps</text:p>
          </table:table-cell>
          <table:table-cell office:value-type="string">
            <text:p>Return the bitwise logical OR of packed single-precision floating-point values in ymm2 and ymm3/mem.</text:p>
          </table:table-cell>
        </table:table-row>
        <table:table-row table:style-name="ro1">
          <table:table-cell table:number-columns-repeated="6"/>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office:value-type="string">
            <text:p>outb</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office:value-type="string">
            <text:p>outw</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office:value-type="string">
            <text:p>outl</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office:value-type="string">
            <text:p>outb</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office:value-type="string">
            <text:p>outw</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office:value-type="string">
            <text:p>outl</text:p>
          </table:table-cell>
          <table:table-cell office:value-type="string">
            <text:p>Output doubleword in EAX to I/O port address in DX.</text:p>
          </table:table-cell>
        </table:table-row>
        <table:table-row table:style-name="ro1">
          <table:table-cell table:number-columns-repeated="6"/>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office:value-type="string">
            <text:p>outs</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office:value-type="string">
            <text:p>outs</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office:value-type="string">
            <text:p>outs</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office:value-type="string">
            <text:p>outsb</text:p>
          </table:table-cell>
          <table:table-cell office:value-type="string">
            <text:p>Output byte from memory location specified in DS:(E)SI or RSI to I/O port specified in DX.</text:p>
          </table:table-cell>
        </table:table-row>
        <table:table-row table:style-name="ro1">
          <table:table-cell office:value-type="string">
            <text:p><text:span text:style-name="T1">PREF.66+</text:span> 6F </text:p>
          </table:table-cell>
          <table:table-cell office:value-type="string">
            <text:p>OUTSW </text:p>
          </table:table-cell>
          <table:table-cell table:number-columns-repeated="2" office:value-type="string">
            <text:p>V</text:p>
          </table:table-cell>
          <table:table-cell office:value-type="string">
            <text:p>outsw</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office:value-type="string">
            <text:p>outsl</text:p>
          </table:table-cell>
          <table:table-cell office:value-type="string">
            <text:p>Output doubleword from memory location specified in DS:(E)SI or RSI to I/O port specified in DX.</text:p>
          </table:table-cell>
        </table:table-row>
        <table:table-row table:style-name="ro1">
          <table:table-cell table:number-columns-repeated="6"/>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pabsb</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pabsb</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pabsw</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pabsw</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pabsd</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pabsd</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vpabsb</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vpabsw</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vpabsd</text:p>
          </table:table-cell>
          <table:table-cell office:value-type="string">
            <text:p>Compute the absolute value of 32- bit integers in xmm2/m128 and store UNSIGNED result in xmm1.</text:p>
          </table:table-cell>
        </table:table-row>
        <table:table-row table:style-name="ro1">
          <table:table-cell table:number-columns-repeated="6"/>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6"/>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6"/>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6"/>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paddb</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paddb</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paddw</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paddw</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paddd</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paddd</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vpaddb</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vpaddw</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vpaddd</text:p>
          </table:table-cell>
          <table:table-cell office:value-type="string">
            <text:p>Add packed doubleword integers from xmm3/m128 and xmm2.</text:p>
          </table:table-cell>
        </table:table-row>
        <table:table-row table:style-name="ro1">
          <table:table-cell table:number-columns-repeated="6"/>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paddq</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paddq</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vpaddq</text:p>
          </table:table-cell>
          <table:table-cell office:value-type="string">
            <text:p>Add packed quadword integers xmm3/m128 and xmm2.</text:p>
          </table:table-cell>
        </table:table-row>
        <table:table-row table:style-name="ro1">
          <table:table-cell table:number-columns-repeated="6"/>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paddsb</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paddsb</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paddsw</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paddsw</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vpaddsb</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vpaddsw</text:p>
          </table:table-cell>
          <table:table-cell office:value-type="string">
            <text:p>Add packed signed word integers from xmm3/m128 and xmm2 and saturate the results.</text:p>
          </table:table-cell>
        </table:table-row>
        <table:table-row table:style-name="ro1">
          <table:table-cell table:number-columns-repeated="6"/>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paddusb</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paddusb</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paddusw</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paddusw</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vpaddusb</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vpaddusw</text:p>
          </table:table-cell>
          <table:table-cell office:value-type="string">
            <text:p>Add packed unsigned word integers from xmm3/m128 to xmm2 and saturate the results.</text:p>
          </table:table-cell>
        </table:table-row>
        <table:table-row table:style-name="ro1">
          <table:table-cell table:number-columns-repeated="6"/>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6"/>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pand</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pand</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vpand</text:p>
          </table:table-cell>
          <table:table-cell office:value-type="string">
            <text:p>Bitwise AND of xmm3/m128 and xmm.</text:p>
          </table:table-cell>
        </table:table-row>
        <table:table-row table:style-name="ro1">
          <table:table-cell table:number-columns-repeated="6"/>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pandn</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pandn</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vpandn</text:p>
          </table:table-cell>
          <table:table-cell office:value-type="string">
            <text:p>Bitwise AND NOT of xmm3/m128 and xmm2.</text:p>
          </table:table-cell>
        </table:table-row>
        <table:table-row table:style-name="ro1">
          <table:table-cell table:number-columns-repeated="6"/>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office:value-type="string">
            <text:p>pause</text:p>
          </table:table-cell>
          <table:table-cell office:value-type="string">
            <text:p>Gives hint to processor that improves performance of spin-wait loops.</text:p>
          </table:table-cell>
        </table:table-row>
        <table:table-row table:style-name="ro1">
          <table:table-cell table:number-columns-repeated="6"/>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pavgb</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pavgb</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pavgw</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pavgw</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vpavgb</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vpavgw</text:p>
          </table:table-cell>
          <table:table-cell office:value-type="string">
            <text:p>Average packed unsigned word integers from xmm3/m128 and xmm2 with rounding.</text:p>
          </table:table-cell>
        </table:table-row>
        <table:table-row table:style-name="ro1">
          <table:table-cell table:number-columns-repeated="6"/>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6"/>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pblendw</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vpblendw</text:p>
          </table:table-cell>
          <table:table-cell office:value-type="string">
            <text:p>Select words from xmm2 and xmm3/m128 from mask specified in imm8 and store the values into xmm1.</text:p>
          </table:table-cell>
        </table:table-row>
        <table:table-row table:style-name="ro1">
          <table:table-cell table:number-columns-repeated="6"/>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6"/>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pcmpeqb</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pcmpeqb</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pcmpeqw</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pcmpeqw</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pcmpeqd</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pcmpeqd</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vpcmpeqb</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vpcmpeqw</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vpcmpeqd</text:p>
          </table:table-cell>
          <table:table-cell office:value-type="string">
            <text:p>Compare packed doublewords in xmm3/m128 and xmm2 for equality.</text:p>
          </table:table-cell>
        </table:table-row>
        <table:table-row table:style-name="ro1">
          <table:table-cell table:number-columns-repeated="6"/>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pcmpeqq</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vpcmpeqq</text:p>
          </table:table-cell>
          <table:table-cell office:value-type="string">
            <text:p>Compare packed quadwords in xmm3/m128 and xmm2 for equality.</text:p>
          </table:table-cell>
        </table:table-row>
        <table:table-row table:style-name="ro1">
          <table:table-cell table:number-columns-repeated="6"/>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6"/>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pcmpestrm</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6"/>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pcmpgtb</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pcmpgtb</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pcmpgtw</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pcmpgtw</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pcmpgtd</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pcmpgtd</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vpcmpgtb</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vpvmpgtw</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vpcmpgtd</text:p>
          </table:table-cell>
          <table:table-cell office:value-type="string">
            <text:p>Compare packed signed doubleword integers in xmm2 and xmm3/m128 for greater than.</text:p>
          </table:table-cell>
        </table:table-row>
        <table:table-row table:style-name="ro1">
          <table:table-cell table:number-columns-repeated="6"/>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pcmpgtq</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vpcmpgtq</text:p>
          </table:table-cell>
          <table:table-cell office:value-type="string">
            <text:p>Compare packed signed qwords in xmm2 and xmm3/m128 for greater than.</text:p>
          </table:table-cell>
        </table:table-row>
        <table:table-row table:style-name="ro1">
          <table:table-cell table:number-columns-repeated="6"/>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6"/>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pcmpistrm</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6"/>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pextrbd</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pextrq</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vpextrd</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vpextrq</text:p>
          </table:table-cell>
          <table:table-cell office:value-type="string">
            <text:p>Extract a qword integer value from xmm2 at the source dword offset specified by imm8 into r64/m64.</text:p>
          </table:table-cell>
        </table:table-row>
        <table:table-row table:style-name="ro1">
          <table:table-cell table:number-columns-repeated="6"/>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pextrw</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pextrw</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6"/>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phaddw</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phaddw</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phaddd</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phaddd</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vphaddw</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vphaddd</text:p>
          </table:table-cell>
          <table:table-cell office:value-type="string">
            <text:p>Add 32-bit integers horizontally, pack to xmm1.</text:p>
          </table:table-cell>
        </table:table-row>
        <table:table-row table:style-name="ro1">
          <table:table-cell table:number-columns-repeated="6"/>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phaddsw</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phaddsw</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vphaddsw</text:p>
          </table:table-cell>
          <table:table-cell office:value-type="string">
            <text:p>Add 16-bit signed integers horizontally, pack saturated integers to xmm1.</text:p>
          </table:table-cell>
        </table:table-row>
        <table:table-row table:style-name="ro1">
          <table:table-cell table:number-columns-repeated="6"/>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6"/>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phsubw</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phsubw</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phsubd</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phsubd</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vphsubw</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vphsubd</text:p>
          </table:table-cell>
          <table:table-cell office:value-type="string">
            <text:p>Subtract 32-bit signed integers horizontally, pack to xmm1.</text:p>
          </table:table-cell>
        </table:table-row>
        <table:table-row table:style-name="ro1">
          <table:table-cell table:number-columns-repeated="6"/>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phsubsw</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phsubsw</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vphsubsw</text:p>
          </table:table-cell>
          <table:table-cell office:value-type="string">
            <text:p>Subtract 16-bit signed integer horizontally, pack saturated integers to xmm1.</text:p>
          </table:table-cell>
        </table:table-row>
        <table:table-row table:style-name="ro1">
          <table:table-cell table:number-columns-repeated="6"/>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pinsrb</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piunsrd</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pinsrq</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vpinsrb</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vpinsrd</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vpinsrq</text:p>
          </table:table-cell>
          <table:table-cell office:value-type="string">
            <text:p>Insert a qword integer value from r64/m64 and rest from xmm2 into xmm1 at the qword offset in imm8.</text:p>
          </table:table-cell>
        </table:table-row>
        <table:table-row table:style-name="ro1">
          <table:table-cell table:number-columns-repeated="6"/>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pinsrw</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pinsrw</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vpinsrw</text:p>
          </table:table-cell>
          <table:table-cell office:value-type="string">
            <text:p>Insert a word integer value from r32/m16 and rest from xmm2 into xmm1 at the word offset in imm8.</text:p>
          </table:table-cell>
        </table:table-row>
        <table:table-row table:style-name="ro1">
          <table:table-cell table:number-columns-repeated="6"/>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pmaddubsw</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pmaddubsw</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vpmaddubsw</text:p>
          </table:table-cell>
          <table:table-cell office:value-type="string">
            <text:p>Multiply signed and unsigned bytes, add horizontal pair of signed words, pack saturated signed-words to xmm1.</text:p>
          </table:table-cell>
        </table:table-row>
        <table:table-row table:style-name="ro1">
          <table:table-cell table:number-columns-repeated="6"/>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pmaddwd</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6"/>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pmaxsb</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vpmaxsb</text:p>
          </table:table-cell>
          <table:table-cell office:value-type="string">
            <text:p>Compare packed signed byte integers in xmm2 and xmm3/m128 and store packed maximum values in xmm1.</text:p>
          </table:table-cell>
        </table:table-row>
        <table:table-row table:style-name="ro1">
          <table:table-cell table:number-columns-repeated="6"/>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pmaxsd</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vpmaxsd</text:p>
          </table:table-cell>
          <table:table-cell office:value-type="string">
            <text:p>Compare packed signed dword integers in xmm2 and xmm3/m128 and store packed maximum values in xmm1.</text:p>
          </table:table-cell>
        </table:table-row>
        <table:table-row table:style-name="ro1">
          <table:table-cell table:number-columns-repeated="6"/>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pmaxsw</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pmaxsw</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vpmaxsw</text:p>
          </table:table-cell>
          <table:table-cell office:value-type="string">
            <text:p>Compare packed signed word integers in xmm3/m128 and xmm2 and store packed maximum values in xmm1.</text:p>
          </table:table-cell>
        </table:table-row>
        <table:table-row table:style-name="ro1">
          <table:table-cell table:number-columns-repeated="6"/>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pmaxub</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pmaxub</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vpmaxub</text:p>
          </table:table-cell>
          <table:table-cell office:value-type="string">
            <text:p>Compare packed unsigned byte integers in xmm2 and xmm3/m128 and store packed maximum values in xmm1.</text:p>
          </table:table-cell>
        </table:table-row>
        <table:table-row table:style-name="ro1">
          <table:table-cell table:number-columns-repeated="6"/>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pmaxud</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vpmaxud</text:p>
          </table:table-cell>
          <table:table-cell office:value-type="string">
            <text:p>Compare packed unsigned dword integers in xmm2 and xmm3/m128 and store packed maximum values in xmm1.</text:p>
          </table:table-cell>
        </table:table-row>
        <table:table-row table:style-name="ro1">
          <table:table-cell table:number-columns-repeated="6"/>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pmaxuw</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vpmaxuw</text:p>
          </table:table-cell>
          <table:table-cell office:value-type="string">
            <text:p>Compare packed unsigned word integers in xmm3/m128 and xmm2 and store maximum packed values in xmm1.</text:p>
          </table:table-cell>
        </table:table-row>
        <table:table-row table:style-name="ro1">
          <table:table-cell table:number-columns-repeated="6"/>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pminsb</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vpminsb</text:p>
          </table:table-cell>
          <table:table-cell office:value-type="string">
            <text:p>Compare packed signed byte integers in xmm2 and xmm3/m128 and store packed minimum values in xmm1.</text:p>
          </table:table-cell>
        </table:table-row>
        <table:table-row table:style-name="ro1">
          <table:table-cell table:number-columns-repeated="6"/>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pminsd</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vpminsd</text:p>
          </table:table-cell>
          <table:table-cell office:value-type="string">
            <text:p>Compare packed signed dword integers in xmm2 and xmm3/m128 and store packed minimum values in xmm1.</text:p>
          </table:table-cell>
        </table:table-row>
        <table:table-row table:style-name="ro1">
          <table:table-cell table:number-columns-repeated="6"/>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pminsw</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pminsw</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vpminsw</text:p>
          </table:table-cell>
          <table:table-cell office:value-type="string">
            <text:p>Compare packed signed word integers in xmm3/m128 and xmm2 and return packed minimum values in xmm1.</text:p>
          </table:table-cell>
        </table:table-row>
        <table:table-row table:style-name="ro1">
          <table:table-cell table:number-columns-repeated="6"/>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pminub</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pminub</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vpminub</text:p>
          </table:table-cell>
          <table:table-cell office:value-type="string">
            <text:p>Compare packed unsigned byte integers in xmm2 and xmm3/m128 and store packed minimum values in xmm1.</text:p>
          </table:table-cell>
        </table:table-row>
        <table:table-row table:style-name="ro1">
          <table:table-cell table:number-columns-repeated="6"/>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pminud</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vpminud</text:p>
          </table:table-cell>
          <table:table-cell office:value-type="string">
            <text:p>Compare packed unsigned dword integers in xmm2 and xmm3/m128 and store packed minimum values in xmm1.</text:p>
          </table:table-cell>
        </table:table-row>
        <table:table-row table:style-name="ro1">
          <table:table-cell table:number-columns-repeated="6"/>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pminuw</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vpminuw</text:p>
          </table:table-cell>
          <table:table-cell office:value-type="string">
            <text:p>Compare packed unsigned word integers in xmm3/m128 and xmm2 and return packed minimum values in xmm1.</text:p>
          </table:table-cell>
        </table:table-row>
        <table:table-row table:style-name="ro1">
          <table:table-cell table:number-columns-repeated="6"/>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pmovmskb</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pmovmskb</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vpmovmskb</text:p>
          </table:table-cell>
          <table:table-cell office:value-type="string">
            <text:p>Move a byte mask of xmm1 to reg. The upper bits of r32 or r64 are filled with zeros.</text:p>
          </table:table-cell>
        </table:table-row>
        <table:table-row table:style-name="ro1">
          <table:table-cell table:number-columns-repeated="6"/>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pmovsxbw</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pmovswbd</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pmovsxbq</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pmovsxwd</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pmovsxwq</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pmovsxdq</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vpmovsxbw</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vpmovsxbd</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vpmovsxbq</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vpmovsxwd</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vpmovsxwq</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vpmovsxdq</text:p>
          </table:table-cell>
          <table:table-cell office:value-type="string">
            <text:p>Sign extend 2 packed 32-bit integers in the low 8 bytes of xmm2/m64 to 2 packed 64-bit integers in xmm1</text:p>
          </table:table-cell>
        </table:table-row>
        <table:table-row table:style-name="ro1">
          <table:table-cell table:number-columns-repeated="6"/>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pmovzxbw</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pmovzxbd</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pmovzxbq</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pmovzxwd</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pmovzwq</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pmovzxdq</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vpmovzxbw</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vpmovzxbd</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vpmovzxwd</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vpmovzxwq</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vpmovzxwq</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vpmovzxdq</text:p>
          </table:table-cell>
          <table:table-cell office:value-type="string">
            <text:p>Zero extend 2 packed 32-bit integers in the low 8 bytes of xmm2/m64 to 2 packed 64-bit integers in xmm1.</text:p>
          </table:table-cell>
        </table:table-row>
        <table:table-row table:style-name="ro1">
          <table:table-cell table:number-columns-repeated="6"/>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pmuldq</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6"/>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pmulhrsw</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pmulhrsw</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vpmulhrsw</text:p>
          </table:table-cell>
          <table:table-cell office:value-type="string">
            <text:p>Multiply 16-bit signed words, scale and round signed doublewords, pack high 16 bits to xmm1.</text:p>
          </table:table-cell>
        </table:table-row>
        <table:table-row table:style-name="ro1">
          <table:table-cell table:number-columns-repeated="6"/>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pmulhuw</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vpmulhuw</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6"/>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pmulhw</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pmulhw</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vpmulhw</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6"/>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pmulld</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vpmulld</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6"/>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pmullw</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pmullw</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vpmullw</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6"/>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6"/>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office:value-type="string">
            <text:p>popw</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office:value-type="string">
            <text:p>popq</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office:value-type="string">
            <text:p>popw</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office:value-type="string">
            <text:p>popq</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table:table-cell office:value-type="string">
            <text:p>Pop top of stack into SS; increment stack pointer.</text:p>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table:number-columns-repeated="2" office:value-type="string">
            <text:p>V</text:p>
          </table:table-cell>
          <table:table-cell office:value-type="string">
            <text:p>popq</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office:value-type="string">
            <text:p>popq</text:p>
          </table:table-cell>
          <table:table-cell office:value-type="string">
            <text:p>Pop top of stack into FS; increment stack pointer by 64 bits.</text:p>
          </table:table-cell>
        </table:table-row>
        <table:table-row table:style-name="ro1">
          <table:table-cell office:value-type="string">
            <text:p><text:span text:style-name="T1">PREF.66+</text:span> 0F A9 </text:p>
          </table:table-cell>
          <table:table-cell office:value-type="string">
            <text:p>POP GS, <text:span text:style-name="T1">p66</text:span></text:p>
          </table:table-cell>
          <table:table-cell table:number-columns-repeated="2" office:value-type="string">
            <text:p>V</text:p>
          </table:table-cell>
          <table:table-cell office:value-type="string">
            <text:p>popq</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office:value-type="string">
            <text:p>popq</text:p>
          </table:table-cell>
          <table:table-cell office:value-type="string">
            <text:p>Pop top of stack into GS; increment stack pointer by 64 bits.</text:p>
          </table:table-cell>
        </table:table-row>
        <table:table-row table:style-name="ro1">
          <table:table-cell table:number-columns-repeated="6"/>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table:table-cell office:value-type="string">
            <text:p>Pop EDI, ESI, EBP, EBX, EDX, ECX, and EAX.</text:p>
          </table:table-cell>
        </table:table-row>
        <table:table-row table:style-name="ro1">
          <table:table-cell table:number-columns-repeated="6"/>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office:value-type="string">
            <text:p>popcntb</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office:value-type="string">
            <text:p>popcntl</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office:value-type="string">
            <text:p>popcntq</text:p>
          </table:table-cell>
          <table:table-cell office:value-type="string">
            <text:p>POPCNT on r/m64</text:p>
          </table:table-cell>
        </table:table-row>
        <table:table-row table:style-name="ro1">
          <table:table-cell table:number-columns-repeated="6"/>
        </table:table-row>
        <table:table-row table:style-name="ro1">
          <table:table-cell office:value-type="string">
            <text:p><text:span text:style-name="T1">PREF.66+</text:span> 9D </text:p>
          </table:table-cell>
          <table:table-cell office:value-type="string">
            <text:p>POPF </text:p>
          </table:table-cell>
          <table:table-cell table:number-columns-repeated="2" office:value-type="string">
            <text:p>V</text:p>
          </table:table-cell>
          <table:table-cell office:value-type="string">
            <text:p>popf</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office:value-type="string">
            <text:p>popfq</text:p>
          </table:table-cell>
          <table:table-cell office:value-type="string">
            <text:p>Pop top of stack and zero-extend into RFLAGS.</text:p>
          </table:table-cell>
        </table:table-row>
        <table:table-row table:style-name="ro1">
          <table:table-cell table:number-columns-repeated="6"/>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por</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por</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vpor</text:p>
          </table:table-cell>
          <table:table-cell office:value-type="string">
            <text:p>Bitwise OR of xmm2/m128 and xmm3.</text:p>
          </table:table-cell>
        </table:table-row>
        <table:table-row table:style-name="ro1">
          <table:table-cell table:number-columns-repeated="6"/>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office:value-type="string">
            <text:p>prefetcht0</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office:value-type="string">
            <text:p>prefetcht1</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office:value-type="string">
            <text:p>prefetcht2</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office:value-type="string">
            <text:p>prefetchtna</text:p>
          </table:table-cell>
          <table:table-cell office:value-type="string">
            <text:p>Move data from m8 closer to the processor using NTA hint.</text:p>
          </table:table-cell>
        </table:table-row>
        <table:table-row table:style-name="ro1">
          <table:table-cell table:number-columns-repeated="6"/>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6"/>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pshufb</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pshufb</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vpshufb</text:p>
          </table:table-cell>
          <table:table-cell office:value-type="string">
            <text:p>Shuffle bytes in xmm2 according to contents of xmm3/m128.</text:p>
          </table:table-cell>
        </table:table-row>
        <table:table-row table:style-name="ro1">
          <table:table-cell table:number-columns-repeated="6"/>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pshufd</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vpshufd</text:p>
          </table:table-cell>
          <table:table-cell office:value-type="string">
            <text:p>Shuffle the doublewords in xmm2/m128 based on the encoding in imm8 and store the result in xmm1.</text:p>
          </table:table-cell>
        </table:table-row>
        <table:table-row table:style-name="ro1">
          <table:table-cell table:number-columns-repeated="6"/>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pshufw</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vpshufw</text:p>
          </table:table-cell>
          <table:table-cell office:value-type="string">
            <text:p>Shuffle the high words in xmm2/m128 based on the encoding in imm8 and store the result in xmm1.</text:p>
          </table:table-cell>
        </table:table-row>
        <table:table-row table:style-name="ro1">
          <table:table-cell table:number-columns-repeated="6"/>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pshuflw</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vpshuflw</text:p>
          </table:table-cell>
          <table:table-cell office:value-type="string">
            <text:p>Shuffle the low words in xmm2/m128 based on the encoding in imm8 and store the result in xmm1.</text:p>
          </table:table-cell>
        </table:table-row>
        <table:table-row table:style-name="ro1">
          <table:table-cell table:number-columns-repeated="6"/>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office:value-type="string">
            <text:p>pshufw</text:p>
          </table:table-cell>
          <table:table-cell office:value-type="string">
            <text:p>Shuffle the words in mm2/m64 based on the encoding in imm8 and store the result in mm1.</text:p>
          </table:table-cell>
        </table:table-row>
        <table:table-row table:style-name="ro1">
          <table:table-cell table:number-columns-repeated="6"/>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psignb</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psignb</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psignw</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psignw</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psignd</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psignd</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vpsignb</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vpsignw</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vpsignd</text:p>
          </table:table-cell>
          <table:table-cell office:value-type="string">
            <text:p>Negate/zero/preserve packed doubleword integers in xmm2 depending on the corresponding sign in xmm3/m128.</text:p>
          </table:table-cell>
        </table:table-row>
        <table:table-row table:style-name="ro1">
          <table:table-cell table:number-columns-repeated="6"/>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pslldq</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vpslldq</text:p>
          </table:table-cell>
          <table:table-cell office:value-type="string">
            <text:p>Shift xmm2 left by imm8 bytes while shifting in 0s and store result in xmm1.</text:p>
          </table:table-cell>
        </table:table-row>
        <table:table-row table:style-name="ro1">
          <table:table-cell table:number-columns-repeated="6"/>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office:value-type="string">
            <text:p>psllw</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office:value-type="string">
            <text:p>psllw</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office:value-type="string">
            <text:p>psllw</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office:value-type="string">
            <text:p>psllw</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office:value-type="string">
            <text:p>pslld</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office:value-type="string">
            <text:p>pslld</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office:value-type="string">
            <text:p>pslld</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office:value-type="string">
            <text:p>pslld</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office:value-type="string">
            <text:p>psllq</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office:value-type="string">
            <text:p>psllq</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office:value-type="string">
            <text:p>psllq</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office:value-type="string">
            <text:p>psllq</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office:value-type="string">
            <text:p>vpsllw</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office:value-type="string">
            <text:p>vpsllw</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office:value-type="string">
            <text:p>vpslld</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office:value-type="string">
            <text:p>vpslld</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office:value-type="string">
            <text:p>vpsllq</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office:value-type="string">
            <text:p>vpsllq</text:p>
          </table:table-cell>
          <table:table-cell table:style-name="ce4" office:value-type="string">
            <text:p>Shift quadwords in xmm2 left by imm8 while shifting in 0s.</text:p>
          </table:table-cell>
        </table:table-row>
        <table:table-row table:style-name="ro1">
          <table:table-cell table:number-columns-repeated="6"/>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office:value-type="string">
            <text:p>psraw</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office:value-type="string">
            <text:p>psraw</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office:value-type="string">
            <text:p>psraw</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office:value-type="string">
            <text:p>psraw</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office:value-type="string">
            <text:p>psrad</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office:value-type="string">
            <text:p>psrad</text:p>
          </table:table-cell>
          <table:table-cell table:style-name="ce4" office:value-type="string">
            <text:p>Shift doubleword in xmm1 right by xmm2 /m128 while shifting in sign bits.</text:p>
          </table:table-cell>
        </table:table-row>
        <table:table-row table:style-name="ro1">
          <table:table-cell table:style-name="ce7" office:value-type="string">
            <text:p>0F 72 /4 ib</text:p>
          </table:table-cell>
          <table:table-cell table:style-name="ce4" office:value-type="string">
            <text:p>PSRAD mm, imm8</text:p>
          </table:table-cell>
          <table:table-cell table:number-columns-repeated="2" office:value-type="string">
            <text:p>V</text:p>
          </table:table-cell>
          <table:table-cell office:value-type="string">
            <text:p>psrad</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office:value-type="string">
            <text:p>psrad</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office:value-type="string">
            <text:p>vpsraw</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office:value-type="string">
            <text:p>vpsraw</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office:value-type="string">
            <text:p>vpsrad</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office:value-type="string">
            <text:p>vpsrad</text:p>
          </table:table-cell>
          <table:table-cell table:style-name="ce4" office:value-type="string">
            <text:p>Shift doublewords in xmm2 right by imm8 while shifting in sign bits.</text:p>
          </table:table-cell>
        </table:table-row>
        <table:table-row table:style-name="ro1">
          <table:table-cell table:number-columns-repeated="6"/>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psrldq</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vpsrldq</text:p>
          </table:table-cell>
          <table:table-cell table:style-name="ce4" office:value-type="string">
            <text:p>Shift xmm2 right by imm8 bytes while shifting in 0s.</text:p>
          </table:table-cell>
        </table:table-row>
        <table:table-row table:style-name="ro1">
          <table:table-cell table:number-columns-repeated="6"/>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office:value-type="string">
            <text:p>psrlw</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office:value-type="string">
            <text:p>psrlw</text:p>
          </table:table-cell>
          <table:table-cell table:style-name="ce4" office:value-type="string">
            <text:p>Shift words in xmm1 right by amount specified in xmm2/m128 while shifting in 0s.</text:p>
          </table:table-cell>
        </table:table-row>
        <table:table-row table:style-name="ro1">
          <table:table-cell table:style-name="ce7" office:value-type="string">
            <text:p>0F 71 /2 ib</text:p>
          </table:table-cell>
          <table:table-cell table:style-name="ce4" office:value-type="string">
            <text:p>PSRLW mm, imm8</text:p>
          </table:table-cell>
          <table:table-cell table:number-columns-repeated="2" office:value-type="string">
            <text:p>V</text:p>
          </table:table-cell>
          <table:table-cell office:value-type="string">
            <text:p>psrlw</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office:value-type="string">
            <text:p>psrlw</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office:value-type="string">
            <text:p>psrldq</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office:value-type="string">
            <text:p>psrldq</text:p>
          </table:table-cell>
          <table:table-cell table:style-name="ce4" office:value-type="string">
            <text:p>Shift doublewords in xmm1 right by amount specified in xmm2 /m128 while shifting in 0s.</text:p>
          </table:table-cell>
        </table:table-row>
        <table:table-row table:style-name="ro1">
          <table:table-cell table:style-name="ce7" office:value-type="string">
            <text:p>0F 72 /2 ib</text:p>
          </table:table-cell>
          <table:table-cell table:style-name="ce4" office:value-type="string">
            <text:p>PSRLD mm, imm8</text:p>
          </table:table-cell>
          <table:table-cell table:number-columns-repeated="2" office:value-type="string">
            <text:p>V</text:p>
          </table:table-cell>
          <table:table-cell office:value-type="string">
            <text:p>psrldq</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office:value-type="string">
            <text:p>psrldq</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office:value-type="string">
            <text:p>psrlq</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office:value-type="string">
            <text:p>psrlq</text:p>
          </table:table-cell>
          <table:table-cell table:style-name="ce4" office:value-type="string">
            <text:p>Shift quadwords in xmm1 right by amount specified in xmm2/m128 while shifting in 0s.</text:p>
          </table:table-cell>
        </table:table-row>
        <table:table-row table:style-name="ro1">
          <table:table-cell table:style-name="ce7" office:value-type="string">
            <text:p>0F 73 /2 ib</text:p>
          </table:table-cell>
          <table:table-cell table:style-name="ce4" office:value-type="string">
            <text:p>PSRLQ mm, imm8</text:p>
          </table:table-cell>
          <table:table-cell table:number-columns-repeated="2" office:value-type="string">
            <text:p>V</text:p>
          </table:table-cell>
          <table:table-cell office:value-type="string">
            <text:p>psrlq</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office:value-type="string">
            <text:p>psrlq</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office:value-type="string">
            <text:p>vpsrlw</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office:value-type="string">
            <text:p>vpsrlw</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office:value-type="string">
            <text:p>vpsrldq</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office:value-type="string">
            <text:p>vpsrldq</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office:value-type="string">
            <text:p>vpsrlq</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office:value-type="string">
            <text:p>vpsrlq</text:p>
          </table:table-cell>
          <table:table-cell table:style-name="ce4" office:value-type="string">
            <text:p>Shift quadwords in xmm2 right by imm8 while shifting in 0s.</text:p>
          </table:table-cell>
        </table:table-row>
        <table:table-row table:style-name="ro1">
          <table:table-cell table:number-columns-repeated="6"/>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office:value-type="string">
            <text:p>psubb</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office:value-type="string">
            <text:p>psubb</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office:value-type="string">
            <text:p>pusbw</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office:value-type="string">
            <text:p>psubw</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office:value-type="string">
            <text:p>psubd</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office:value-type="string">
            <text:p>psubd</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office:value-type="string">
            <text:p>vpsubb</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office:value-type="string">
            <text:p>vpsubw</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office:value-type="string">
            <text:p>vpsubd</text:p>
          </table:table-cell>
          <table:table-cell table:style-name="ce4" office:value-type="string">
            <text:p>Subtract packed doubleword integers in xmm3/m128 from xmm2.</text:p>
          </table:table-cell>
        </table:table-row>
        <table:table-row table:style-name="ro1">
          <table:table-cell table:number-columns-repeated="6"/>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office:value-type="string">
            <text:p>psubq</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office:value-type="string">
            <text:p>psubq</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 /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vpsubq</text:p>
          </table:table-cell>
          <table:table-cell table:style-name="ce4" office:value-type="string">
            <text:p>Subtract packed quadword integers in xmm3/m128 from xmm2.</text:p>
          </table:table-cell>
        </table:table-row>
        <table:table-row table:style-name="ro1">
          <table:table-cell table:number-columns-repeated="6"/>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office:value-type="string">
            <text:p>psubsb</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office:value-type="string">
            <text:p>psubsb</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office:value-type="string">
            <text:p>psubsw</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office:value-type="string">
            <text:p>psubsw</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office:value-type="string">
            <text:p>vpsubsb</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office:value-type="string">
            <text:p>vpsubsw</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6"/>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office:value-type="string">
            <text:p>psubusb</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office:value-type="string">
            <text:p>psubusb</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office:value-type="string">
            <text:p>psubusw</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office:value-type="string">
            <text:p>psubusw</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office:value-type="string">
            <text:p>vpsubusb</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office:value-type="string">
            <text:p>vpsubusw</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6"/>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ptest</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number-columns-repeated="6"/>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office:value-type="string">
            <text:p>punpckhbw</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office:value-type="string">
            <text:p>punpckhbw</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office:value-type="string">
            <text:p>punpckhwd</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office:value-type="string">
            <text:p>punpckhwd</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office:value-type="string">
            <text:p>punpckhdq</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office:value-type="string">
            <text:p>punpckhdq</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office:value-type="string">
            <text:p>punpckhqdq</text:p>
          </table:table-cell>
          <table:table-cell table:style-name="ce4" office:value-type="string">
            <text:p>Unpack and interleave high-order quadwords from xmm1 and xmm2/m128 into xmm1.</text:p>
          </table:table-cell>
        </table:table-row>
        <table:table-row table:style-name="ro1">
          <table:table-cell table:style-name="ce4" office:value-type="string">
            <text:p>VEX.NDS.128.66.0F.WIG 68 /r</text:p>
          </table:table-cell>
          <table:table-cell table:style-name="ce4" office:value-type="string">
            <text:p>VPUNPCKHBW xmm1, xmm2, <text:span text:style-name="T7">xmm3/m128</text:span></text:p>
          </table:table-cell>
          <table:table-cell table:number-columns-repeated="2" office:value-type="string">
            <text:p>V</text:p>
          </table:table-cell>
          <table:table-cell office:value-type="string">
            <text:p>vpunpckhbw</text:p>
          </table:table-cell>
          <table:table-cell table:style-name="ce4" office:value-type="string">
            <text:p>Interleave high-order bytes from xmm2 and xmm3/m128 into xmm1.</text:p>
          </table:table-cell>
        </table:table-row>
        <table:table-row table:style-name="ro1">
          <table:table-cell table:style-name="ce4" office:value-type="string">
            <text:p>VEX.NDS.128.66.0F.WIG 69 /r</text:p>
          </table:table-cell>
          <table:table-cell table:style-name="ce4" office:value-type="string">
            <text:p>VPUNPCKHWD xmm1, xmm2, <text:span text:style-name="T7">xmm3/m128</text:span></text:p>
          </table:table-cell>
          <table:table-cell table:number-columns-repeated="2" office:value-type="string">
            <text:p>V</text:p>
          </table:table-cell>
          <table:table-cell office:value-type="string">
            <text:p>vpunpckhwd</text:p>
          </table:table-cell>
          <table:table-cell table:style-name="ce4" office:value-type="string">
            <text:p>Interleave high-order words from xmm2 and xmm3/m128 into xmm1.</text:p>
          </table:table-cell>
        </table:table-row>
        <table:table-row table:style-name="ro1">
          <table:table-cell table:style-name="ce4" office:value-type="string">
            <text:p>VEX.NDS.128.66.0F.WIG 6A /r</text:p>
          </table:table-cell>
          <table:table-cell table:style-name="ce4" office:value-type="string">
            <text:p>VPUNPCKHDQ xmm1, xmm2, <text:span text:style-name="T7">xmm3/m128</text:span></text:p>
          </table:table-cell>
          <table:table-cell table:number-columns-repeated="2" office:value-type="string">
            <text:p>V</text:p>
          </table:table-cell>
          <table:table-cell office:value-type="string">
            <text:p>vpunpckhdq</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 /r </text:p>
          </table:table-cell>
          <table:table-cell table:style-name="ce4" office:value-type="string">
            <text:p>VPUNPCKHQDQ xmm1, xmm2, xmm3/m128</text:p>
          </table:table-cell>
          <table:table-cell table:number-columns-repeated="2" office:value-type="string">
            <text:p>V</text:p>
          </table:table-cell>
          <table:table-cell office:value-type="string">
            <text:p>vpunpckhqdq</text:p>
          </table:table-cell>
          <table:table-cell table:style-name="ce4" office:value-type="string">
            <text:p>Interleave high-order quadword from xmm2 and xmm3/m128 into xmm1 register.</text:p>
          </table:table-cell>
        </table:table-row>
        <table:table-row table:style-name="ro1">
          <table:table-cell table:number-columns-repeated="6"/>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office:value-type="string">
            <text:p>punpcklbw</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office:value-type="string">
            <text:p>punpcklbw</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office:value-type="string">
            <text:p>punpcklwd</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office:value-type="string">
            <text:p>punpcklwd</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office:value-type="string">
            <text:p>punpckldq</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office:value-type="string">
            <text:p>punpckldq</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office:value-type="string">
            <text:p>punpcklqdq</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 /r</text:p>
          </table:table-cell>
          <table:table-cell table:style-name="ce4" office:value-type="string">
            <text:p>VPUNPCKLBW xmm1, xmm2, xmm3/m128</text:p>
          </table:table-cell>
          <table:table-cell table:number-columns-repeated="2" office:value-type="string">
            <text:p>V</text:p>
          </table:table-cell>
          <table:table-cell office:value-type="string">
            <text:p>vpunpcklbw</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 /r</text:p>
          </table:table-cell>
          <table:table-cell table:style-name="ce4" office:value-type="string">
            <text:p>VPUNPCKLWD xmm1, xmm2, xmm3/m128</text:p>
          </table:table-cell>
          <table:table-cell table:number-columns-repeated="2" office:value-type="string">
            <text:p>V</text:p>
          </table:table-cell>
          <table:table-cell office:value-type="string">
            <text:p>vpunpcklwd</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 /r</text:p>
          </table:table-cell>
          <table:table-cell table:style-name="ce4" office:value-type="string">
            <text:p>VPUNPCKLDQ xmm1, xmm2, xmm3/m128</text:p>
          </table:table-cell>
          <table:table-cell table:number-columns-repeated="2" office:value-type="string">
            <text:p>V</text:p>
          </table:table-cell>
          <table:table-cell office:value-type="string">
            <text:p>vpunpckldq</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 /r</text:p>
          </table:table-cell>
          <table:table-cell table:style-name="ce4" office:value-type="string">
            <text:p>VPUNPCKLQDQ xmm1, xmm2, xmm3/m128</text:p>
          </table:table-cell>
          <table:table-cell table:number-columns-repeated="2" office:value-type="string">
            <text:p>V</text:p>
          </table:table-cell>
          <table:table-cell office:value-type="string">
            <text:p>vpunpcklqdq</text:p>
          </table:table-cell>
          <table:table-cell table:style-name="ce4" office:value-type="string">
            <text:p>Interleave low-order quadword from xmm2 and xmm3/m128 into xmm1 register.</text:p>
          </table:table-cell>
        </table:table-row>
        <table:table-row table:style-name="ro1">
          <table:table-cell table:number-columns-repeated="6"/>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office:value-type="string">
            <text:p>pushw</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office:value-type="string">
            <text:p>pushq</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office:value-type="string">
            <text:p>pushw</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office:value-type="string">
            <text:p>pushq</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office:value-type="string">
            <text:p>pushb</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office:value-type="string">
            <text:p>pushw</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office:value-type="string">
            <text:p>pushl</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table-cell table:style-name="ce4" office:value-type="string">
            <text:p>Push ES.</text:p>
          </table:table-cell>
        </table:table-row>
        <table:table-row table:style-name="ro1">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office:value-type="string">
            <text:p>pushq</text:p>
          </table:table-cell>
          <table:table-cell table:style-name="ce12" office:value-type="string">
            <text:p><text:span text:style-name="T13">Push FS</text:span><text:span text:style-name="T14">.</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office:value-type="string">
            <text:p>pushq</text:p>
          </table:table-cell>
          <table:table-cell table:style-name="ce4" office:value-type="string">
            <text:p>Push GS.</text:p>
          </table:table-cell>
        </table:table-row>
        <table:table-row table:style-name="ro1">
          <table:table-cell table:number-columns-repeated="6"/>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table:table-cell table:style-name="ce4" office:value-type="string">
            <text:p>Push EAX, ECX, EDX, EBX, original ESP, EBP, ESI, and EDI.</text:p>
          </table:table-cell>
        </table:table-row>
        <table:table-row table:style-name="ro1">
          <table:table-cell table:number-columns-repeated="6"/>
        </table:table-row>
        <table:table-row table:style-name="ro1">
          <table:table-cell table:style-name="ce4" office:value-type="string">
            <text:p><text:span text:style-name="T1">PREF.66+</text:span> 9C</text:p>
          </table:table-cell>
          <table:table-cell table:style-name="ce4" office:value-type="string">
            <text:p>PUSHF</text:p>
          </table:table-cell>
          <table:table-cell table:number-columns-repeated="2" table:style-name="ce4" office:value-type="string">
            <text:p>V</text:p>
          </table:table-cell>
          <table:table-cell table:style-name="ce4" office:value-type="string">
            <text:p>pushf</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office:value-type="string">
            <text:p>pushfq</text:p>
          </table:table-cell>
          <table:table-cell table:style-name="ce4" office:value-type="string">
            <text:p>Push RFLAGS.</text:p>
          </table:table-cell>
        </table:table-row>
        <table:table-row table:style-name="ro1">
          <table:table-cell table:number-columns-repeated="6"/>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pxor</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pxor</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vpxor</text:p>
          </table:table-cell>
          <table:table-cell table:style-name="ce4" office:value-type="string">
            <text:p>Bitwise XOR of xmm3/m128 and xmm2.</text:p>
          </table:table-cell>
        </table:table-row>
        <table:table-row table:style-name="ro1">
          <table:table-cell table:number-columns-repeated="6"/>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office:value-type="string">
            <text:p>rclw</text:p>
          </table:table-cell>
          <table:table-cell table:style-name="ce4" office:value-type="string">
            <text:p>Rotate 17 bits (CF, <text:span text:style-name="T13">r/m16) left once.</text:span></text:p>
          </table:table-cell>
        </table:table-row>
        <table:table-row table:style-name="ro1">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office:value-type="string">
            <text:p>rclw</text:p>
          </table:table-cell>
          <table:table-cell table:style-name="ce4" office:value-type="string">
            <text:p>Rotate 17 bits (CF, <text:span text:style-name="T13">r/m16) left CL times.</text:span></text:p>
          </table:table-cell>
        </table:table-row>
        <table:table-row table:style-name="ro1">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office:value-type="string">
            <text:p>rclw</text:p>
          </table:table-cell>
          <table:table-cell table:style-name="ce4" office:value-type="string">
            <text:p>Rotate 17 bits (CF, <text:span text:style-name="T13">r/m16) left imm8 times.</text:span></text:p>
          </table:table-cell>
        </table:table-row>
        <table:table-row table:style-name="ro1">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office:value-type="string">
            <text:p>rcll</text:p>
          </table:table-cell>
          <table:table-cell table:style-name="ce4" office:value-type="string">
            <text:p>Rotate 33 bits (CF, <text:span text:style-name="T13">r/m32) left once.</text:span></text:p>
          </table:table-cell>
        </table:table-row>
        <table:table-row table:style-name="ro1">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office:value-type="string">
            <text:p>rclq</text:p>
          </table:table-cell>
          <table:table-cell table:style-name="ce4" office:value-type="string">
            <text:p>Rotate 65 bits (CF, <text:span text:style-name="T13">r/m64) left once. Uses a 6 bit count.</text:span></text:p>
          </table:table-cell>
        </table:table-row>
        <table:table-row table:style-name="ro1">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office:value-type="string">
            <text:p>rcll</text:p>
          </table:table-cell>
          <table:table-cell table:style-name="ce4" office:value-type="string">
            <text:p>Rotate 33 bits (CF, <text:span text:style-name="T13">r/m32) left CL times.</text:span></text:p>
          </table:table-cell>
        </table:table-row>
        <table:table-row table:style-name="ro1">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office:value-type="string">
            <text:p>rclq</text:p>
          </table:table-cell>
          <table:table-cell table:style-name="ce4" office:value-type="string">
            <text:p>Rotate 65 bits (CF, <text:span text:style-name="T13">r/m64) left CL times. Uses a 6 bit count.</text:span></text:p>
          </table:table-cell>
        </table:table-row>
        <table:table-row table:style-name="ro1">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office:value-type="string">
            <text:p>rcll</text:p>
          </table:table-cell>
          <table:table-cell table:style-name="ce4" office:value-type="string">
            <text:p>Rotate 33 bits (CF, <text:span text:style-name="T13">r/m32) left imm8 times.</text:span></text:p>
          </table:table-cell>
        </table:table-row>
        <table:table-row table:style-name="ro1">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office:value-type="string">
            <text:p>rclq</text:p>
          </table:table-cell>
          <table:table-cell table:style-name="ce4" office:value-type="string">
            <text:p>Rotate 65 bits (CF, <text:span text:style-name="T13">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office:value-type="string">
            <text:p>rcrw</text:p>
          </table:table-cell>
          <table:table-cell table:style-name="ce4" office:value-type="string">
            <text:p>Rotate 17 bits (CF, <text:span text:style-name="T13">r/m16) right once.</text:span></text:p>
          </table:table-cell>
        </table:table-row>
        <table:table-row table:style-name="ro1">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office:value-type="string">
            <text:p>rcrw</text:p>
          </table:table-cell>
          <table:table-cell table:style-name="ce4" office:value-type="string">
            <text:p>Rotate 17 bits (CF, <text:span text:style-name="T13">r/m16) right CL times.</text:span></text:p>
          </table:table-cell>
        </table:table-row>
        <table:table-row table:style-name="ro1">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office:value-type="string">
            <text:p>rcrw</text:p>
          </table:table-cell>
          <table:table-cell table:style-name="ce4" office:value-type="string">
            <text:p>Rotate 17 bits (CF, <text:span text:style-name="T13">r/m16) right imm8 times.</text:span></text:p>
          </table:table-cell>
        </table:table-row>
        <table:table-row table:style-name="ro1">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office:value-type="string">
            <text:p>rcrl</text:p>
          </table:table-cell>
          <table:table-cell table:style-name="ce4" office:value-type="string">
            <text:p>Rotate 33 bits (CF, <text:span text:style-name="T13">r/m32) right once. Uses a 6 bit count.</text:span></text:p>
          </table:table-cell>
        </table:table-row>
        <table:table-row table:style-name="ro1">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office:value-type="string">
            <text:p>rcrq</text:p>
          </table:table-cell>
          <table:table-cell table:style-name="ce4" office:value-type="string">
            <text:p>Rotate 65 bits (CF, <text:span text:style-name="T13">r/m64) right once. Uses a 6 bit count.</text:span></text:p>
          </table:table-cell>
        </table:table-row>
        <table:table-row table:style-name="ro1">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office:value-type="string">
            <text:p>rcrl</text:p>
          </table:table-cell>
          <table:table-cell table:style-name="ce4" office:value-type="string">
            <text:p>Rotate 33 bits (CF, <text:span text:style-name="T13">r/m32) right CL times.</text:span></text:p>
          </table:table-cell>
        </table:table-row>
        <table:table-row table:style-name="ro1">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office:value-type="string">
            <text:p>rcrq</text:p>
          </table:table-cell>
          <table:table-cell table:style-name="ce4" office:value-type="string">
            <text:p>Rotate 65 bits (CF, <text:span text:style-name="T13">r/m64) right CL times. Uses a 6 bit count.</text:span></text:p>
          </table:table-cell>
        </table:table-row>
        <table:table-row table:style-name="ro1">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office:value-type="string">
            <text:p>rcrl</text:p>
          </table:table-cell>
          <table:table-cell table:style-name="ce4" office:value-type="string">
            <text:p>Rotate 33 bits (CF, <text:span text:style-name="T13">r/m32) right imm8 times.</text:span></text:p>
          </table:table-cell>
        </table:table-row>
        <table:table-row table:style-name="ro1">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office:value-type="string">
            <text:p>rcrq</text:p>
          </table:table-cell>
          <table:table-cell table:style-name="ce4" office:value-type="string">
            <text:p>Rotate 65 bits (CF, <text:span text:style-name="T13">r/m64) right imm8 times. Uses a 6 bit count.</text:span></text:p>
          </table:table-cell>
        </table:table-row>
        <table:table-row table:style-name="ro1">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office:value-type="string">
            <text:p>rolb</text:p>
          </table:table-cell>
          <table:table-cell table:style-name="ce4" office:value-type="string">
            <text:p>Rotate 8 bits r/m8 <text:span text:style-name="T13">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office:value-type="string">
            <text:p>rolb</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office:value-type="string">
            <text:p>rolw</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office:value-type="string">
            <text:p>rolw</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office:value-type="string">
            <text:p>rolw</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office:value-type="string">
            <text:p>roll</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office:value-type="string">
            <text:p>rolq</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office:value-type="string">
            <text:p>roll</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office:value-type="string">
            <text:p>rolq</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office:value-type="string">
            <text:p>roll</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office:value-type="string">
            <text:p>rolq</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office:value-type="string">
            <text:p>rorw</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office:value-type="string">
            <text:p>rorw</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office:value-type="string">
            <text:p>rorw</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office:value-type="string">
            <text:p>rorl</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office:value-type="string">
            <text:p>rorq</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office:value-type="string">
            <text:p>rorl</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office:value-type="string">
            <text:p>rorq</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office:value-type="string">
            <text:p>rorl</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office:value-type="string">
            <text:p>rorq</text:p>
          </table:table-cell>
          <table:table-cell table:style-name="ce4" office:value-type="string">
            <text:p>Rotate 64 bits r/m64 right imm8 times. Uses a 6 bit count.</text:p>
          </table:table-cell>
        </table:table-row>
        <table:table-row table:style-name="ro1">
          <table:table-cell table:number-columns-repeated="6"/>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rcpps</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vrcpps</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vrcpps</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6"/>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rcpss</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vrcpss</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6"/>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rdfsbase</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rdfsbase</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rdgsbase</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rdgsbase</text:p>
          </table:table-cell>
          <table:table-cell table:style-name="ce4" office:value-type="string">
            <text:p>Load the 64-bit destination register with the GS base address.</text:p>
          </table:table-cell>
        </table:table-row>
        <table:table-row table:style-name="ro1">
          <table:table-cell table:number-columns-repeated="6"/>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office:value-type="string">
            <text:p>rdmsr</text:p>
          </table:table-cell>
          <table:table-cell office:value-type="string">
            <text:p>Read MSR specified by ECX into EDX:EAX.</text:p>
          </table:table-cell>
        </table:table-row>
        <table:table-row table:style-name="ro1">
          <table:table-cell table:number-columns-repeated="6"/>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ce4" office:value-type="string">
            <text:p>rdpmc</text:p>
          </table:table-cell>
          <table:table-cell table:style-name="ce4" office:value-type="string">
            <text:p>Read performance-monitoring counter specified by ECX into EDX:EAX.</text:p>
          </table:table-cell>
        </table:table-row>
        <table:table-row table:style-name="ro1">
          <table:table-cell table:number-columns-repeated="6"/>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table:style-name="ce4" office:value-type="string">
            <text:p>rdrand</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table:style-name="ce4" office:value-type="string">
            <text:p>rdrand</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drand</text:p>
          </table:table-cell>
          <table:table-cell table:style-name="ce4" office:value-type="string">
            <text:p>Read a 64-bit random number and store in the destination register.</text:p>
          </table:table-cell>
        </table:table-row>
        <table:table-row table:style-name="ro1">
          <table:table-cell table:number-columns-repeated="6"/>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office:value-type="string">
            <text:p>rdtsc</text:p>
          </table:table-cell>
          <table:table-cell table:style-name="ce4" office:value-type="string">
            <text:p>Read time-stamp counter into EDX:EAX.</text:p>
          </table:table-cell>
        </table:table-row>
        <table:table-row table:style-name="ro1">
          <table:table-cell table:number-columns-repeated="6"/>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office:value-type="string">
            <text:p>rdtscp</text:p>
          </table:table-cell>
          <table:table-cell table:style-name="ce4" office:value-type="string">
            <text:p>Read 64-bit time-stamp counter and 32-bit IA32_TSC_AUX value into EDX:EAX and ECX.</text:p>
          </table:table-cell>
        </table:table-row>
        <table:table-row table:style-name="ro1">
          <table:table-cell table:number-columns-repeated="6"/>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office:value-type="string">
            <text:p>rep ins</text:p>
          </table:table-cell>
          <table:table-cell table:style-name="ce4" office:value-type="string">
            <text:p>Input (E)CX bytes from port DX into ES:[(E)DI].</text:p>
          </table:table-cell>
        </table:table-row>
        <table:table-row table:style-name="ro1">
          <table:table-cell table:style-name="ce4" office:value-type="string">
            <text:p>F3 <text:span text:style-name="T1">REX.w+</text:span>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office:value-type="string">
            <text:p>rep ins</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office:value-type="string">
            <text:p>rep ins</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office:value-type="string">
            <text:p>rep ins</text:p>
          </table:table-cell>
          <table:table-cell table:style-name="ce4" office:value-type="string">
            <text:p>Input (E)CX doublewords from port DX into ES:[(E)DI].</text:p>
          </table:table-cell>
        </table:table-row>
        <table:table-row table:style-name="ro1">
          <table:table-cell table:style-name="ce4" office:value-type="string">
            <text:p>F3 <text:span text:style-name="T1">REX.w+</text:span> 6D</text:p>
          </table:table-cell>
          <table:table-cell table:style-name="ce4" office:value-type="string">
            <text:p>REP_INS <text:span text:style-name="T1">m32</text:span>, DX</text:p>
          </table:table-cell>
          <table:table-cell table:style-name="ce4" office:value-type="string">
            <text:p>V</text:p>
          </table:table-cell>
          <table:table-cell table:style-name="ce4" office:value-type="string">
            <text:p>NE</text:p>
          </table:table-cell>
          <table:table-cell table:style-name="ce4" office:value-type="string">
            <text:p>rep ins</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office:value-type="string">
            <text:p>rep movs</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office:value-type="string">
            <text:p>rep movs</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office:value-type="string">
            <text:p>rep movs</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office:value-type="string">
            <text:p>rep movs</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office:value-type="string">
            <text:p>rep movs</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text:span text:style-name="T1">m8</text:span></text:p>
          </table:table-cell>
          <table:table-cell table:number-columns-repeated="2" table:style-name="ce4" office:value-type="string">
            <text:p>V</text:p>
          </table:table-cell>
          <table:table-cell table:style-name="ce4" office:value-type="string">
            <text:p>rep outs</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text:span text:style-name="T1">m8</text:span></text:p>
          </table:table-cell>
          <table:table-cell table:style-name="ce4" office:value-type="string">
            <text:p>V</text:p>
          </table:table-cell>
          <table:table-cell table:style-name="ce4" office:value-type="string">
            <text:p>NE</text:p>
          </table:table-cell>
          <table:table-cell table:style-name="ce4" office:value-type="string">
            <text:p>rep outs</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text:span text:style-name="T1">m16</text:span></text:p>
          </table:table-cell>
          <table:table-cell table:number-columns-repeated="2" table:style-name="ce4" office:value-type="string">
            <text:p>V</text:p>
          </table:table-cell>
          <table:table-cell table:style-name="ce4" office:value-type="string">
            <text:p>rep outs</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text:span text:style-name="T1">m32</text:span></text:p>
          </table:table-cell>
          <table:table-cell table:number-columns-repeated="2" table:style-name="ce4" office:value-type="string">
            <text:p>V</text:p>
          </table:table-cell>
          <table:table-cell table:style-name="ce4" office:value-type="string">
            <text:p>rep outs</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text:span text:style-name="T1">m32</text:span></text:p>
          </table:table-cell>
          <table:table-cell table:style-name="ce4" office:value-type="string">
            <text:p>V</text:p>
          </table:table-cell>
          <table:table-cell table:style-name="ce4" office:value-type="string">
            <text:p>NE</text:p>
          </table:table-cell>
          <table:table-cell table:style-name="ce4" office:value-type="string">
            <text:p>rep outs</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office:value-type="string">
            <text:p>rep lods</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office:value-type="string">
            <text:p>rep lods</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office:value-type="string">
            <text:p>rep lods</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office:value-type="string">
            <text:p>rep lods</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office:value-type="string">
            <text:p>rep lods</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office:value-type="string">
            <text:p>rep stos</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office:value-type="string">
            <text:p>rep stos</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office:value-type="string">
            <text:p>rep stos</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office:value-type="string">
            <text:p>rep stos</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office:value-type="string">
            <text:p>rep stos</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office:value-type="string">
            <text:p>repe cmps</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office:value-type="string">
            <text:p>repe cmps</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office:value-type="string">
            <text:p>repe cmps</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office:value-type="string">
            <text:p>repe cmps</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office:value-type="string">
            <text:p>repe cmps</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office:value-type="string">
            <text:p>repe scas</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office:value-type="string">
            <text:p>repe scas</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office:value-type="string">
            <text:p>repe scas</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office:value-type="string">
            <text:p>repe scas</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office:value-type="string">
            <text:p>repe scas</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office:value-type="string">
            <text:p>repne cmps</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office:value-type="string">
            <text:p>repne cmps</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office:value-type="string">
            <text:p>repne cmps</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office:value-type="string">
            <text:p>repne cmps</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office:value-type="string">
            <text:p>repne cmps</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office:value-type="string">
            <text:p>repne scas</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office:value-type="string">
            <text:p>repne scas</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office:value-type="string">
            <text:p>repne scas</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office:value-type="string">
            <text:p>repne scas</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office:value-type="string">
            <text:p>repns scas</text:p>
          </table:table-cell>
          <table:table-cell table:style-name="ce4" office:value-type="string">
            <text:p>Find RAX, starting at [RDI].</text:p>
          </table:table-cell>
        </table:table-row>
        <table:table-row table:style-name="ro1">
          <table:table-cell table:number-columns-repeated="6"/>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office:value-type="string">
            <text:p>retq</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 <text:span text:style-name="T1">far</text:span></text:p>
          </table:table-cell>
          <table:table-cell table:number-columns-repeated="2" table:style-name="ce4" office:value-type="string">
            <text:p>V</text:p>
          </table:table-cell>
          <table:table-cell table:style-name="ce4" office:value-type="string">
            <text:p>lretl</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office:value-type="string">
            <text:p>retq</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 <text:span text:style-name="T1">far</text:span></text:p>
          </table:table-cell>
          <table:table-cell table:number-columns-repeated="2" table:style-name="ce4" office:value-type="string">
            <text:p>V</text:p>
          </table:table-cell>
          <table:table-cell table:style-name="ce4" office:value-type="string">
            <text:p>retq</text:p>
          </table:table-cell>
          <table:table-cell table:style-name="ce4" office:value-type="string">
            <text:p>Far return to calling procedure and pop imm16 bytes from stack.</text:p>
          </table:table-cell>
        </table:table-row>
        <table:table-row table:style-name="ro1">
          <table:table-cell table:number-columns-repeated="6"/>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roundpd</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vroundpd</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vroundpd</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6"/>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roundps</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vroundps</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vroundps</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6"/>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roundsd</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vroundsd</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6"/>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roundss</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vroundss</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6"/>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office:value-type="string">
            <text:p>rsm</text:p>
          </table:table-cell>
          <table:table-cell table:style-name="ce4" office:value-type="string">
            <text:p>Resume operation of interrupted program.</text:p>
          </table:table-cell>
        </table:table-row>
        <table:table-row table:style-name="ro1">
          <table:table-cell table:number-columns-repeated="6"/>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rsqrtps</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vrsqrtps</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vrsqrtps</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6"/>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rsqrtss</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vrsqrtss</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6"/>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office:value-type="string">
            <text:p>sahf</text:p>
          </table:table-cell>
          <table:table-cell table:style-name="ce4" office:value-type="string">
            <text:p>Loads SF, ZF, AF, PF, and CF from AH into EFLAGS register.</text:p>
          </table:table-cell>
        </table:table-row>
        <table:table-row table:style-name="ro1">
          <table:table-cell table:number-columns-repeated="6"/>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office:value-type="string">
            <text:p>sa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office:value-type="string">
            <text:p>sa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office:value-type="string">
            <text:p>sa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office:value-type="string">
            <text:p>sa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office:value-type="string">
            <text:p>sa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office:value-type="string">
            <text:p>sa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office:value-type="string">
            <text:p>salq</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office:value-type="string">
            <text:p>sa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office:value-type="string">
            <text:p>salq</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office:value-type="string">
            <text:p>sarw</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office:value-type="string">
            <text:p>sarw</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office:value-type="string">
            <text:p>sarw</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office:value-type="string">
            <text:p>sarl</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office:value-type="string">
            <text:p>sarq</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office:value-type="string">
            <text:p>sarl</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office:value-type="string">
            <text:p>sarq</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office:value-type="string">
            <text:p>sarl</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office:value-type="string">
            <text:p>sarq</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office:value-type="string">
            <text:p>sh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office:value-type="string">
            <text:p>sh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office:value-type="string">
            <text:p>sh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office:value-type="string">
            <text:p>sh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office:value-type="string">
            <text:p>sh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office:value-type="string">
            <text:p>sh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office:value-type="string">
            <text:p>shlq</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office:value-type="string">
            <text:p>sh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office:value-type="string">
            <text:p>shlq</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office:value-type="string">
            <text:p>shrw</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office:value-type="string">
            <text:p>shrw</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office:value-type="string">
            <text:p>shrw</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office:value-type="string">
            <text:p>shrl</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office:value-type="string">
            <text:p>shrq</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office:value-type="string">
            <text:p>shrl</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office:value-type="string">
            <text:p>shrq</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office:value-type="string">
            <text:p>shrl</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office:value-type="string">
            <text:p>shrq</text:p>
          </table:table-cell>
          <table:table-cell table:style-name="ce4" office:value-type="string">
            <text:p>Unsigned divide r/m32 by 2, imm8 times.</text:p>
          </table:table-cell>
        </table:table-row>
        <table:table-row table:style-name="ro1">
          <table:table-cell table:number-columns-repeated="6"/>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office:value-type="string">
            <text:p>sbbb</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office:value-type="string">
            <text:p>sbbw</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office:value-type="string">
            <text:p>sbbl</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office:value-type="string">
            <text:p>sbbq</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3"/>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office:value-type="string">
            <text:p>scas</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office:value-type="string">
            <text:p>scas</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office:value-type="string">
            <text:p>scas</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office:value-type="string">
            <text:p>scas</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office:value-type="string">
            <text:p>scasb</text:p>
          </table:table-cell>
          <table:table-cell table:style-name="ce4" office:value-type="string">
            <text:p>Compare AL with byte at ES:(E)DI or RDI then set status flags.</text:p>
          </table:table-cell>
        </table:table-row>
        <table:table-row table:style-name="ro1">
          <table:table-cell table:style-name="ce4" office:value-type="string">
            <text:p><text:span text:style-name="T1">PREF.66+</text:span> AF</text:p>
          </table:table-cell>
          <table:table-cell table:style-name="ce4" office:value-type="string">
            <text:p>SCASW</text:p>
          </table:table-cell>
          <table:table-cell table:number-columns-repeated="2" table:style-name="ce4" office:value-type="string">
            <text:p>V</text:p>
          </table:table-cell>
          <table:table-cell table:style-name="ce4" office:value-type="string">
            <text:p>scasw</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office:value-type="string">
            <text:p>scasl</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office:value-type="string">
            <text:p>scasq</text:p>
          </table:table-cell>
          <table:table-cell table:style-name="ce4" office:value-type="string">
            <text:p>Compare RAX with quadword at RDI or EDI then set status flags.</text:p>
          </table:table-cell>
        </table:table-row>
        <table:table-row table:style-name="ro1">
          <table:table-cell table:number-columns-repeated="6"/>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office:value-type="string">
            <text:p>sete</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office:value-type="string">
            <text:p>sete</text:p>
          </table:table-cell>
          <table:table-cell table:style-name="ce4" office:value-type="string">
            <text:p>Set byte if zero (ZF=1).</text:p>
          </table:table-cell>
        </table:table-row>
        <table:table-row table:style-name="ro1">
          <table:table-cell table:number-columns-repeated="2"/>
          <table:table-cell table:style-name="ce4" table:number-columns-repeated="3"/>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office:value-type="string">
            <text:p>sfence</text:p>
          </table:table-cell>
          <table:table-cell table:style-name="ce4" office:value-type="string">
            <text:p>Serializes store operations.</text:p>
          </table:table-cell>
        </table:table-row>
        <table:table-row table:style-name="ro1">
          <table:table-cell table:number-columns-repeated="6"/>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office:value-type="string">
            <text:p>sgdt</text:p>
          </table:table-cell>
          <table:table-cell office:value-type="string">
            <text:p>Store GDTR to m.</text:p>
          </table:table-cell>
        </table:table-row>
        <table:table-row table:style-name="ro1">
          <table:table-cell table:number-columns-repeated="6"/>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office:value-type="string">
            <text:p>shldw</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office:value-type="string">
            <text:p>shldw</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office:value-type="string">
            <text:p>shldl</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office:value-type="string">
            <text:p>shldq</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office:value-type="string">
            <text:p>shldl</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office:value-type="string">
            <text:p>shldq</text:p>
          </table:table-cell>
          <table:table-cell table:style-name="ce4" office:value-type="string">
            <text:p>Shift r/m64 to left CL places while shifting bits from r64 in from the right.</text:p>
          </table:table-cell>
        </table:table-row>
        <table:table-row table:style-name="ro1">
          <table:table-cell table:number-columns-repeated="6"/>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office:value-type="string">
            <text:p>shrdw</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office:value-type="string">
            <text:p>shrdw</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office:value-type="string">
            <text:p>shrdl</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office:value-type="string">
            <text:p>shrdq</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office:value-type="string">
            <text:p>shrdl</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office:value-type="string">
            <text:p>shrdq</text:p>
          </table:table-cell>
          <table:table-cell table:style-name="ce4" office:value-type="string">
            <text:p>Shift r/m64 to right CL places while shifting bits from r64 in from the left.</text:p>
          </table:table-cell>
        </table:table-row>
        <table:table-row table:style-name="ro1">
          <table:table-cell table:number-columns-repeated="6"/>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hufpd</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vshufpd</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vshufpd</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6"/>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hufps</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vshufps</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vshufps</text:p>
          </table:table-cell>
          <table:table-cell table:style-name="ce4" office:value-type="string">
            <text:p>Shuffle Packed single-precision floating-point values selected by imm8 from ymm2 and ymm3/mem.</text:p>
          </table:table-cell>
        </table:table-row>
        <table:table-row table:style-name="ro1">
          <table:table-cell table:number-columns-repeated="6"/>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office:value-type="string">
            <text:p>sidt</text:p>
          </table:table-cell>
          <table:table-cell table:style-name="ce4" office:value-type="string">
            <text:p>Store IDTR to m.</text:p>
          </table:table-cell>
        </table:table-row>
        <table:table-row table:style-name="ro1">
          <table:table-cell table:number-columns-repeated="6"/>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office:value-type="string">
            <text:p>sldtw</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office:value-type="string">
            <text:p>sldtq</text:p>
          </table:table-cell>
          <table:table-cell table:style-name="ce4" office:value-type="string">
            <text:p>Stores segment selector from LDTR in r64/m16.</text:p>
          </table:table-cell>
        </table:table-row>
        <table:table-row table:style-name="ro1">
          <table:table-cell table:number-columns-repeated="6"/>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office:value-type="string">
            <text:p>smsww</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office:value-type="string">
            <text:p>smswl</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office:value-type="string">
            <text:p>smswq</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6"/>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sqrtpd</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vsqrtpd</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 /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vsqrtpd</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6"/>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sqrtps</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vsqrtps</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 /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vsqrtps</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6"/>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sqrtsd</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 /r</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vsqrtsd</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6"/>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sqrtss</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vsqrtss</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6"/>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office:value-type="string">
            <text:p>stc</text:p>
          </table:table-cell>
          <table:table-cell table:style-name="ce4" office:value-type="string">
            <text:p>Set CF flag.</text:p>
          </table:table-cell>
        </table:table-row>
        <table:table-row table:style-name="ro1">
          <table:table-cell table:number-columns-repeated="6"/>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office:value-type="string">
            <text:p>std</text:p>
          </table:table-cell>
          <table:table-cell table:style-name="ce4" office:value-type="string">
            <text:p>Set DF flag.</text:p>
          </table:table-cell>
        </table:table-row>
        <table:table-row table:style-name="ro1">
          <table:table-cell table:number-columns-repeated="6"/>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office:value-type="string">
            <text:p>sti</text:p>
          </table:table-cell>
          <table:table-cell table:style-name="ce4" office:value-type="string">
            <text:p>Set interrupt flag; external, maskable interrupts enabled at the end of the next instruction.</text:p>
          </table:table-cell>
        </table:table-row>
        <table:table-row table:style-name="ro1">
          <table:table-cell table:number-columns-repeated="6"/>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tmxcsr</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vstmxcsr</text:p>
          </table:table-cell>
          <table:table-cell table:style-name="ce4" office:value-type="string">
            <text:p>Store contents of MXCSR register to m32.</text:p>
          </table:table-cell>
        </table:table-row>
        <table:table-row table:style-name="ro1">
          <table:table-cell table:number-columns-repeated="6"/>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office:value-type="string">
            <text:p>stos</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office:value-type="string">
            <text:p>stos</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office:value-type="string">
            <text:p>stos</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office:value-type="string">
            <text:p>stos</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office:value-type="string">
            <text:p>stosb</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text:span text:style-name="T1">PREF.66+</text:span> AB</text:p>
          </table:table-cell>
          <table:table-cell table:style-name="ce4" office:value-type="string">
            <text:p>STOSW</text:p>
          </table:table-cell>
          <table:table-cell table:number-columns-repeated="2" table:style-name="ce4" office:value-type="string">
            <text:p>V</text:p>
          </table:table-cell>
          <table:table-cell table:style-name="ce4" office:value-type="string">
            <text:p>stosw</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office:value-type="string">
            <text:p>stosl</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office:value-type="string">
            <text:p>stosq</text:p>
          </table:table-cell>
          <table:table-cell table:style-name="ce4" office:value-type="string">
            <text:p>Store RAX at address RDI or EDI.</text:p>
          </table:table-cell>
        </table:table-row>
        <table:table-row table:style-name="ro1">
          <table:table-cell table:number-columns-repeated="6"/>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office:value-type="string">
            <text:p>str</text:p>
          </table:table-cell>
          <table:table-cell table:style-name="ce4" office:value-type="string">
            <text:p>Stores segment selector from TR in r/m16.</text:p>
          </table:table-cell>
        </table:table-row>
        <table:table-row table:style-name="ro1">
          <table:table-cell table:number-columns-repeated="6"/>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office:value-type="string">
            <text:p>subb</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64</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office:value-type="string">
            <text:p>subw</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office:value-type="string">
            <text:p>subl</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office:value-type="string">
            <text:p>subq</text:p>
          </table:table-cell>
          <table:table-cell table:style-name="ce4" office:value-type="string">
            <text:p>Subtract r/m64 from r64.</text:p>
          </table:table-cell>
        </table:table-row>
        <table:table-row table:style-name="ro1">
          <table:table-cell table:number-columns-repeated="6"/>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ubpd</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 xmm2, xmm3/m128</text:p>
          </table:table-cell>
          <table:table-cell table:number-columns-repeated="2" table:style-name="ce4" office:value-type="string">
            <text:p>V</text:p>
          </table:table-cell>
          <table:table-cell table:style-name="ce4" office:value-type="string">
            <text:p>vsubpd</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vsubpd</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6"/>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ubps</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 xmm2, xmm3/m128</text:p>
          </table:table-cell>
          <table:table-cell table:number-columns-repeated="2" table:style-name="ce4" office:value-type="string">
            <text:p>V</text:p>
          </table:table-cell>
          <table:table-cell table:style-name="ce4" office:value-type="string">
            <text:p>vsubps</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vsubps</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6"/>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ubsd</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 xmm2, xmm3/m64</text:p>
          </table:table-cell>
          <table:table-cell table:number-columns-repeated="2" table:style-name="ce4" office:value-type="string">
            <text:p>V</text:p>
          </table:table-cell>
          <table:table-cell table:style-name="ce4" office:value-type="string">
            <text:p>vsubsd</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6"/>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ubss</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 xmm2, xmm3/m32</text:p>
          </table:table-cell>
          <table:table-cell table:number-columns-repeated="2" table:style-name="ce4" office:value-type="string">
            <text:p>V</text:p>
          </table:table-cell>
          <table:table-cell table:style-name="ce4" office:value-type="string">
            <text:p>vsubss</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6"/>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office:value-type="string">
            <text:p>swapgs</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6"/>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office:value-type="string">
            <text:p>syscall</text:p>
          </table:table-cell>
          <table:table-cell table:style-name="ce4" office:value-type="string">
            <text:p>Fast call to privilege level 0 system procedures.</text:p>
          </table:table-cell>
        </table:table-row>
        <table:table-row table:style-name="ro1">
          <table:table-cell table:number-columns-repeated="6"/>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office:value-type="string">
            <text:p>sysenter</text:p>
          </table:table-cell>
          <table:table-cell table:style-name="ce4" office:value-type="string">
            <text:p>Fast call to privilege level 0 system procedures.</text:p>
          </table:table-cell>
        </table:table-row>
        <table:table-row table:style-name="ro1">
          <table:table-cell table:number-columns-repeated="6"/>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office:value-type="string">
            <text:p>sysexit</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 <text:span text:style-name="T1">pw</text:span></text:p>
          </table:table-cell>
          <table:table-cell table:number-columns-repeated="2" table:style-name="ce4" office:value-type="string">
            <text:p>V</text:p>
          </table:table-cell>
          <table:table-cell table:style-name="ce4" office:value-type="string">
            <text:p>sysexit</text:p>
          </table:table-cell>
          <table:table-cell table:style-name="ce4" office:value-type="string">
            <text:p>Fast return to 64-bit mode privilege level 3 user code.</text:p>
          </table:table-cell>
        </table:table-row>
        <table:table-row table:style-name="ro1">
          <table:table-cell table:number-columns-repeated="6"/>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office:value-type="string">
            <text:p>sysret</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 <text:span text:style-name="T1">pw</text:span></text:p>
          </table:table-cell>
          <table:table-cell table:style-name="ce4" office:value-type="string">
            <text:p>V</text:p>
          </table:table-cell>
          <table:table-cell table:style-name="ce4" office:value-type="string">
            <text:p>I</text:p>
          </table:table-cell>
          <table:table-cell table:style-name="ce4" office:value-type="string">
            <text:p>sysret</text:p>
          </table:table-cell>
          <table:table-cell table:style-name="ce4" office:value-type="string">
            <text:p>Return to 64-bit mode from fast system call</text:p>
          </table:table-cell>
        </table:table-row>
        <table:table-row table:style-name="ro1">
          <table:table-cell table:number-columns-repeated="6"/>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office:value-type="string">
            <text:p>testb</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office:value-type="string">
            <text:p>testw</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office:value-type="string">
            <text:p>testl</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office:value-type="string">
            <text:p>testq</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office:value-type="string">
            <text:p>testw</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office:value-type="string">
            <text:p>testl</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office:value-type="string">
            <text:p>testq</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office:value-type="string">
            <text:p>testw</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office:value-type="string">
            <text:p>testl</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office:value-type="string">
            <text:p>testq</text:p>
          </table:table-cell>
          <table:table-cell table:style-name="ce4" office:value-type="string">
            <text:p>AND r64 with r/m64; set SF, ZF, PF according to result.</text:p>
          </table:table-cell>
        </table:table-row>
        <table:table-row table:style-name="ro1">
          <table:table-cell table:number-columns-repeated="6"/>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ucomisd</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vu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6"/>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ucomiss</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vu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6"/>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office:value-type="string">
            <text:p>ud2</text:p>
          </table:table-cell>
          <table:table-cell table:style-name="ce4" office:value-type="string">
            <text:p>Raise invalid opcode exception.</text:p>
          </table:table-cell>
        </table:table-row>
        <table:table-row table:style-name="ro1">
          <table:table-cell table:number-columns-repeated="6"/>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unpckhpd</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 xmm2, xmm3/m128</text:p>
          </table:table-cell>
          <table:table-cell table:number-columns-repeated="2" table:style-name="ce4" office:value-type="string">
            <text:p>V</text:p>
          </table:table-cell>
          <table:table-cell table:style-name="ce4" office:value-type="string">
            <text:p>vunpckhpd</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 ymm2, ymm3/m256</text:p>
          </table:table-cell>
          <table:table-cell table:number-columns-repeated="2" table:style-name="ce4" office:value-type="string">
            <text:p>V</text:p>
          </table:table-cell>
          <table:table-cell table:style-name="ce4" office:value-type="string">
            <text:p>vunpckhpd</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6"/>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unpckhps</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 xmm2, xmm3/m128</text:p>
          </table:table-cell>
          <table:table-cell table:number-columns-repeated="2" table:style-name="ce4" office:value-type="string">
            <text:p>V</text:p>
          </table:table-cell>
          <table:table-cell table:style-name="ce4" office:value-type="string">
            <text:p>vunpckhps</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 ymm2,ymm3/m256</text:p>
          </table:table-cell>
          <table:table-cell table:number-columns-repeated="2" table:style-name="ce4" office:value-type="string">
            <text:p>V</text:p>
          </table:table-cell>
          <table:table-cell table:style-name="ce4" office:value-type="string">
            <text:p>vunpckhps</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6"/>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unpcklpd</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 xmm2, xmm3/m128</text:p>
          </table:table-cell>
          <table:table-cell table:number-columns-repeated="2" table:style-name="ce4" office:value-type="string">
            <text:p>V</text:p>
          </table:table-cell>
          <table:table-cell table:style-name="ce4" office:value-type="string">
            <text:p>vunpcklpd</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 ymm2, ymm3/m256</text:p>
          </table:table-cell>
          <table:table-cell table:number-columns-repeated="2" table:style-name="ce4" office:value-type="string">
            <text:p>V</text:p>
          </table:table-cell>
          <table:table-cell table:style-name="ce4" office:value-type="string">
            <text:p>vunpcklpd</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6"/>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unpcklps</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 xmm2, xmm3/m128</text:p>
          </table:table-cell>
          <table:table-cell table:number-columns-repeated="2" table:style-name="ce4" office:value-type="string">
            <text:p>V</text:p>
          </table:table-cell>
          <table:table-cell table:style-name="ce4" office:value-type="string">
            <text:p>vunpcklps</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 ymm2,ymm3/m256</text:p>
          </table:table-cell>
          <table:table-cell table:number-columns-repeated="2" table:style-name="ce4" office:value-type="string">
            <text:p>V</text:p>
          </table:table-cell>
          <table:table-cell table:style-name="ce4" office:value-type="string">
            <text:p>vunpcklps</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6"/>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vbroadcastss</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vbroadcastss</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vbroadcastsd</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vbroadcastf128</text:p>
          </table:table-cell>
          <table:table-cell table:style-name="ce4" office:value-type="string">
            <text:p>Broadcast 128 bits of floating-point data in mem to low and high 128-bits in ymm1.</text:p>
          </table:table-cell>
        </table:table-row>
        <table:table-row table:style-name="ro1">
          <table:table-cell table:number-columns-repeated="6"/>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vcvtph2ps</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vcvtph2ps</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6"/>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vcvtps2ph</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vcvtps2ph</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6"/>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office:value-type="string">
            <text:p>verr</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office:value-type="string">
            <text:p>verw</text:p>
          </table:table-cell>
          <table:table-cell table:style-name="ce4" office:value-type="string">
            <text:p>Set ZF=1 if segment specified with r/m16 can be written.</text:p>
          </table:table-cell>
        </table:table-row>
        <table:table-row table:style-name="ro1">
          <table:table-cell table:number-columns-repeated="6"/>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vextractf128</text:p>
          </table:table-cell>
          <table:table-cell table:style-name="ce4" office:value-type="string">
            <text:p>Extract 128 bits of packed floating-point values from ymm2 and store results in xmm1/mem.</text:p>
          </table:table-cell>
        </table:table-row>
        <table:table-row table:style-name="ro1">
          <table:table-cell table:number-columns-repeated="6"/>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vinsertf128</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6"/>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vmaskmovps</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vmaskmovps</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vmaskmovpd</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vmaskmovpd</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vmaskmovps</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vmaskmovps</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vmaskmovpd</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vmaskmovpd</text:p>
          </table:table-cell>
          <table:table-cell table:style-name="ce4" office:value-type="string">
            <text:p>Conditionally store packed double-precision values from ymm2 using mask in ymm1.</text:p>
          </table:table-cell>
        </table:table-row>
        <table:table-row table:style-name="ro1">
          <table:table-cell table:number-columns-repeated="6"/>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vpermilpd</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vpermilpd</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vpermilpd</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vpermilpd</text:p>
          </table:table-cell>
          <table:table-cell table:style-name="ce4" office:value-type="string">
            <text:p>Permute double-precision floating-point values in ymm2/mem using controls from imm8.</text:p>
          </table:table-cell>
        </table:table-row>
        <table:table-row table:style-name="ro1">
          <table:table-cell table:number-columns-repeated="6"/>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vpermilps</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vpermilps</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vpermilps</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vpermilps</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6"/>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vperm2f128</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6"/>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6"/>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vzeroall</text:p>
          </table:table-cell>
          <table:table-cell table:style-name="ce4" office:value-type="string">
            <text:p>Zero all YMM registers.</text:p>
          </table:table-cell>
        </table:table-row>
        <table:table-row table:style-name="ro1">
          <table:table-cell table:number-columns-repeated="6"/>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vzeroupper</text:p>
          </table:table-cell>
          <table:table-cell table:style-name="ce4" office:value-type="string">
            <text:p>Zero upper 128 bits of all YMM registers.</text:p>
          </table:table-cell>
        </table:table-row>
        <table:table-row table:style-name="ro1">
          <table:table-cell table:number-columns-repeated="6"/>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office:value-type="string">
            <text:p>wait</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office:value-type="string">
            <text:p>fwait</text:p>
          </table:table-cell>
          <table:table-cell table:style-name="ce4" office:value-type="string">
            <text:p>Check pending unmasked floating-point exceptions.</text:p>
          </table:table-cell>
        </table:table-row>
        <table:table-row table:style-name="ro1">
          <table:table-cell table:number-columns-repeated="6"/>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office:value-type="string">
            <text:p>wbinvd</text:p>
          </table:table-cell>
          <table:table-cell table:style-name="ce4" office:value-type="string">
            <text:p>Write back and flush Internal caches; initiate writing-back and flushing of external caches.</text:p>
          </table:table-cell>
        </table:table-row>
        <table:table-row table:style-name="ro1">
          <table:table-cell table:number-columns-repeated="6"/>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wrfsbase</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wrfsbase</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wrfsbase</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wrfsbase</text:p>
          </table:table-cell>
          <table:table-cell table:style-name="ce4" office:value-type="string">
            <text:p>Load the GS base address with the 64-bit value in the source register.</text:p>
          </table:table-cell>
        </table:table-row>
        <table:table-row table:style-name="ro1">
          <table:table-cell table:number-columns-repeated="6"/>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office:value-type="string">
            <text:p>wrmsr</text:p>
          </table:table-cell>
          <table:table-cell table:style-name="ce4" office:value-type="string">
            <text:p>Write the value in EDX:EAX to MSR specified by ECX.</text:p>
          </table:table-cell>
        </table:table-row>
        <table:table-row table:style-name="ro1">
          <table:table-cell table:number-columns-repeated="6"/>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office:value-type="string">
            <text:p>xaddw</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office:value-type="string">
            <text:p>xaddl</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office:value-type="string">
            <text:p>xaddq</text:p>
          </table:table-cell>
          <table:table-cell table:style-name="ce4" office:value-type="string">
            <text:p>Exchange r64 and r/m64; load sum into r/m64.</text:p>
          </table:table-cell>
        </table:table-row>
        <table:table-row table:style-name="ro1">
          <table:table-cell table:number-columns-repeated="6"/>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office:value-type="string">
            <text:p>xchgw</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office:value-type="string">
            <text:p>xchgw</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office:value-type="string">
            <text:p>xchgl</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office:value-type="string">
            <text:p>xchgq</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office:value-type="string">
            <text:p>xchgl</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office:value-type="string">
            <text:p>xchgq</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office:value-type="string">
            <text:p>xchgw</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office:value-type="string">
            <text:p>xchgw</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office:value-type="string">
            <text:p>xchgl</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office:value-type="string">
            <text:p>xchgq</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office:value-type="string">
            <text:p>xchgl</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office:value-type="string">
            <text:p>xchgq</text:p>
          </table:table-cell>
          <table:table-cell table:style-name="ce4" office:value-type="string">
            <text:p>Exchange quadword from r/m64 with r64.</text:p>
          </table:table-cell>
        </table:table-row>
        <table:table-row table:style-name="ro1">
          <table:table-cell table:number-columns-repeated="6"/>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office:value-type="string">
            <text:p>xgetbv</text:p>
          </table:table-cell>
          <table:table-cell table:style-name="ce4" office:value-type="string">
            <text:p>Reads an XCR specified by ECX into EDX:EAX.</text:p>
          </table:table-cell>
        </table:table-row>
        <table:table-row table:style-name="ro1">
          <table:table-cell table:number-columns-repeated="6"/>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office:value-type="string">
            <text:p>xlat</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office:value-type="string">
            <text:p>xlatb</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office:value-type="string">
            <text:p>xlatb</text:p>
          </table:table-cell>
          <table:table-cell table:style-name="ce4" office:value-type="string">
            <text:p>Set AL to memory byte [RBX + unsigned AL].</text:p>
          </table:table-cell>
        </table:table-row>
        <table:table-row table:style-name="ro1">
          <table:table-cell table:number-columns-repeated="6"/>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office:value-type="string">
            <text:p>xorb</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office:value-type="string">
            <text:p>xorw</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office:value-type="string">
            <text:p>xorl</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office:value-type="string">
            <text:p>xorw</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office:value-type="string">
            <text:p>xorl</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office:value-type="string">
            <text:p>xorw</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office:value-type="string">
            <text:p>xorl</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office:value-type="string">
            <text:p>xorw</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office:value-type="string">
            <text:p>xorl</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office:value-type="string">
            <text:p>xorw</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office:value-type="string">
            <text:p>xorl</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office:value-type="string">
            <text:p>xorq</text:p>
          </table:table-cell>
          <table:table-cell table:style-name="ce4" office:value-type="string">
            <text:p>r64 XOR r/m64.</text:p>
          </table:table-cell>
        </table:table-row>
        <table:table-row table:style-name="ro1">
          <table:table-cell table:number-columns-repeated="6"/>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xorpd</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 xmm2, xmm3/m128</text:p>
          </table:table-cell>
          <table:table-cell table:number-columns-repeated="2" table:style-name="ce4" office:value-type="string">
            <text:p>V</text:p>
          </table:table-cell>
          <table:table-cell table:style-name="ce4" office:value-type="string">
            <text:p>vxorpd</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vxorpd</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6"/>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xorps</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 xmm2, xmm3/m128</text:p>
          </table:table-cell>
          <table:table-cell table:number-columns-repeated="2" table:style-name="ce4" office:value-type="string">
            <text:p>V</text:p>
          </table:table-cell>
          <table:table-cell table:style-name="ce4" office:value-type="string">
            <text:p>vxorps</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vxorps</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6"/>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office:value-type="string">
            <text:p>xrstor</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office:value-type="string">
            <text:p>xrsotr64</text:p>
          </table:table-cell>
          <table:table-cell table:style-name="ce4" office:value-type="string">
            <text:p>Restore processor extended states from memory. The states are specified by EDX:EAX</text:p>
          </table:table-cell>
        </table:table-row>
        <table:table-row table:style-name="ro1">
          <table:table-cell table:number-columns-repeated="6"/>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office:value-type="string">
            <text:p>xsave</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office:value-type="string">
            <text:p>xsave64</text:p>
          </table:table-cell>
          <table:table-cell table:style-name="ce4" office:value-type="string">
            <text:p>Save processor extended states to memory. The states are specified by EDX:EAX</text:p>
          </table:table-cell>
        </table:table-row>
        <table:table-row table:style-name="ro1">
          <table:table-cell table:number-columns-repeated="6"/>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xsaveopt</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xsaveopt64</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6"/>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office:value-type="string">
            <text:p>xsetbv</text:p>
          </table:table-cell>
          <table:table-cell table:style-name="ce4" office:value-type="string">
            <text:p>Write the value in EDX:EAX to the XCR specified by ECX.</text:p>
          </table:table-cell>
        </table:table-row>
        <table:table-row table:style-name="ro1" table:number-rows-repeated="1046177">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6">00/00/0000</text:date>, <text:time style:data-style-name="N2" text:time-value="0000-00-00T13:5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26T14:00:39</dc:date>
    <meta:editing-duration>P2DT16H36M33S</meta:editing-duration>
    <meta:editing-cycles>216</meta:editing-cycles>
    <meta:generator>LibreOffice/3.6$MacOSX_x86 LibreOffice_project/e29a214-2bbed72-0621de6-a97528c-8f066d</meta:generator>
    <meta:document-statistic meta:table-count="1" meta:cell-count="11803" meta:object-count="0"/>
  </office:meta>
</office:document-meta>
</file>